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cm" fo:min-width="2.294cm"/>
    </style:style>
    <style:style style:name="gr2" style:family="graphic" style:parent-style-name="standard">
      <style:graphic-properties draw:stroke="none" draw:fill="solid" draw:fill-color="#000000" draw:textarea-horizontal-align="justify" draw:textarea-vertical-align="middle" draw:auto-grow-height="false" fo:min-height="2.29cm" fo:min-width="2.294cm" draw:shadow="hidden"/>
    </style:style>
    <style:style style:name="gr3" style:family="graphic" style:parent-style-name="standard">
      <style:graphic-properties draw:marker-end="Symmetric_20_Arrow" draw:textarea-horizontal-align="justify" draw:textarea-vertical-align="middle" draw:auto-grow-height="false" fo:min-height="4.449cm" fo:min-width="3.31cm"/>
    </style:style>
    <style:style style:name="gr4" style:family="graphic" style:parent-style-name="standard">
      <style:graphic-properties draw:stroke="none" draw:marker-end="Symmetric_20_Arrow" draw:fill="solid" draw:fill-color="#000000" draw:textarea-horizontal-align="justify" draw:textarea-vertical-align="middle" draw:auto-grow-height="false" fo:min-height="4.449cm" fo:min-width="3.31cm" draw:shadow="hidden"/>
    </style:style>
    <style:style style:name="gr5" style:family="graphic" style:parent-style-name="standard">
      <style:graphic-properties draw:textarea-horizontal-align="justify" draw:textarea-vertical-align="middle" draw:auto-grow-height="false" fo:min-height="1.656cm" fo:min-width="1.914cm" draw:shadow="hidden"/>
    </style:style>
    <style:style style:name="gr6" style:family="graphic" style:parent-style-name="standard">
      <style:graphic-properties draw:stroke="none" draw:fill="solid" draw:fill-color="#000000" draw:textarea-horizontal-align="justify" draw:textarea-vertical-align="middle" draw:auto-grow-height="false" fo:min-height="1.656cm" fo:min-width="1.914cm" draw:shadow="hidden"/>
    </style:style>
    <style:style style:name="gr7" style:family="graphic" style:parent-style-name="standard">
      <style:graphic-properties draw:textarea-horizontal-align="justify" draw:textarea-vertical-align="middle" draw:auto-grow-height="false" fo:min-height="1.783cm" fo:min-width="1.533cm" draw:shadow="hidden"/>
    </style:style>
    <style:style style:name="gr8" style:family="graphic" style:parent-style-name="standard">
      <style:graphic-properties draw:stroke="none" draw:fill="solid" draw:fill-color="#000000" draw:textarea-horizontal-align="justify" draw:textarea-vertical-align="middle" draw:auto-grow-height="false" fo:min-height="1.783cm" fo:min-width="1.533cm" draw:shadow="hidden"/>
    </style:style>
    <style:style style:name="gr9" style:family="graphic" style:parent-style-name="standard">
      <style:graphic-properties draw:stroke="none" draw:fill="solid" draw:fill-color="#000000" draw:textarea-horizontal-align="center" draw:textarea-vertical-align="middle" fo:min-height="0.24cm" draw:shadow="hidden"/>
    </style:style>
    <style:style style:name="gr10" style:family="graphic" style:parent-style-name="standard">
      <style:graphic-properties draw:stroke="none" draw:fill="solid" draw:fill-color="#000000" draw:textarea-horizontal-align="center" draw:textarea-vertical-align="middle" fo:min-height="0.113cm" draw:shadow="hidden"/>
    </style:style>
    <style:style style:name="gr11" style:family="graphic" style:parent-style-name="standard">
      <style:graphic-properties draw:stroke="none" draw:fill="none" fo:min-height="0.239cm"/>
      <style:paragraph-properties style:writing-mode="lr-tb"/>
    </style:style>
    <style:style style:name="gr12" style:family="graphic" style:parent-style-name="standard">
      <style:graphic-properties draw:stroke="none" draw:fill="solid" draw:fill-color="#000000" draw:textarea-horizontal-align="center" draw:textarea-vertical-align="middle" fo:min-height="0.023cm" draw:shadow="hidden"/>
    </style:style>
    <style:style style:name="gr13" style:family="graphic" style:parent-style-name="standard">
      <style:graphic-properties draw:stroke="none" draw:fill="solid" draw:fill-color="#000000" draw:textarea-horizontal-align="center" draw:textarea-vertical-align="middle" fo:min-height="0cm" draw:shadow="hidden"/>
    </style:style>
    <style:style style:name="gr14" style:family="graphic" style:parent-style-name="standard">
      <style:graphic-properties draw:textarea-horizontal-align="justify" draw:textarea-vertical-align="middle" draw:auto-grow-height="false" fo:min-height="3.687cm" fo:min-width="0.643cm"/>
    </style:style>
    <style:style style:name="gr15" style:family="graphic" style:parent-style-name="standard">
      <style:graphic-properties draw:stroke="none" draw:fill="solid" draw:fill-color="#000000" draw:textarea-horizontal-align="justify" draw:textarea-vertical-align="middle" draw:auto-grow-height="false" fo:min-height="3.687cm" fo:min-width="0.643cm" draw:shadow="hidden"/>
    </style:style>
    <style:style style:name="gr16" style:family="graphic" style:parent-style-name="standard">
      <style:graphic-properties draw:stroke="none" draw:fill="solid" draw:fill-color="#000000" draw:textarea-horizontal-align="center" draw:textarea-vertical-align="middle" fo:min-height="0.477cm" draw:shadow="hidden"/>
    </style:style>
    <style:style style:name="gr17" style:family="graphic" style:parent-style-name="standard">
      <style:graphic-properties draw:stroke="none" svg:stroke-color="#000000" draw:fill="none" draw:fill-color="#ffffff" fo:min-height="0.712cm"/>
      <style:paragraph-properties style:writing-mode="lr-tb"/>
    </style:style>
    <style:style style:name="gr18" style:family="graphic" style:parent-style-name="objectwithoutfill">
      <style:graphic-properties draw:fill="solid" draw:textarea-vertical-align="middle"/>
    </style:style>
    <style:style style:name="gr19" style:family="graphic" style:parent-style-name="standard">
      <style:graphic-properties draw:textarea-horizontal-align="justify" draw:textarea-vertical-align="middle" draw:auto-grow-height="false" fo:min-height="0.509cm" fo:min-width="0.19cm"/>
      <style:paragraph-properties style:writing-mode="lr-tb"/>
    </style:style>
    <style:style style:name="gr20" style:family="graphic" style:parent-style-name="standard">
      <style:graphic-properties draw:textarea-horizontal-align="justify" draw:textarea-vertical-align="middle" draw:auto-grow-height="false" fo:min-height="0.29cm" fo:min-width="0.489cm" draw:shadow="hidden"/>
    </style:style>
    <style:style style:name="gr21" style:family="graphic" style:parent-style-name="standard">
      <style:graphic-properties draw:stroke="none" draw:fill="solid" draw:fill-color="#000000" draw:textarea-horizontal-align="justify" draw:textarea-vertical-align="middle" draw:auto-grow-height="false" fo:min-height="0.29cm" fo:min-width="0.489cm" draw:shadow="hidden"/>
    </style:style>
    <style:style style:name="gr22" style:family="graphic" style:parent-style-name="standard">
      <style:graphic-properties draw:textarea-horizontal-align="justify" draw:textarea-vertical-align="middle" draw:auto-grow-height="false" fo:min-height="0.199cm" fo:min-width="0.669cm"/>
      <style:paragraph-properties style:writing-mode="lr-tb"/>
    </style:style>
    <style:style style:name="gr23" style:family="graphic" style:parent-style-name="standard">
      <style:graphic-properties draw:stroke="none" draw:stroke-dash="Long_20_Dash" svg:stroke-color="#000000" draw:fill="solid" draw:fill-color="#000000" draw:textarea-horizontal-align="center" draw:textarea-vertical-align="middle" fo:min-height="0.477cm" draw:shadow="hidden"/>
    </style:style>
    <style:style style:name="gr24" style:family="graphic" style:parent-style-name="standard">
      <style:graphic-properties draw:textarea-horizontal-align="justify" draw:textarea-vertical-align="middle" draw:auto-grow-height="false" fo:min-height="0.306cm" fo:min-width="0.008cm" draw:shadow="hidden"/>
    </style:style>
    <style:style style:name="gr25" style:family="graphic" style:parent-style-name="standard">
      <style:graphic-properties draw:stroke="none" draw:fill="solid" draw:fill-color="#000000" draw:textarea-horizontal-align="justify" draw:textarea-vertical-align="middle" draw:auto-grow-height="false" fo:min-height="0.306cm" fo:min-width="0.008cm" draw:shadow="hidden"/>
    </style:style>
    <style:style style:name="gr26" style:family="graphic" style:parent-style-name="standard">
      <style:graphic-properties draw:textarea-horizontal-align="justify" draw:textarea-vertical-align="middle" draw:auto-grow-height="false" fo:min-height="1.291cm" fo:min-width="0.533cm" draw:shadow="hidden"/>
    </style:style>
    <style:style style:name="gr27" style:family="graphic" style:parent-style-name="standard">
      <style:graphic-properties draw:stroke="none" draw:fill="solid" draw:fill-color="#000000" draw:textarea-horizontal-align="justify" draw:textarea-vertical-align="middle" draw:auto-grow-height="false" fo:min-height="1.291cm" fo:min-width="0.533cm" draw:shadow="hidden"/>
    </style:style>
    <style:style style:name="gr28" style:family="graphic" style:parent-style-name="standard">
      <style:graphic-properties draw:stroke="none" svg:stroke-color="#000000" draw:fill="solid" draw:fill-color="#000000" draw:textarea-horizontal-align="center" draw:textarea-vertical-align="middle" fo:min-height="0.023cm" draw:shadow="hidden"/>
    </style:style>
    <style:style style:name="gr29" style:family="graphic" style:parent-style-name="standard">
      <style:graphic-properties draw:stroke="none" svg:stroke-color="#000000" draw:fill="solid" draw:fill-color="#000000" draw:textarea-horizontal-align="center" draw:textarea-vertical-align="middle" fo:min-height="0.239cm" draw:shadow="hidden"/>
    </style:style>
    <style:style style:name="gr30" style:family="graphic" style:parent-style-name="standard">
      <style:graphic-properties draw:marker-end="Symmetric_20_Arrow" draw:textarea-vertical-align="middle"/>
    </style:style>
    <style:style style:name="gr31" style:family="graphic" style:parent-style-name="objectwithoutfill">
      <style:graphic-properties draw:marker-end="Arrow" draw:marker-end-width="0.3cm" draw:fill="solid" draw:textarea-vertical-align="middle"/>
    </style:style>
    <style:style style:name="gr32" style:family="graphic" style:parent-style-name="standard">
      <style:graphic-properties draw:textarea-horizontal-align="justify" draw:textarea-vertical-align="middle" draw:auto-grow-height="false" fo:min-height="2.417cm" fo:min-width="2.167cm"/>
    </style:style>
    <style:style style:name="gr33" style:family="graphic" style:parent-style-name="standard">
      <style:graphic-properties draw:stroke="none" draw:fill="solid" draw:fill-color="#000000" draw:textarea-horizontal-align="justify" draw:textarea-vertical-align="middle" draw:auto-grow-height="false" fo:min-height="2.417cm" fo:min-width="2.167cm" draw:shadow="hidden"/>
    </style:style>
    <style:style style:name="gr34" style:family="graphic" style:parent-style-name="standard">
      <style:graphic-properties draw:stroke="none" svg:stroke-color="#000000" draw:fill="solid" draw:fill-color="#000000" draw:textarea-horizontal-align="center" draw:textarea-vertical-align="middle" fo:min-height="0.004cm" draw:shadow="hidden"/>
    </style:style>
    <style:style style:name="gr35" style:family="graphic" style:parent-style-name="standard">
      <style:graphic-properties draw:stroke="none" draw:fill="solid" draw:fill-color="#000000" draw:textarea-horizontal-align="center" draw:textarea-vertical-align="middle" fo:min-height="0.276cm" draw:shadow="hidden"/>
    </style:style>
    <style:style style:name="gr36" style:family="graphic" style:parent-style-name="objectwithoutfill">
      <style:graphic-properties draw:marker-end="Arrow" draw:marker-end-width="0.3cm" draw:fill="solid" draw:textarea-vertical-align="middle"/>
      <style:paragraph-properties style:writing-mode="lr-tb"/>
    </style:style>
    <style:style style:name="gr37" style:family="graphic" style:parent-style-name="objectwithoutfill">
      <style:graphic-properties svg:stroke-color="#32cd32" draw:marker-end="Arrow" draw:marker-end-width="0.3cm" draw:fill="solid" draw:textarea-vertical-align="middle"/>
      <style:paragraph-properties style:writing-mode="lr-tb"/>
    </style:style>
    <style:style style:name="gr38" style:family="graphic" style:parent-style-name="objectwithoutfill">
      <style:graphic-properties svg:stroke-color="#ff0000" draw:marker-end="Arrow" draw:marker-end-width="0.3cm" draw:fill="solid" draw:textarea-vertical-align="middle"/>
      <style:paragraph-properties style:writing-mode="lr-tb"/>
    </style:style>
    <style:style style:name="gr39" style:family="graphic" style:parent-style-name="objectwithoutfill">
      <style:graphic-properties svg:stroke-color="#1e90ff" draw:marker-end="Arrow" draw:marker-end-width="0.3cm" draw:fill="solid" draw:textarea-vertical-align="bottom"/>
      <style:paragraph-properties style:writing-mode="lr-tb"/>
    </style:style>
    <style:style style:name="gr40" style:family="graphic" style:parent-style-name="objectwithoutfill">
      <style:graphic-properties svg:stroke-color="#dda0dd" draw:marker-end="Arrow" draw:marker-end-width="0.3cm" draw:fill="solid" draw:textarea-vertical-align="middle"/>
      <style:paragraph-properties style:writing-mode="lr-tb"/>
    </style:style>
    <style:style style:name="gr41" style:family="graphic" style:parent-style-name="objectwithoutfill">
      <style:graphic-properties draw:marker-start="Arrow" draw:marker-end="" draw:marker-end-width="0.3cm" draw:fill="solid" draw:textarea-vertical-align="middle"/>
    </style:style>
    <style:style style:name="gr42" style:family="graphic" style:parent-style-name="objectwithoutfill">
      <style:graphic-properties svg:stroke-color="#ff0000" draw:marker-end="Arrow" draw:marker-end-width="0.3cm" draw:fill="solid" draw:textarea-vertical-align="middle"/>
    </style:style>
    <style:style style:name="gr43" style:family="graphic" style:parent-style-name="objectwithoutfill">
      <style:graphic-properties svg:stroke-color="#808080" draw:marker-end="Arrow" draw:marker-end-width="0.3cm" draw:fill="solid" draw:textarea-vertical-align="middle"/>
      <style:paragraph-properties style:writing-mode="lr-tb"/>
    </style:style>
    <style:style style:name="gr44"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5" style:family="graphic" style:parent-style-name="standard">
      <style:graphic-properties draw:textarea-horizontal-align="justify" draw:textarea-vertical-align="middle" draw:auto-grow-height="false" fo:min-height="0.743cm" fo:min-width="0.669cm"/>
      <style:paragraph-properties style:writing-mode="lr-tb"/>
    </style:style>
    <style:style style:name="gr46" style:family="graphic" style:parent-style-name="standard">
      <style:graphic-properties draw:stroke="none" svg:stroke-color="#000000" draw:fill="solid" draw:fill-color="#000000" draw:textarea-horizontal-align="left" draw:textarea-vertical-align="middle" draw:auto-grow-height="true" draw:auto-grow-width="false" fo:min-height="0.131cm" fo:min-width="0cm" draw:shadow="hidden"/>
    </style:style>
    <style:style style:name="gr47" style:family="graphic" style:parent-style-name="objectwithoutfill">
      <style:graphic-properties svg:stroke-color="#808000" draw:marker-end="Arrow" draw:marker-end-width="0.3cm" draw:fill="solid" draw:textarea-vertical-align="middle"/>
      <style:paragraph-properties style:writing-mode="lr-tb"/>
    </style:style>
    <style:style style:name="gr48" style:family="graphic" style:parent-style-name="objectwithoutfill">
      <style:graphic-properties svg:stroke-color="#ff69b4" draw:marker-end="Arrow" draw:marker-end-width="0.3cm" draw:fill="solid" draw:textarea-vertical-align="middle"/>
      <style:paragraph-properties style:writing-mode="lr-tb"/>
    </style:style>
    <style:style style:name="gr49" style:family="graphic" style:parent-style-name="objectwithoutfill">
      <style:graphic-properties svg:stroke-color="#228b22" draw:marker-end="Arrow" draw:marker-end-width="0.3cm" draw:fill="solid" draw:textarea-vertical-align="middle"/>
    </style:style>
    <style:style style:name="gr50" style:family="graphic" style:parent-style-name="objectwithoutfill">
      <style:graphic-properties draw:marker-end="Arrow" draw:marker-end-width="0.3cm" draw:fill="solid" draw:textarea-vertical-align="top"/>
      <style:paragraph-properties style:writing-mode="lr-tb"/>
    </style:style>
    <style:style style:name="gr51" style:family="graphic" style:parent-style-name="objectwithoutfill">
      <style:graphic-properties svg:stroke-color="#00ff7f" draw:marker-end="Arrow" draw:marker-end-width="0.3cm" draw:fill="solid" draw:textarea-vertical-align="middle"/>
      <style:paragraph-properties style:writing-mode="lr-tb"/>
    </style:style>
    <style:style style:name="gr52" style:family="graphic" style:parent-style-name="objectwithoutfill">
      <style:graphic-properties svg:stroke-color="#00ff7f" draw:marker-end="Arrow" draw:marker-end-width="0.3cm" draw:fill="solid" draw:textarea-vertical-align="middle"/>
    </style:style>
    <style:style style:name="gr53" style:family="graphic" style:parent-style-name="objectwithoutfill">
      <style:graphic-properties draw:marker-end="" draw:marker-end-width="0.3cm" draw:fill="solid" draw:textarea-vertical-align="middle"/>
    </style:style>
    <style:style style:name="gr54" style:family="graphic" style:parent-style-name="objectwithoutfill">
      <style:graphic-properties svg:stroke-color="#808000" draw:marker-end="Arrow" draw:marker-end-width="0.3cm" draw:fill="solid" draw:textarea-vertical-align="middle"/>
    </style:style>
    <style:style style:name="gr55" style:family="graphic" style:parent-style-name="objectwithoutfill">
      <style:graphic-properties svg:stroke-color="#228b22" draw:marker-end="" draw:marker-end-width="0.3cm" draw:fill="solid" draw:textarea-vertical-align="middle"/>
    </style:style>
    <style:style style:name="gr56" style:family="graphic" style:parent-style-name="standard">
      <style:graphic-properties draw:stroke="none" svg:stroke-color="#000000" draw:fill="none" draw:fill-color="#ffffff" fo:min-height="1.528cm"/>
      <style:paragraph-properties style:writing-mode="lr-tb"/>
    </style:style>
    <style:style style:name="gr57" style:family="graphic" style:parent-style-name="standard">
      <style:graphic-properties draw:stroke="none" svg:stroke-color="#000000" draw:fill="none" draw:fill-color="#ffffff" fo:min-height="1.905cm"/>
      <style:paragraph-properties style:writing-mode="lr-tb"/>
    </style:style>
    <style:style style:name="gr58" style:family="graphic" style:parent-style-name="standard">
      <style:graphic-properties draw:marker-end="Arrow" draw:textarea-vertical-align="middle"/>
    </style:style>
    <style:style style:name="gr59" style:family="graphic" style:parent-style-name="objectwithoutfill">
      <style:graphic-properties svg:stroke-color="#ff00ff" draw:marker-end="Arrow" draw:marker-end-width="0.3cm" draw:fill="solid" draw:textarea-vertical-align="middle"/>
      <style:paragraph-properties style:writing-mode="lr-tb"/>
    </style:style>
    <style:style style:name="gr60" style:family="graphic" style:parent-style-name="objectwithoutfill">
      <style:graphic-properties draw:marker-end="Arrow" draw:marker-end-width="0.3cm" draw:fill="solid" draw:textarea-vertical-align="bottom"/>
      <style:paragraph-properties style:writing-mode="lr-tb"/>
    </style:style>
    <style:style style:name="gr61" style:family="graphic" style:parent-style-name="objectwithoutfill">
      <style:graphic-properties svg:stroke-color="#800080" draw:marker-end="Arrow" draw:marker-end-width="0.3cm" draw:fill="solid" draw:textarea-vertical-align="middle"/>
    </style:style>
    <style:style style:name="P1" style:family="paragraph">
      <style:paragraph-properties fo:text-align="center"/>
      <style:text-properties fo:font-size="10pt" style:font-size-asian="10pt" style:font-size-complex="10pt"/>
    </style:style>
    <style:style style:name="P2" style:family="paragraph">
      <loext:graphic-properties draw:fill="solid" draw:fill-color="#000000"/>
      <style:paragraph-properties fo:text-align="center" style:writing-mode="lr-tb"/>
      <style:text-properties fo:font-size="10pt" style:font-size-asian="10pt" style:font-size-complex="10pt"/>
    </style:style>
    <style:style style:name="P3" style:family="paragraph">
      <style:paragraph-properties fo:text-align="center"/>
      <style:text-properties fo:font-size="13pt"/>
    </style:style>
    <style:style style:name="P4" style:family="paragraph">
      <loext:graphic-properties draw:fill="solid" draw:fill-color="#000000"/>
      <style:paragraph-properties fo:text-align="center" style:writing-mode="lr-tb"/>
      <style:text-properties fo:font-size="13pt"/>
    </style:style>
    <style:style style:name="P5" style:family="paragraph">
      <loext:graphic-properties draw:fill="solid" draw:fill-color="#000000"/>
      <style:paragraph-properties fo:text-align="center" style:writing-mode="lr-tb"/>
    </style:style>
    <style:style style:name="P6" style:family="paragraph">
      <loext:graphic-properties draw:fill="solid" draw:fill-color="#000000"/>
      <style:paragraph-properties fo:text-align="center" style:writing-mode="lr-tb"/>
      <style:text-properties fo:font-size="6pt" style:font-size-asian="6pt" style:font-size-complex="6pt"/>
    </style:style>
    <style:style style:name="P7" style:family="paragraph">
      <loext:graphic-properties draw:fill="none"/>
      <style:paragraph-properties style:writing-mode="lr-tb"/>
      <style:text-properties fo:font-size="6pt"/>
    </style:style>
    <style:style style:name="P8" style:family="paragraph">
      <style:paragraph-properties fo:text-align="center" style:writing-mode="lr-tb"/>
      <style:text-properties fo:font-size="7pt" style:font-size-asian="7pt" style:font-size-complex="7pt"/>
    </style:style>
    <style:style style:name="P9" style:family="paragraph">
      <loext:graphic-properties draw:fill="solid" draw:fill-color="#000000"/>
      <style:paragraph-properties fo:text-align="center" style:writing-mode="lr-tb"/>
      <style:text-properties fo:font-size="7pt" style:font-size-asian="7pt" style:font-size-complex="7pt"/>
    </style:style>
    <style:style style:name="P10" style:family="paragraph">
      <loext:graphic-properties draw:fill="none" draw:fill-color="#ffffff"/>
      <style:paragraph-properties style:writing-mode="lr-tb"/>
    </style:style>
    <style:style style:name="P11" style:family="paragraph">
      <loext:graphic-properties draw:fill="solid"/>
      <style:paragraph-properties fo:text-align="center"/>
    </style:style>
    <style:style style:name="P12" style:family="paragraph">
      <style:paragraph-properties fo:text-align="center" style:writing-mode="lr-tb"/>
    </style:style>
    <style:style style:name="P13" style:family="paragraph">
      <style:paragraph-properties fo:text-align="center" style:writing-mode="lr-tb"/>
      <style:text-properties fo:font-size="6pt" style:font-size-asian="6pt" style:font-size-complex="6pt"/>
    </style:style>
    <style:style style:name="P14" style:family="paragraph">
      <style:paragraph-properties fo:text-align="center" style:writing-mode="lr-tb"/>
      <style:text-properties fo:font-size="10pt" style:font-size-asian="10pt" style:font-size-complex="10pt"/>
    </style:style>
    <style:style style:name="P15" style:family="paragraph">
      <style:paragraph-properties fo:text-align="center"/>
      <style:text-properties fo:font-size="6pt" style:font-size-asian="6pt" style:font-size-complex="6pt"/>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solid"/>
      <style:paragraph-properties fo:text-align="start" style:writing-mode="lr-tb"/>
      <style:text-properties fo:font-size="10pt" style:font-size-asian="10pt" style:font-size-complex="10pt"/>
    </style:style>
    <style:style style:name="P19" style:family="paragraph">
      <loext:graphic-properties draw:fill="solid"/>
      <style:paragraph-properties fo:text-align="center" style:writing-mode="lr-tb"/>
      <style:text-properties fo:font-size="6pt" fo:background-color="#729fcf" style:font-size-asian="6pt" style:font-size-complex="6pt"/>
    </style:style>
    <style:style style:name="P20" style:family="paragraph">
      <loext:graphic-properties draw:fill="solid"/>
      <style:paragraph-properties fo:text-align="center" style:writing-mode="lr-tb"/>
      <style:text-properties fo:font-size="6pt" fo:background-color="#32cd32" style:font-size-asian="6pt" style:font-size-complex="6pt"/>
    </style:style>
    <style:style style:name="P21" style:family="paragraph">
      <loext:graphic-properties draw:fill="solid"/>
      <style:paragraph-properties fo:text-align="center" style:writing-mode="lr-tb"/>
      <style:text-properties fo:font-size="6pt" fo:background-color="#ff0000" style:font-size-asian="6pt" style:font-size-complex="6pt"/>
    </style:style>
    <style:style style:name="P22" style:family="paragraph">
      <loext:graphic-properties draw:fill="solid"/>
      <style:paragraph-properties fo:text-align="center" style:writing-mode="lr-tb"/>
      <style:text-properties fo:font-size="6pt" fo:background-color="#1e90ff" style:font-size-asian="6pt" style:font-size-complex="6pt"/>
    </style:style>
    <style:style style:name="P23" style:family="paragraph">
      <loext:graphic-properties draw:fill="solid"/>
      <style:paragraph-properties fo:text-align="center" style:writing-mode="lr-tb"/>
      <style:text-properties fo:font-size="6pt" fo:background-color="#dda0dd" style:font-size-asian="6pt" style:font-size-complex="6pt"/>
    </style:style>
    <style:style style:name="P24" style:family="paragraph">
      <loext:graphic-properties draw:fill="solid"/>
      <style:paragraph-properties fo:text-align="center" style:writing-mode="lr-tb"/>
      <style:text-properties fo:font-size="6pt" fo:background-color="#808080" style:font-size-asian="6pt" style:font-size-complex="6pt"/>
    </style:style>
    <style:style style:name="P25" style:family="paragraph">
      <loext:graphic-properties draw:fill="solid" draw:fill-color="#000000"/>
      <style:paragraph-properties fo:text-align="center" style:writing-mode="lr-tb"/>
      <style:text-properties fo:font-size="8pt" style:font-size-asian="10pt" style:font-size-complex="10pt"/>
    </style:style>
    <style:style style:name="P26" style:family="paragraph">
      <loext:graphic-properties draw:fill="solid"/>
      <style:paragraph-properties fo:text-align="center" style:writing-mode="lr-tb"/>
      <style:text-properties fo:font-size="8pt" fo:background-color="#808000" style:font-size-asian="8pt" style:font-size-complex="8pt"/>
    </style:style>
    <style:style style:name="P27" style:family="paragraph">
      <loext:graphic-properties draw:fill="solid"/>
      <style:paragraph-properties fo:text-align="center" style:writing-mode="lr-tb"/>
      <style:text-properties fo:font-size="8pt" fo:background-color="#dda0dd" style:font-size-asian="8pt" style:font-size-complex="8pt"/>
    </style:style>
    <style:style style:name="P28" style:family="paragraph">
      <loext:graphic-properties draw:fill="solid"/>
      <style:paragraph-properties fo:text-align="center" style:writing-mode="lr-tb"/>
      <style:text-properties fo:font-size="8pt" fo:background-color="#808080" style:font-size-asian="8pt" style:font-size-complex="8pt"/>
    </style:style>
    <style:style style:name="P29" style:family="paragraph">
      <loext:graphic-properties draw:fill="solid"/>
      <style:paragraph-properties fo:text-align="center" style:writing-mode="lr-tb"/>
      <style:text-properties fo:font-size="8pt" fo:background-color="#ff69b4" style:font-size-asian="8pt" style:font-size-complex="8pt"/>
    </style:style>
    <style:style style:name="P30" style:family="paragraph">
      <loext:graphic-properties draw:fill="solid"/>
      <style:paragraph-properties fo:text-align="center" style:writing-mode="lr-tb"/>
      <style:text-properties fo:font-size="8pt" style:font-size-asian="8pt" style:font-size-complex="8pt"/>
    </style:style>
    <style:style style:name="P31" style:family="paragraph">
      <loext:graphic-properties draw:fill="solid"/>
      <style:paragraph-properties fo:text-align="center" style:writing-mode="lr-tb"/>
      <style:text-properties fo:font-size="8pt" fo:background-color="#00ff7f" style:font-size-asian="8pt" style:font-size-complex="8pt"/>
    </style:style>
    <style:style style:name="P32" style:family="paragraph">
      <loext:graphic-properties draw:fill="solid"/>
      <style:paragraph-properties fo:text-align="start" style:writing-mode="lr-tb"/>
      <style:text-properties fo:font-size="8pt" style:font-size-asian="8pt" style:font-size-complex="8pt"/>
    </style:style>
    <style:style style:name="P33" style:family="paragraph">
      <loext:graphic-properties draw:fill="none" draw:fill-color="#ffffff"/>
      <style:paragraph-properties style:writing-mode="lr-tb"/>
      <style:text-properties fo:font-size="6pt" style:font-size-asian="6pt" style:font-size-complex="6pt"/>
    </style:style>
    <style:style style:name="P34" style:family="paragraph">
      <loext:graphic-properties draw:fill="solid"/>
      <style:paragraph-properties fo:text-align="center"/>
      <style:text-properties fo:font-size="8pt" fo:background-color="#ff00ff" style:font-size-asian="8pt" style:font-size-complex="8pt"/>
    </style:style>
    <style:style style:name="P35" style:family="paragraph">
      <loext:graphic-properties draw:fill="solid"/>
      <style:paragraph-properties fo:text-align="start"/>
      <style:text-properties fo:font-size="8pt" style:font-size-asian="8pt" style:font-size-complex="8pt"/>
    </style:style>
    <style:style style:name="T1" style:family="text">
      <style:text-properties fo:font-size="6pt" style:font-size-asian="6pt" style:font-size-complex="6pt"/>
    </style:style>
    <style:style style:name="T2" style:family="text">
      <style:text-properties fo:font-size="10pt" style:font-size-asian="10pt" style:font-size-complex="10pt"/>
    </style:style>
    <style:style style:name="T3" style:family="text">
      <style:text-properties fo:font-size="6pt" fo:background-color="#729fcf" style:font-size-asian="6pt" style:font-size-complex="6pt"/>
    </style:style>
    <style:style style:name="T4" style:family="text">
      <style:text-properties fo:font-size="6pt" fo:background-color="#32cd32" style:font-size-asian="6pt" style:font-size-complex="6pt"/>
    </style:style>
    <style:style style:name="T5" style:family="text">
      <style:text-properties fo:font-size="6pt" fo:background-color="#ff0000" style:font-size-asian="6pt" style:font-size-complex="6pt"/>
    </style:style>
    <style:style style:name="T6" style:family="text">
      <style:text-properties fo:font-size="6pt" fo:background-color="#1e90ff" style:font-size-asian="6pt" style:font-size-complex="6pt"/>
    </style:style>
    <style:style style:name="T7" style:family="text">
      <style:text-properties fo:font-size="6pt" fo:background-color="#dda0dd" style:font-size-asian="6pt" style:font-size-complex="6pt"/>
    </style:style>
    <style:style style:name="T8" style:family="text">
      <style:text-properties fo:font-size="6pt" fo:background-color="#808080" style:font-size-asian="6pt" style:font-size-complex="6pt"/>
    </style:style>
    <style:style style:name="T9" style:family="text">
      <style:text-properties fo:font-size="8pt" fo:background-color="#808000" style:font-size-asian="8pt" style:font-size-complex="8pt"/>
    </style:style>
    <style:style style:name="T10" style:family="text">
      <style:text-properties fo:font-size="8pt" fo:background-color="#dda0dd" style:font-size-asian="8pt" style:font-size-complex="8pt"/>
    </style:style>
    <style:style style:name="T11" style:family="text">
      <style:text-properties fo:font-size="8pt" fo:background-color="#808080" style:font-size-asian="8pt" style:font-size-complex="8pt"/>
    </style:style>
    <style:style style:name="T12" style:family="text">
      <style:text-properties fo:font-size="8pt" fo:background-color="#ff69b4" style:font-size-asian="8pt" style:font-size-complex="8pt"/>
    </style:style>
    <style:style style:name="T13" style:family="text">
      <style:text-properties fo:font-size="8pt" style:font-size-asian="8pt" style:font-size-complex="8pt"/>
    </style:style>
    <style:style style:name="T14" style:family="text">
      <style:text-properties fo:font-size="8pt" fo:background-color="#00ff7f" style:font-size-asian="8pt" style:font-size-complex="8pt"/>
    </style:style>
    <style:style style:name="T15" style:family="text">
      <style:text-properties fo:font-size="8pt" fo:background-color="#ff00ff"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5" draw:id="id5">
          <draw:glue-point draw:id="4" svg:x="-5.004cm" svg:y="-0.019cm"/>
          <draw:polygon draw:style-name="gr1" draw:text-style-name="P1" draw:layer="layout" svg:width="1.953cm" svg:height="2.036cm" svg:x="7.478cm" svg:y="10.271cm" svg:viewBox="0 0 1954 2037" draw:points="0,2037 0,0 1954,0 1954,2037">
            <text:p/>
          </draw:polygon>
          <draw:polygon draw:style-name="gr2" draw:text-style-name="P2" draw:layer="layout" svg:width="0.164cm" svg:height="0.194cm" svg:x="8.203cm" svg:y="11.192cm" svg:viewBox="0 0 165 195" draw:points="144,195 144,65 145,23 139,46 138,55 135,62 91,195 75,195 31,62 24,39 19,23 20,39 20,65 20,195 0,195 0,0 30,0 75,135 80,152 82,160 83,164 83,166 84,163 85,159 88,149 89,140 90,137 91,135 136,0 165,0 165,195">
            <text:p/>
          </draw:polygon>
          <draw:path draw:style-name="gr2" draw:text-style-name="P2" draw:layer="layout" svg:width="0.114cm" svg:height="0.154cm" svg:x="8.397cm" svg:y="11.234cm" svg:viewBox="0 0 115 155" svg:d="M23 83v6 6l1 5 1 5 1 5 2 5 1 1 1 3 1 1 1 2 2 2 1 1 1 2 2 1v1l2 2 1 1h2l2 1 2 1 2 1 2 1h2 2 5 3 3 3l3-1 3-1 2-2h3l2-2 2-2 2-2 2-2v-2l2-2 1-2 1-2 1-3 20 7-2 4-2 4-2 4-2 3-3 3-3 3-3 3-3 2-4 2-2 2-5 2h-4l-4 1-5 1-5 1h-4-8l-7-2-6-1-2-1-3-1-3-2-2-1-3-2-3-1-2-2-2-2-2-3-2-2-2-3-1-2-2-3-1-3-2-3-1-3-2-7-2-8-1-8-1-9v-10-9l1-8 1-8 2-7 2-7 1-3 2-4 1-2 2-3 1-3 2-2 2-2 2-3 2-2 2-2 3-1 2-2 3-2 3-1 3-1 2-2h6l7-2h7 6l7 2h6l6 3 4 3 5 3 5 4 4 5 3 5 3 6 3 7 2 7v7l2 9v9 9 4zM93 63v-5l-1-6-1-5-2-4-1-4-1-4-1-1-1-2-1-2-1-1-1-1-1-2h-1l-2-2-1-1-2-1h-1l-2-1-1-1h-2l-4-1-3-1h-4-4l-3 1h-2l-2 1-2 1-1 1h-2l-2 1-1 1-1 1-1 1-1 1-1 2-2 1-1 2-1 2-1 1-1 2-2 4-1 4-1 4-1 5-1 5v4z">
            <text:p/>
          </draw:path>
          <draw:polygon draw:style-name="gr2" draw:text-style-name="P2" draw:layer="layout" svg:width="0.172cm" svg:height="0.151cm" svg:x="8.54cm" svg:y="11.234cm" svg:viewBox="0 0 173 152" draw:points="76,152 76,58 76,52 76,47 75,43 75,39 74,35 73,33 73,31 72,30 71,29 71,27 70,26 69,26 69,25 68,24 67,23 66,22 64,22 63,22 63,21 62,20 59,20 56,19 52,19 51,19 49,19 47,19 46,20 44,20 42,21 41,22 39,22 38,23 38,24 36,25 35,26 34,27 33,29 32,30 31,31 30,33 29,34 28,36 27,38 25,42 24,46 23,51 23,55 22,60 22,66 22,152 1,152 1,34 1,14 0,7 0,5 0,2 20,2 20,3 20,3 20,4 21,6 21,14 21,28 22,28 24,25 25,21 27,18 29,15 32,12 34,10 36,8 38,6 40,5 42,3 45,2 48,2 51,1 54,0 57,0 60,0 63,0 67,1 70,1 73,2 76,2 79,4 81,5 84,6 85,8 86,9 87,10 88,10 89,13 90,15 92,18 93,22 94,25 95,28 96,28 97,25 99,22 101,18 103,15 105,13 108,10 110,9 113,6 114,5 117,4 120,2 123,2 126,1 129,1 132,0 136,0 140,0 144,1 148,2 150,2 152,3 154,4 156,5 158,6 159,7 161,8 162,10 163,10 164,12 165,14 166,15 167,18 168,19 168,22 169,24 171,29 172,34 172,39 173,46 173,53 173,152 152,152 152,58 151,52 151,47 151,43 150,39 149,35 149,33 148,31 147,30 147,29 146,27 145,26 145,26 144,25 143,24 142,23 141,22 140,22 139,22 138,21 137,20 134,20 131,19 128,19 124,19 122,19 121,20 119,20 118,21 116,22 115,22 113,23 113,24 112,25 110,26 109,27 108,29 107,30 106,31 105,33 104,34 102,38 101,42 100,46 99,51 98,55 98,60 98,66 98,152">
            <text:p/>
          </draw:polygon>
        </draw:g>
        <draw:g>
          <draw:polygon draw:style-name="gr3" draw:text-style-name="P1" draw:layer="layout" svg:width="2.773cm" svg:height="3.313cm" svg:x="17.51cm" svg:y="9.382cm" svg:viewBox="0 0 2774 3314" draw:points="0,3314 0,0 2774,0 2774,3314">
            <text:p/>
          </draw:polygon>
          <draw:path draw:style-name="gr4" draw:text-style-name="P2" draw:layer="layout" svg:width="0.152cm" svg:height="0.17cm" svg:x="18.441cm" svg:y="10.814cm" svg:viewBox="0 0 153 171" svg:d="M125 171l-46-71h-55v71h-24v-171h83 7l8 1 5 1 7 2 5 1 5 2 3 1 2 2 2 1 3 2 1 2 2 1 2 2 1 2 2 2 1 2 2 2v2l2 3v2l1 2 1 3 1 5v6 5l-1 4-1 5-1 3-2 5-2 3-2 4-3 3-3 3-3 3-3 3-5 2-4 2-4 1-5 2h-4l50 74zM122 49v-3l-1-4-1-1v-2l-1-2v-1l-1-1-1-2-1-1v-1l-2-1v-2h-2l-1-1-1-2h-2l-1-1-2-1-3-1-4-2h-3l-5-1h-4l-5-1h-57v64h58 5l4-1 4-1h3l4-2h2l2-1 1-1 1-1 2-1 1-1 1-1 2-1v-1l2-2v-1l1-1 1-2 1-1v-2l1-1v-1l1-3 1-3z">
            <text:p/>
          </draw:path>
          <draw:path draw:style-name="gr4" draw:text-style-name="P2" draw:layer="layout" svg:width="0.12cm" svg:height="0.135cm" svg:x="18.617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ath draw:style-name="gr4" draw:text-style-name="P2" draw:layer="layout" svg:width="0.115cm" svg:height="0.184cm" svg:x="18.758cm" svg:y="10.852cm" svg:viewBox="0 0 116 185" svg:d="M58 185h-6-5l-5-1-4-1-5-1-3-1-4-2-3-2-3-2-3-3-3-2-2-4-3-2-1-4-1-3-1-4 22-3 1 2 1 2 1 2 1 2 1 1 2 2 1 2 3 1 1 1 2 1 3 1 2 1h3l2 1h3 3 5 3l4-2 4-1 2-1 3-1 3-2 2-3 2-2 1-3 2-3 1-4 1-4 1-3v-5-5-21l-2 3-1 3-2 3-3 3-2 2-2 2-3 2-3 1-3 2-3 1-2 1-3 1-4 1h-4l-3 1h-3-7l-5-1-3-1h-3l-2-1-2-2h-2l-2-2-3-1-2-1-1-2-2-1-2-2-1-3-2-2-1-2-1-2-1-3-3-5-1-6-2-6v-8l-1-8v-8-8l1-9v-7l2-6 2-6 2-6 1-3 1-2 2-2 1-2 3-2 1-2 1-2 3-2 2-1 2-2 2-1 2-1h3l2-2 3-1h3l5-1h7 4l3 1h3 3l4 2 3 1 3 1 2 1 3 2 2 2 2 2 2 2 2 2 2 3 2 3 1 3 1-13v-4l1-3v-1-1h22l-1 4v6 17 100l-1 7v6l-1 6-2 5-2 5-2 5-3 4-4 3-3 4-5 3-4 2-5 2-6 1-6 2h-6zM92 68v-4-4-4l-1-3-1-4v-2l-1-4-1-3-1-3-2-2-1-3-2-2-1-2-2-2-2-2-2-1-2-2-2-1-3-2h-2l-2-1h-2l-3-1h-2-5l-2 1h-2l-1 1h-2-2l-1 1-2 1-1 1-2 1-1 1-2 1-1 1-1 2-1 1v2l-2 2-1 3-2 4-1 5v5l-1 6-1 6v7 7l1 5v6l1 5 1 5 2 4 1 4 1 1 1 1 1 2 1 1 1 2 1 1 1 1 2 1 1 1 2 1h1l2 1h2l2 1h2 2 4 3 2 3l2-1 2-1 3-1 2-1 2-2 2-1 2-2 2-2 1-2 2-2 1-3 2-2 1-3 1-3 1-3v-3l1-3 1-4v-4-3z">
            <text:p/>
          </draw:path>
          <draw:path draw:style-name="gr4" draw:text-style-name="P2" draw:layer="layout" svg:width="0.022cm" svg:height="0.18cm" svg:x="18.906cm" svg:y="10.805cm" svg:viewBox="0 0 23 181" svg:d="M0 21v-21h23v21zM0 181v-132h23v132z">
            <text:p/>
          </draw:path>
          <draw:polygon draw:style-name="gr4" draw:text-style-name="P2" draw:layer="layout" svg:width="0.111cm" svg:height="0.135cm" svg:x="18.952cm" svg:y="10.852cm" svg:viewBox="0 0 112 136" draw:points="112,97 112,102 111,104 111,106 111,108 110,110 109,112 108,114 108,116 106,117 106,119 104,121 103,122 101,123 99,125 98,126 95,127 94,128 90,130 85,132 80,133 75,135 69,135 63,136 57,136 51,136 45,135 39,135 34,134 30,133 25,132 22,130 18,128 16,127 15,126 13,125 12,123 10,122 9,121 8,119 7,118 6,116 4,114 3,111 1,107 0,103 20,99 21,102 22,104 23,106 23,107 24,108 25,109 26,110 27,111 28,111 28,112 30,114 32,114 34,116 37,116 39,118 43,118 46,118 50,119 53,119 57,119 61,119 65,119 68,118 72,118 75,118 78,116 79,116 80,116 81,115 82,114 83,114 84,113 85,112 86,111 87,111 87,110 87,109 88,108 89,107 89,106 90,105 90,104 90,103 90,102 90,99 90,97 90,95 90,95 90,94 89,93 89,92 88,91 88,90 87,90 87,89 87,88 86,87 85,87 84,86 83,85 82,84 79,83 77,82 75,81 73,80 70,79 67,78 50,74 42,72 34,69 31,68 28,67 25,66 23,65 21,63 19,62 17,61 15,59 14,58 12,56 11,55 10,54 9,51 8,50 7,48 7,46 6,44 6,42 6,39 5,37 6,32 6,30 7,28 7,26 7,25 8,23 9,21 9,19 11,18 12,16 13,15 14,13 15,12 17,11 19,9 20,8 22,7 24,6 26,6 31,4 35,2 40,1 45,1 51,0 58,0 63,0 68,1 73,1 77,2 82,3 86,4 90,6 93,8 95,8 96,10 98,11 99,12 100,13 101,15 103,16 103,18 105,19 106,21 106,23 107,25 108,28 110,32 90,35 89,32 88,32 88,30 87,30 87,29 87,28 86,27 85,26 84,25 84,25 83,24 82,23 82,23 79,21 77,20 75,19 72,18 70,18 67,17 64,17 60,17 58,16 54,17 50,17 47,17 44,18 42,18 39,19 36,20 36,20 35,21 33,22 33,23 32,23 31,23 31,24 30,25 30,26 29,27 28,28 28,28 28,30 28,30 28,32 28,32 28,34 28,35 28,36 28,37 28,39 28,39 28,41 29,42 30,43 31,44 31,45 32,46 33,47 34,47 35,48 36,49 38,49 39,50 41,51 43,51 49,53 55,55 64,57 73,59 79,61 85,63 88,64 90,66 92,66 94,67 95,68 97,69 98,71 100,71 101,73 103,73 103,75 105,75 106,77 106,78 107,80 108,81 109,83 109,84 110,85 111,87 111,89 111,90 111,92 112,94 112,95">
            <text:p/>
          </draw:polygon>
          <draw:polygon draw:style-name="gr4" draw:text-style-name="P2" draw:layer="layout" svg:width="0.065cm" svg:height="0.162cm" svg:x="19.078cm" svg:y="10.825cm" svg:viewBox="0 0 66 163" draw:points="66,160 63,161 60,162 58,162 55,162 52,162 49,163 46,163 43,163 39,163 36,162 33,162 31,161 28,160 26,159 24,157 23,155 21,154 20,151 18,149 17,146 17,143 16,140 16,137 16,133 16,45 0,45 0,29 17,29 23,0 39,0 39,29 63,29 63,45 39,45 39,128 39,130 39,133 39,135 39,136 39,138 40,139 40,140 40,140 41,140 41,141 42,142 42,142 42,142 43,143 44,143 44,144 44,144 45,145 46,145 47,145 47,145 49,145 51,145 52,145 54,145 55,145 58,145 62,145 66,144">
            <text:p/>
          </draw:polygon>
          <draw:path draw:style-name="gr4" draw:text-style-name="P2" draw:layer="layout" svg:width="0.12cm" svg:height="0.135cm" svg:x="19.156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olygon draw:style-name="gr4" draw:text-style-name="P2" draw:layer="layout" svg:width="0.063cm" svg:height="0.133cm" svg:x="19.304cm" svg:y="10.852cm" svg:viewBox="0 0 64 134" draw:points="1,134 1,33 0,2 21,2 23,30 23,30 24,25 25,22 27,18 28,15 31,13 32,10 33,8 34,7 35,6 36,6 37,5 38,4 39,4 40,3 42,2 44,1 47,1 49,1 52,0 55,0 56,0 58,0 58,0 60,0 60,1 62,1 64,1 64,21 63,21 62,20 60,20 59,20 56,20 52,20 50,20 49,20 47,20 46,20 44,21 43,22 42,23 40,23 39,24 37,25 36,25 35,27 33,28 33,29 32,30 31,32 29,35 28,38 26,42 25,46 24,51 24,55 23,60 23,66 23,134">
            <text:p/>
          </draw:polygon>
          <draw:polygon draw:style-name="gr4" draw:text-style-name="P2" draw:layer="layout" svg:width="0.067cm" svg:height="0.179cm" svg:x="18.739cm" svg:y="11.083cm" svg:viewBox="0 0 68 180" draw:points="42,65 42,180 19,180 19,65 0,65 0,49 19,49 19,34 19,30 20,25 20,22 21,18 22,17 23,16 23,14 24,13 25,11 25,10 26,9 27,8 28,7 29,6 31,5 32,4 33,4 34,3 36,3 38,2 41,1 44,1 48,0 52,0 57,0 61,1 65,1 66,1 68,1 68,18 66,18 63,18 60,17 58,17 56,17 54,18 52,18 52,18 51,18 50,18 49,19 49,19 48,20 47,20 47,20 46,21 46,21 45,22 44,23 44,23 44,24 44,25 43,25 43,28 42,30 42,32 42,34 42,37 42,49 68,49 68,65">
            <text:p/>
          </draw:polygon>
          <draw:path draw:style-name="gr4" draw:text-style-name="P2" draw:layer="layout" svg:width="0.022cm" svg:height="0.18cm" svg:x="18.823cm" svg:y="11.083cm" svg:viewBox="0 0 23 181" svg:d="M0 21v-21h23v21zM0 181v-132h23v132z">
            <text:p/>
          </draw:path>
          <draw:polygon draw:style-name="gr4" draw:text-style-name="P2" draw:layer="layout" svg:width="0.022cm" svg:height="0.18cm" svg:x="18.879cm" svg:y="11.083cm" svg:viewBox="0 0 23 181" draw:points="0,181 0,0 23,0 23,181">
            <text:p/>
          </draw:polygon>
          <draw:path draw:style-name="gr4" draw:text-style-name="P2" draw:layer="layout" svg:width="0.12cm" svg:height="0.135cm" svg:x="18.928cm" svg:y="11.13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g>
        <draw:g xml:id="id25" draw:id="id25">
          <draw:glue-point draw:id="4" svg:x="-2.365cm" svg:y="2.334cm"/>
          <draw:polygon draw:style-name="gr5" draw:text-style-name="P3" draw:layer="layout" svg:width="2.413cm" svg:height="1.905cm" svg:x="22.208cm" svg:y="10.143cm" svg:viewBox="0 0 2414 1906" draw:points="0,0 1214,0 2414,953 1214,1906 0,1906 1199,953">
            <text:p/>
          </draw:polygon>
          <draw:path draw:style-name="gr6" draw:text-style-name="P4" draw:layer="layout" svg:width="0.303cm" svg:height="0.315cm" svg:x="23.288cm" svg:y="10.94cm" svg:viewBox="0 0 304 316" svg:d="M261 316l-36-92h-144l-37 92h-44l129-316h49l126 316zM153 32l-2 7-4 10-3 11-10 26-40 104h118l-41-104-3-8-3-9-6-18z">
            <text:p/>
          </draw:path>
          <draw:polygon draw:style-name="gr6" draw:text-style-name="P4" draw:layer="layout" svg:width="0.201cm" svg:height="0.315cm" svg:x="23.63cm" svg:y="10.939cm" svg:viewBox="0 0 202 316" draw:points="0,316 0,0 43,0 43,281 202,281 202,316">
            <text:p/>
          </draw:polygon>
          <draw:polygon draw:style-name="gr6" draw:text-style-name="P4" draw:layer="layout" svg:width="0.26cm" svg:height="0.32cm" svg:x="23.882cm" svg:y="10.939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xml:id="id6" draw:id="id6">
          <draw:glue-point draw:id="4" svg:x="2.454cm" svg:y="-2.533cm"/>
          <draw:glue-point draw:id="5" svg:x="-3.167cm" svg:y="3.089cm"/>
          <draw:glue-point draw:id="6" svg:x="-3.792cm" svg:y="3.089cm"/>
          <draw:polygon draw:style-name="gr7" draw:text-style-name="P3" draw:layer="layout" svg:width="2.032cm" svg:height="2.032cm" svg:x="6.343cm" svg:y="5.198cm" svg:viewBox="0 0 2033 2033" draw:points="0,0 1375,0 2033,1016 1375,2033 0,2033 658,1016">
            <text:p/>
          </draw:polygon>
          <draw:path draw:style-name="gr8" draw:text-style-name="P4" draw:layer="layout" svg:width="0.18cm" svg:height="0.193cm" svg:x="7.117cm" svg:y="6.183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8" draw:text-style-name="P4" draw:layer="layout" svg:width="0.158cm" svg:height="0.258cm" svg:x="7.311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58cm" svg:height="0.258cm" svg:x="7.505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65cm" svg:height="0.192cm" svg:x="7.701cm" svg:y="6.18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8" draw:text-style-name="P4" draw:layer="layout" svg:width="0.087cm" svg:height="0.189cm" svg:x="7.904cm" svg:y="6.18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g>
          <draw:path draw:style-name="gr9" draw:text-style-name="P5" draw:layer="layout" svg:width="0.075cm" svg:height="0.092cm" svg:x="7.52cm" svg:y="11.248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7.603cm" svg:y="11.217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7.69cm" svg:y="11.248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draw:polygon draw:style-name="gr10" draw:text-style-name="P6" draw:layer="layout" svg:width="0.107cm" svg:height="0.089cm" svg:x="7.562cm" svg:y="12.09cm" svg:viewBox="0 0 108 90" draw:points="85,90 70,90 56,26 54,12 52,23 37,90 22,90 0,0 13,0 26,61 27,63 27,66 29,78 31,71 47,0 61,0 74,62 78,78 80,66 94,0 108,0">
            <text:p/>
          </draw:polygon>
          <draw:polygon draw:style-name="gr10" draw:text-style-name="P6" draw:layer="layout" svg:width="0.036cm" svg:height="0.09cm" svg:x="7.677cm" svg:y="12.089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path draw:style-name="gr10" draw:text-style-name="P6" draw:layer="layout" svg:width="0.012cm" svg:height="0.123cm" svg:x="7.728cm" svg:y="12.057cm" svg:viewBox="0 0 13 124" svg:d="M0 14v-14h13v14zM0 124v-90h13v90z">
            <text:p/>
          </draw:path>
          <draw:polygon draw:style-name="gr10" draw:text-style-name="P6" draw:layer="layout" svg:width="0.037cm" svg:height="0.11cm" svg:x="7.753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68cm" svg:height="0.092cm" svg:x="7.798cm" svg:y="12.089cm" svg:viewBox="0 0 69 93" svg:d="M13 50v4l1 3v3l1 3v4l1 2 1 1 1 1v1l1 2 1 1h1v1l1 1 1 1 1 1h1 1l1 1 1 1h1 2l1 1h1 3 2 1l2-1h2l1-1 2-1h2l1-1 1-1 1-1 1-1 1-1 1-2 1-1 1-1v-2l11 4-1 3-1 2-1 2-1 2-1 2-2 2-2 2h-2l-2 2-2 1-3 1h-2l-3 1-3 1h-3-2-5l-4-1-3-1h-2l-2-1-2-1-1-1-2-1h-1l-1-2-1-1-1-1-2-2-1-2-1-1-1-2-1-1-1-2v-2l-2-4-1-5v-5l-1-6v-5-5l1-6v-5l1-4 2-4v-2l1-2 1-1 1-2 1-1 1-2 2-2 1-1 1-1 1-2h1l2-1 1-1 2-1 2-1h1l4-1 4-1h4 4l4 1 4 1 3 1 3 2 3 1 3 3 2 3 2 3 1 3 2 4 1 4 1 5 1 6v5 6 2zM56 39v-5l-1-3v-2l-1-3-1-3-1-1v-2l-1-1-1-1-1-1-1-1-1-1v-1h-1-1l-1-1h-1l-1-1h-1l-2-1h-1-3-2-3l-1 1h-1-1l-1 1-1 1h-1l-1 1-1 1-1 1-1 1-1 1-1 1-1 2-1 3-1 2-1 3v2 3l-1 4z">
            <text:p/>
          </draw:path>
          <draw:path draw:style-name="gr10" draw:text-style-name="P6" draw:layer="layout" svg:width="0.087cm" svg:height="0.116cm" svg:x="7.887cm" svg:y="12.063cm" svg:viewBox="0 0 88 117" svg:d="M88 57v5 4l-1 5-1 4v3l-2 4-1 4-1 3-2 3-2 3-2 3-2 3-2 2-3 3-3 1-2 3-2 1-3 2-4 1-3 2h-3-4l-4 1h-3-38v-117h34 6l6 1 5 1 6 2 5 2 1 1 2 1 3 2 2 1 2 2 1 2 2 2 2 1 1 3 2 2 1 3 1 2 1 2 1 3 1 2 1 4 1 5 1 7zM74 57l-1-5v-5l-1-4-1-4-1-3-1-2v-2l-1-2-1-1-2-2-1-1-1-2-1-2h-1l-2-2-1-1-2-1-2-1-1-1-2-1-4-1h-5l-4-1h-4-21v91h24 2 3l2-1h3l2-1 3-1 2-1 2-1 3-2 2-2 1-1 1-3 2-1 1-3 2-2 1-2 1-4 1-2 1-3v-3l1-4v-3l1-3z">
            <text:p/>
          </draw:path>
          <draw:path draw:style-name="gr10" draw:text-style-name="P6" draw:layer="layout" svg:width="0.075cm" svg:height="0.092cm" svg:x="7.987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olygon draw:style-name="gr10" draw:text-style-name="P6" draw:layer="layout" svg:width="0.037cm" svg:height="0.11cm" svg:x="8.066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75cm" svg:height="0.092cm" svg:x="8.111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g>
        <draw:frame draw:style-name="gr11" draw:text-style-name="P7" draw:layer="layout" svg:width="1.427cm" svg:height="0.489cm" svg:x="8.463cm" svg:y="11.917cm">
          <draw:text-box>
            <text:p><text:span text:style-name="T1">w</text:span><text:span text:style-name="T1">r</text:span><text:span text:style-name="T1">i</text:span><text:span text:style-name="T1">t</text:span><text:span text:style-name="T1">e</text:span><text:span text:style-name="T1">E</text:span><text:span text:style-name="T1">n</text:span></text:p>
          </draw:text-box>
        </draw:frame>
        <draw:g>
          <draw:polygon draw:style-name="gr9" draw:text-style-name="P5" draw:layer="layout" svg:width="0.062cm" svg:height="0.092cm" svg:x="8.462cm" svg:y="12.165cm" svg:viewBox="0 0 63 93" draw:points="13,46 13,51 13,55 14,59 14,62 15,65 16,67 17,71 18,71 18,73 19,74 20,75 20,75 21,76 22,77 23,78 24,79 25,79 26,79 27,80 28,80 29,81 30,81 31,81 32,81 34,81 35,81 37,81 38,81 39,80 41,79 42,79 43,78 45,77 45,76 46,76 46,75 47,75 47,74 48,73 48,72 49,71 49,70 50,68 50,66 51,63 63,65 63,68 63,71 62,74 61,76 60,79 58,81 56,83 54,85 52,87 50,89 47,90 45,91 42,92 39,92 37,93 34,93 30,93 26,92 24,92 22,91 21,91 19,90 17,89 16,88 14,87 13,87 13,85 11,84 10,83 9,81 8,79 7,78 6,76 5,75 4,73 4,71 2,67 1,62 1,57 0,52 0,47 0,41 1,36 1,31 2,26 4,22 4,20 5,18 6,17 7,15 8,14 9,12 10,10 11,9 13,8 13,6 14,6 16,5 17,4 19,3 21,2 22,2 24,1 26,1 30,0 34,0 37,0 39,1 42,1 44,2 47,2 49,4 51,6 54,7 55,9 57,11 59,14 60,15 61,18 62,21 63,24 63,26 50,28 50,26 49,24 49,22 48,22 47,20 47,18 46,18 45,16 44,15 43,15 43,14 42,14 42,14 41,14 39,13 38,12 37,12 35,12 33,12 31,12 30,12 28,12 27,13 26,13 25,13 24,14 23,14 22,14 22,15 21,16 20,17 19,18 19,18 18,19 17,21 17,22 16,23 16,24 15,27 14,30 14,34 13,38 13,42">
            <text:p/>
          </draw:polygon>
          <draw:polygon draw:style-name="gr9" draw:text-style-name="P5" draw:layer="layout" svg:width="0.012cm" svg:height="0.123cm" svg:x="8.539cm" svg:y="12.134cm" svg:viewBox="0 0 13 124" draw:points="0,124 0,0 13,0 13,124">
            <text:p/>
          </draw:polygon>
          <draw:polygon draw:style-name="gr9" draw:text-style-name="P5" draw:layer="layout" svg:width="0.063cm" svg:height="0.123cm" svg:x="8.571cm" svg:y="12.134cm" svg:viewBox="0 0 64 124" draw:points="49,124 22,83 13,91 13,124 0,124 0,0 13,0 13,77 47,34 63,34 31,72 64,124">
            <text:p/>
          </draw:polygon>
        </draw:g>
        <draw:g xml:id="id16" draw:id="id16">
          <draw:path draw:style-name="gr9" draw:text-style-name="P5" draw:layer="layout" svg:width="0.018cm" svg:height="0.153cm" svg:x="6.734cm" svg:y="5.488cm" svg:viewBox="0 0 19 154" svg:d="M0 18v-18h19v18zM0 154v-112h19v112z">
            <text:p/>
          </draw:path>
          <draw:polygon draw:style-name="gr9" draw:text-style-name="P5" draw:layer="layout" svg:width="0.089cm" svg:height="0.113cm" svg:x="6.781cm" svg:y="5.52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4cm" svg:height="0.145cm" svg:x="6.885cm" svg:y="5.495cm" svg:viewBox="0 0 141 146" svg:d="M120 146l-16-43h-67l-17 43h-20l60-146h22l59 146zM70 15v3l-2 4-2 5-4 13-19 48h55l-19-49-6-16z">
            <text:p/>
          </draw:path>
        </draw:g>
        <draw:g>
          <draw:path draw:style-name="gr9" draw:text-style-name="P5" draw:layer="layout" svg:width="0.018cm" svg:height="0.153cm" svg:x="6.734cm" svg:y="6.758cm" svg:viewBox="0 0 19 154" svg:d="M0 18v-18h19v18zM0 154v-112h19v112z">
            <text:p/>
          </draw:path>
          <draw:polygon draw:style-name="gr9" draw:text-style-name="P5" draw:layer="layout" svg:width="0.089cm" svg:height="0.113cm" svg:x="6.781cm" svg:y="6.79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6.902cm" svg:y="6.76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1" draw:id="id1">
          <draw:path draw:style-name="gr9" draw:text-style-name="P5" draw:layer="layout" svg:width="0.099cm" svg:height="0.115cm" svg:x="8.081cm" svg:y="6.1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8.205cm" svg:y="6.16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8.312cm" svg:y="6.14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10" draw:id="id10">
          <draw:polygon draw:style-name="gr9" draw:text-style-name="P5" draw:layer="layout" svg:width="0.112cm" svg:height="0.078cm" svg:x="17.6cm" svg:y="10.435cm" svg:viewBox="0 0 113 79" draw:points="89,79 73,79 59,23 56,11 54,20 39,79 23,79 0,0 13,0 27,54 28,55 29,58 31,68 32,63 49,0 64,0 78,54 81,68 83,58 100,0 113,0">
            <text:p/>
          </draw:polygon>
          <draw:polygon draw:style-name="gr9" draw:text-style-name="P5" draw:layer="layout" svg:width="0.038cm" svg:height="0.079cm" svg:x="17.722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7.774cm" svg:y="10.406cm" svg:viewBox="0 0 14 109" svg:d="M0 13v-13h14v13zM0 109v-79h14v79z">
            <text:p/>
          </draw:path>
          <draw:polygon draw:style-name="gr9" draw:text-style-name="P5" draw:layer="layout" svg:width="0.039cm" svg:height="0.097cm" svg:x="17.801cm" svg:y="10.418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7.848cm" svg:y="10.43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102cm" svg:height="0.102cm" svg:x="17.929cm" svg:y="10.411cm" svg:viewBox="0 0 103 103" svg:d="M88 103l-12-30h-49l-12 30h-15l44-103h16l43 103zM51 11v2l-1 3-2 3-3 9-14 34h41l-14-34-5-12z">
            <text:p/>
          </draw:path>
          <draw:path draw:style-name="gr9" draw:text-style-name="P5" draw:layer="layout" svg:width="0.069cm" svg:height="0.108cm" svg:x="18.037cm" svg:y="10.406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9" draw:text-style-name="P5" draw:layer="layout" svg:width="0.038cm" svg:height="0.079cm" svg:x="18.128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g>
        <draw:g xml:id="id22" draw:id="id22">
          <draw:polygon draw:style-name="gr12" draw:text-style-name="P5" draw:layer="layout" svg:width="0.038cm" svg:height="0.079cm" svg:x="17.61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7.659cm" svg:y="10.06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7.746cm" svg:y="10.06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7.833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7.913cm" svg:y="10.04cm" svg:viewBox="0 0 103 103" svg:d="M88 103l-12-30h-49l-12 30h-15l44-103h16l43 103zM51 11v2l-1 3-2 3-3 9-14 34h41l-14-34-5-12z">
            <text:p/>
          </draw:path>
          <draw:path draw:style-name="gr12" draw:text-style-name="P5" draw:layer="layout" svg:width="0.069cm" svg:height="0.108cm" svg:x="18.022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8.112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7cm" svg:height="0.103cm" svg:x="18.163cm" svg:y="10.039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11" draw:id="id11">
          <draw:polygon draw:style-name="gr13" draw:text-style-name="P5" draw:layer="layout" svg:width="0.038cm" svg:height="0.079cm" svg:x="19.562cm" svg:y="9.97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3" draw:text-style-name="P5" draw:layer="layout" svg:width="0.071cm" svg:height="0.081cm" svg:x="19.611cm" svg:y="9.97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3" draw:text-style-name="P5" draw:layer="layout" svg:width="0.079cm" svg:height="0.081cm" svg:x="19.698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3" draw:text-style-name="P5" draw:layer="layout" svg:width="0.069cm" svg:height="0.108cm" svg:x="19.785cm" svg:y="9.94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3" draw:text-style-name="P5" draw:layer="layout" svg:width="0.091cm" svg:height="0.102cm" svg:x="19.878cm" svg:y="9.95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13" draw:text-style-name="P5" draw:layer="layout" svg:width="0.079cm" svg:height="0.081cm" svg:x="19.98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39cm" svg:height="0.097cm" svg:x="20.066cm" svg:y="9.957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13" draw:text-style-name="P5" draw:layer="layout" svg:width="0.079cm" svg:height="0.081cm" svg:x="20.11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66cm" svg:height="0.102cm" svg:x="20.205cm" svg:y="9.95cm" svg:viewBox="0 0 67 103" draw:points="0,103 0,92 27,92 27,13 3,29 3,17 29,0 41,0 41,92 67,92 67,103">
            <text:p/>
          </draw:polygon>
        </draw:g>
        <draw:g xml:id="id8" draw:id="id8">
          <draw:polygon draw:style-name="gr12" draw:text-style-name="P5" draw:layer="layout" svg:width="0.038cm" svg:height="0.079cm" svg:x="17.618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7.667cm" svg:y="9.70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7.754cm" svg:y="9.70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7.841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7.921cm" svg:y="9.682cm" svg:viewBox="0 0 103 103" svg:d="M88 103l-12-30h-49l-12 30h-15l44-103h16l43 103zM51 11v2l-1 3-2 3-3 9-14 34h41l-14-34-5-12z">
            <text:p/>
          </draw:path>
          <draw:path draw:style-name="gr12" draw:text-style-name="P5" draw:layer="layout" svg:width="0.069cm" svg:height="0.108cm" svg:x="18.03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8.12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66cm" svg:height="0.102cm" svg:x="18.175cm" svg:y="9.682cm" svg:viewBox="0 0 67 103" draw:points="0,103 0,92 27,92 27,13 3,29 3,17 29,0 41,0 41,92 67,92 67,103">
            <text:p/>
          </draw:polygon>
        </draw:g>
        <draw:g xml:id="id13" draw:id="id13">
          <draw:polygon draw:style-name="gr9" draw:text-style-name="P5" draw:layer="layout" svg:width="0.038cm" svg:height="0.079cm" svg:x="19.562cm" svg:y="10.421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71cm" svg:height="0.081cm" svg:x="19.611cm" svg:y="10.421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79cm" svg:height="0.081cm" svg:x="19.698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9" draw:text-style-name="P5" draw:layer="layout" svg:width="0.069cm" svg:height="0.108cm" svg:x="19.785cm" svg:y="10.393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9" draw:text-style-name="P5" draw:layer="layout" svg:width="0.091cm" svg:height="0.102cm" svg:x="19.878cm" svg:y="10.398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9.98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20.066cm" svg:y="10.405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20.11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7cm" svg:height="0.103cm" svg:x="20.201cm" svg:y="10.397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26" draw:id="id26">
          <draw:polygon draw:style-name="gr9" draw:text-style-name="P5" draw:layer="layout" svg:width="0.112cm" svg:height="0.078cm" svg:x="17.6cm" svg:y="12.226cm" svg:viewBox="0 0 113 79" draw:points="89,79 73,79 59,23 56,11 54,20 39,79 23,79 0,0 13,0 27,54 28,55 29,58 31,68 32,63 49,0 64,0 78,54 81,68 83,58 100,0 113,0">
            <text:p/>
          </draw:polygon>
          <draw:polygon draw:style-name="gr9" draw:text-style-name="P5" draw:layer="layout" svg:width="0.038cm" svg:height="0.079cm" svg:x="17.722cm" svg:y="12.225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7.774cm" svg:y="12.197cm" svg:viewBox="0 0 14 109" svg:d="M0 13v-13h14v13zM0 109v-79h14v79z">
            <text:p/>
          </draw:path>
          <draw:polygon draw:style-name="gr9" draw:text-style-name="P5" draw:layer="layout" svg:width="0.039cm" svg:height="0.097cm" svg:x="17.801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7.848cm" svg:y="12.225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91cm" svg:height="0.102cm" svg:x="17.941cm" svg:y="12.202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8.04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8.129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8.17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g>
        <draw:g xml:id="id23" draw:id="id23">
          <draw:polygon draw:style-name="gr9" draw:text-style-name="P5" draw:layer="layout" svg:width="0.112cm" svg:height="0.078cm" svg:x="18.623cm" svg:y="9.45cm" svg:viewBox="0 0 113 79" draw:points="89,79 73,79 59,23 56,11 54,20 39,79 23,79 0,0 13,0 27,54 28,55 29,58 31,68 32,63 49,0 64,0 78,54 81,68 83,58 100,0 113,0">
            <text:p/>
          </draw:polygon>
          <draw:polygon draw:style-name="gr9" draw:text-style-name="P5" draw:layer="layout" svg:width="0.038cm" svg:height="0.079cm" svg:x="18.744cm" svg:y="9.44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8.797cm" svg:y="9.421cm" svg:viewBox="0 0 14 109" svg:d="M0 13v-13h14v13zM0 109v-79h14v79z">
            <text:p/>
          </draw:path>
          <draw:polygon draw:style-name="gr9" draw:text-style-name="P5" draw:layer="layout" svg:width="0.039cm" svg:height="0.097cm" svg:x="18.823cm" svg:y="9.433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8.871cm" svg:y="9.44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olygon draw:style-name="gr9" draw:text-style-name="P5" draw:layer="layout" svg:width="0.083cm" svg:height="0.102cm" svg:x="18.964cm" svg:y="9.426cm" svg:viewBox="0 0 84 103" draw:points="0,103 0,0 81,0 81,11 15,11 15,44 76,44 76,56 15,56 15,92 84,92 84,103">
            <text:p/>
          </draw:polygon>
          <draw:polygon draw:style-name="gr9" draw:text-style-name="P5" draw:layer="layout" svg:width="0.065cm" svg:height="0.079cm" svg:x="19.063cm" svg:y="9.448cm" svg:viewBox="0 0 66 80" draw:points="52,80 52,30 52,27 52,25 52,23 51,22 51,20 51,19 51,18 51,17 50,16 49,16 48,15 48,14 47,13 46,13 45,12 45,11 44,11 42,11 41,11 40,11 39,11 37,10 35,10 33,11 31,11 29,11 29,11 28,11 26,12 26,12 25,13 23,13 23,14 22,14 21,15 20,16 20,17 19,18 18,18 18,19 18,20 16,23 15,25 15,27 15,29 14,32 14,35 14,80 1,80 1,18 0,7 0,4 0,2 0,1 13,1 13,1 13,1 13,2 13,4 13,7 13,15 14,15 15,13 16,11 18,9 19,8 20,6 22,6 23,4 25,4 26,3 28,2 29,1 31,1 34,1 36,0 37,0 40,0 43,0 46,1 49,1 52,1 53,2 54,3 55,3 56,4 57,4 58,5 59,6 60,6 61,7 61,8 61,9 62,10 63,11 64,13 64,15 65,18 66,21 66,24 66,28 66,80">
            <text:p/>
          </draw:polygon>
        </draw:g>
        <draw:g>
          <draw:polygon draw:style-name="gr9" draw:text-style-name="P5" draw:layer="layout" svg:width="0.066cm" svg:height="0.081cm" svg:x="18.807cm" svg:y="12.582cm" svg:viewBox="0 0 67 82" draw:points="14,40 15,44 15,48 15,51 15,54 16,57 17,59 18,62 19,63 20,64 20,65 20,66 21,66 22,67 23,68 24,68 25,69 26,70 27,70 28,71 29,71 30,71 31,71 32,71 34,71 35,71 37,71 38,71 40,71 42,71 43,70 45,69 46,68 47,68 48,67 48,67 49,66 49,66 50,65 51,64 51,63 51,63 52,61 52,60 53,58 53,56 67,57 67,60 66,62 64,65 64,67 62,69 61,71 59,73 57,75 55,77 52,78 50,79 47,80 45,81 42,81 39,82 35,82 31,82 27,81 26,81 23,80 22,80 20,79 18,78 17,78 15,77 14,76 12,75 12,74 10,73 9,71 8,70 7,68 6,67 5,66 4,64 4,62 2,59 1,54 1,50 0,46 0,41 0,36 1,32 1,28 2,23 4,20 4,18 5,16 6,15 7,13 8,12 9,11 10,9 12,8 12,7 14,6 15,5 17,4 18,4 20,3 22,2 23,1 26,1 27,1 31,0 35,0 38,0 41,1 44,1 47,1 49,2 52,4 54,5 56,6 58,8 60,10 61,12 63,13 64,16 65,18 66,21 67,23 53,25 52,23 52,21 51,20 51,19 50,18 49,16 48,16 47,14 47,13 46,13 45,13 45,13 44,12 43,12 42,11 40,11 39,11 37,11 35,11 32,11 31,11 30,11 29,11 28,11 26,11 26,12 24,13 23,13 23,13 22,14 21,15 20,16 20,16 19,17 18,18 18,19 18,20 17,21 16,24 15,27 15,30 15,33 15,37">
            <text:p/>
          </draw:polygon>
          <draw:polygon draw:style-name="gr9" draw:text-style-name="P5" draw:layer="layout" svg:width="0.013cm" svg:height="0.108cm" svg:x="18.888cm" svg:y="12.555cm" svg:viewBox="0 0 14 109" draw:points="0,109 0,0 14,0 14,109">
            <text:p/>
          </draw:polygon>
          <draw:polygon draw:style-name="gr9" draw:text-style-name="P5" draw:layer="layout" svg:width="0.066cm" svg:height="0.108cm" svg:x="18.922cm" svg:y="12.555cm" svg:viewBox="0 0 67 109" draw:points="51,109 23,73 14,80 14,109 0,109 0,0 14,0 14,68 50,30 66,30 32,63 67,109">
            <text:p/>
          </draw:polygon>
        </draw:g>
        <draw:g xml:id="id7" draw:id="id7">
          <draw:polygon draw:style-name="gr14" draw:text-style-name="P8" draw:layer="layout" svg:width="1.142cm" svg:height="2.666cm" svg:x="11.287cm" svg:y="10.017cm" svg:viewBox="0 0 1143 2667" draw:points="0,2667 0,0 1143,0 1143,2667">
            <text:p/>
          </draw:polygon>
          <draw:polygon draw:style-name="gr15" draw:text-style-name="P9" draw:layer="layout" svg:width="0.022cm" svg:height="0.114cm" svg:x="11.284cm" svg:y="11.201cm" svg:viewBox="0 0 23 115" draw:points="0,115 0,0 23,0 23,115">
            <text:p/>
          </draw:polygon>
          <draw:polygon draw:style-name="gr15" draw:text-style-name="P9" draw:layer="layout" svg:width="0.104cm" svg:height="0.089cm" svg:x="11.345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15" draw:text-style-name="P9" draw:layer="layout" svg:width="0.107cm" svg:height="0.09cm" svg:x="11.471cm" svg:y="11.226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15" draw:text-style-name="P9" draw:layer="layout" svg:width="0.062cm" svg:height="0.109cm" svg:x="11.591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olygon draw:style-name="gr15" draw:text-style-name="P9" draw:layer="layout" svg:width="0.061cm" svg:height="0.089cm" svg:x="11.671cm" svg:y="11.226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olygon draw:style-name="gr15" draw:text-style-name="P9" draw:layer="layout" svg:width="0.104cm" svg:height="0.089cm" svg:x="11.751cm" svg:y="11.228cm" svg:viewBox="0 0 105 90" draw:points="22,0 22,56 22,60 22,62 22,64 23,66 23,67 24,68 24,70 25,71 26,72 27,73 28,74 29,75 30,75 31,76 32,77 34,77 36,77 37,78 39,78 41,79 44,79 46,79 49,79 53,79 56,79 58,78 60,78 61,77 63,77 64,77 66,76 67,75 69,75 70,74 71,73 72,72 73,72 75,70 76,70 77,68 77,68 79,65 80,63 81,60 82,58 82,54 82,51 82,0 104,0 104,70 104,82 105,86 105,87 105,89 84,89 84,88 84,88 84,87 84,86 84,82 83,73 83,73 81,76 79,78 77,79 75,81 73,83 71,84 68,85 66,86 63,87 61,88 58,89 55,89 52,89 48,90 45,90 41,90 36,90 31,89 27,89 23,88 21,88 19,87 17,87 16,86 14,85 13,85 11,84 10,83 9,82 8,81 7,80 6,79 5,77 4,76 2,73 1,70 1,66 0,63 0,59 0,0">
            <text:p/>
          </draw:polygon>
          <draw:polygon draw:style-name="gr15" draw:text-style-name="P9" draw:layer="layout" svg:width="0.105cm" svg:height="0.09cm" svg:x="11.882cm" svg:y="11.226cm" svg:viewBox="0 0 106 91" draw:points="23,45 23,49 23,54 24,57 25,61 26,64 27,66 29,69 30,70 31,71 32,72 33,73 34,75 35,75 37,76 38,77 40,77 41,78 43,78 44,79 46,79 48,79 50,79 52,80 54,80 56,80 58,80 61,80 64,79 66,79 69,78 71,77 73,77 75,76 76,75 77,75 78,74 78,73 79,72 80,72 81,71 81,70 82,68 83,66 84,65 85,62 106,64 106,66 105,70 103,72 101,75 99,77 97,80 94,82 90,84 87,85 83,87 79,89 75,89 71,90 66,91 61,91 56,91 50,91 43,91 40,90 37,90 35,89 32,89 29,88 27,87 25,86 22,85 20,84 18,83 16,81 14,80 13,79 11,77 10,75 8,73 7,71 6,70 4,66 2,61 1,56 0,51 0,45 0,40 1,35 2,30 4,26 6,22 7,20 8,18 10,16 11,15 13,14 14,12 16,10 18,9 20,7 22,7 25,5 27,5 30,3 32,3 35,2 37,1 40,1 43,1 49,0 56,0 61,0 66,1 70,1 74,2 78,3 82,4 86,5 89,7 92,9 95,11 98,13 100,16 102,18 103,20 105,23 106,26 83,28 83,26 82,24 81,22 80,21 79,20 78,18 77,17 75,16 74,16 73,15 72,14 71,14 70,14 69,14 67,13 64,12 61,12 58,12 55,12 51,12 49,12 47,12 46,12 44,13 42,13 40,14 39,14 38,14 36,15 35,16 34,17 32,18 31,18 30,19 29,20 29,22 28,22 27,24 26,26 25,30 24,33 23,37 23,41">
            <text:p/>
          </draw:polygon>
          <draw:polygon draw:style-name="gr15" draw:text-style-name="P9" draw:layer="layout" svg:width="0.062cm" svg:height="0.109cm" svg:x="11.997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15" draw:text-style-name="P9" draw:layer="layout" svg:width="0.021cm" svg:height="0.12cm" svg:x="12.078cm" svg:y="11.195cm" svg:viewBox="0 0 22 121" svg:d="M0 14v-14h22v14zM0 121v-88h22v88z">
            <text:p/>
          </draw:path>
          <draw:path draw:style-name="gr15" draw:text-style-name="P9" draw:layer="layout" svg:width="0.116cm" svg:height="0.09cm" svg:x="12.126cm" svg:y="11.226cm" svg:viewBox="0 0 117 91" svg:d="M117 45l-1 6v5l-1 6-2 4-2 4-2 2-1 2-1 1-2 2-2 2-1 1-2 1-2 2-3 1-2 1-2 1-3 1-2 1-3 1h-3l-3 1-6 1h-6-7-7-7l-3-1h-3l-3-1h-2l-3-1-2-1-3-1-2-1-2-1-3-1-2-2-1-1-2-2-2-1-1-2-2-2-1-2-1-2-2-4-2-4-1-5-1-5v-6-5l1-5 1-5 2-4 2-4 2-4 3-4 4-2 4-3 4-3 5-1 5-2 6-2h6l6-1h7 8l6 1h7l3 1 2 1h3l3 1 2 1 2 1 3 1 2 2h2l2 2 1 2 2 1 1 2 2 2 1 1 1 2 2 4 2 5 1 5v5zM94 45v-4l-1-4v-4l-1-3-1-4-2-2v-2h-1l-1-2-1-1-1-1-1-1-2-1h-1l-1-1-2-1h-1l-2-1-2-1h-1-2-2l-5-1h-4-5l-4 1h-2-2-2l-2 1-1 1h-2l-1 1-2 1h-1l-1 2h-2l-1 2h-1l-1 2-1 1v1l-2 3-1 3-1 4-1 3v4 4 5 4l1 4 1 3 1 3 2 3 1 3h1l1 2 1 1 1 1 2 1 1 1 1 1h2l1 1 2 1h2 1l2 1h2l2 1h2 5 4l5-1h2l2-1h1 2l2-1 2-1h1l2-1 1-1 1-1 1-1 1-1 1-1 1-1 1-2 1-1 2-3 1-3 1-3v-4l1-4z">
            <text:p/>
          </draw:path>
          <draw:polygon draw:style-name="gr15" draw:text-style-name="P9" draw:layer="layout" svg:width="0.104cm" svg:height="0.089cm" svg:x="12.268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15" draw:text-style-name="P9" draw:layer="layout" svg:width="0.061cm" svg:height="0.089cm" svg:x="11.468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ath draw:style-name="gr15" draw:text-style-name="P9" draw:layer="layout" svg:width="0.115cm" svg:height="0.09cm" svg:x="11.543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ath draw:style-name="gr15" draw:text-style-name="P9" draw:layer="layout" svg:width="0.11cm" svg:height="0.124cm" svg:x="11.678cm" svg:y="11.412cm" svg:viewBox="0 0 111 125" svg:d="M56 125h-5l-5-1h-5l-4-1h-5l-3-2h-4l-3-2-3-2-3-1-3-2-2-2-2-2-1-2-2-2-1-3 22-2 1 1 1 2 1 1 1 1 1 1 1 1 2 1 2 1 2 1 2 1h2 2l3 1h3 2 3 4 4l3-1h4l2-1 3-1 2-2 3-1 2-2 1-1 2-2 1-3 1-3v-3l1-2v-3-14l-2 2-2 2-2 1-2 2-2 2-2 1-3 1-2 2h-3l-3 1-3 1h-3l-3 1-3 1h-4-3-6l-6-1-2-1h-3-2l-2-1-2-1h-2l-2-2h-2l-2-2h-2l-1-2-2-1-1-1-1-2-2-2-1-1-2-4-1-4-1-4-1-5-1-6v-5-6l1-5 1-5 1-4 2-5 2-3 1-2 1-2 2-1 1-1 2-2 1-1 2-2 2-1 2-1 2-1 2-1h2l3-1 2-1h3 2l6-1h6 3 4l3 1h3 3l3 2h2l3 1 2 1 3 2 2 1 2 1 2 2 2 2 1 2 2 1v-8l1-3v-2-1h21v3 4l-1 11v67 5l-1 4-1 4-1 4-2 3-2 3-3 3-3 2-4 2-4 2-4 2-5 2h-6l-5 1-7 1zM89 46v-3l-1-2v-3-2l-1-3-1-2-1-2-1-2-1-2-1-1-1-2-2-2-1-1-2-1-2-2-2-1-2-1h-2l-2-1-2-1h-3-2l-2-1h-3-4l-2 1h-1-2-2-2l-1 1-2 1h-1l-1 1-2 1h-1l-1 1-1 1-1 1-1 1-1 2-1 2-2 2-1 4v3l-1 4v4l-1 5 1 4v4 4l1 4 1 2 1 3 2 3 1 1 1 1v1l1 1 2 1h1l1 1 1 1h2l1 1 2 1h1 2 2l2 1h2 4 2 3l2-1h3 2l2-1 2-1 2-1 2-1 2-1 2-2 1-1 2-2 1-1 1-2 1-2 1-2 1-2 1-2 1-2v-2-3l1-3z">
            <text:p/>
          </draw:path>
          <draw:path draw:style-name="gr15" draw:text-style-name="P9" draw:layer="layout" svg:width="0.021cm" svg:height="0.12cm" svg:x="11.82cm" svg:y="11.381cm" svg:viewBox="0 0 22 121" svg:d="M0 14v-14h22v14zM0 121v-88h22v88z">
            <text:p/>
          </draw:path>
          <draw:polygon draw:style-name="gr15" draw:text-style-name="P9" draw:layer="layout" svg:width="0.107cm" svg:height="0.09cm" svg:x="11.865cm" svg:y="11.412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15" draw:text-style-name="P9" draw:layer="layout" svg:width="0.062cm" svg:height="0.109cm" svg:x="11.985cm" svg:y="11.394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15" draw:text-style-name="P9" draw:layer="layout" svg:width="0.115cm" svg:height="0.09cm" svg:x="12.06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olygon draw:style-name="gr15" draw:text-style-name="P9" draw:layer="layout" svg:width="0.061cm" svg:height="0.089cm" svg:x="12.2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g>
        <draw:g>
          <draw:polygon draw:style-name="gr9" draw:text-style-name="P5" draw:layer="layout" svg:width="0.09cm" svg:height="0.115cm" svg:x="11.803cm" svg:y="12.523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9" draw:text-style-name="P5" draw:layer="layout" svg:width="0.018cm" svg:height="0.153cm" svg:x="11.914cm" svg:y="12.484cm" svg:viewBox="0 0 19 154" draw:points="0,154 0,0 19,0 19,154">
            <text:p/>
          </draw:polygon>
          <draw:polygon draw:style-name="gr9" draw:text-style-name="P5" draw:layer="layout" svg:width="0.091cm" svg:height="0.153cm" svg:x="11.96cm" svg:y="12.484cm" svg:viewBox="0 0 92 154" draw:points="70,154 32,103 19,114 19,154 0,154 0,0 19,0 19,96 68,42 90,42 44,90 92,154">
            <text:p/>
          </draw:polygon>
        </draw:g>
        <draw:g xml:id="id12" draw:id="id12">
          <draw:path draw:style-name="gr16" draw:text-style-name="P5" draw:layer="layout" svg:width="0.018cm" svg:height="0.153cm" svg:x="22.877cm" svg:y="10.561cm" svg:viewBox="0 0 19 154" svg:d="M0 18v-18h19v18zM0 154v-112h19v112z">
            <text:p/>
          </draw:path>
          <draw:polygon draw:style-name="gr16" draw:text-style-name="P5" draw:layer="layout" svg:width="0.089cm" svg:height="0.113cm" svg:x="22.924cm" svg:y="10.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16" draw:text-style-name="P5" draw:layer="layout" svg:width="0.14cm" svg:height="0.145cm" svg:x="23.028cm" svg:y="10.568cm" svg:viewBox="0 0 141 146" svg:d="M120 146l-16-43h-67l-17 43h-20l60-146h22l59 146zM70 15v3l-2 4-2 5-4 13-19 48h55l-19-49-6-16z">
            <text:p/>
          </draw:path>
        </draw:g>
        <draw:g xml:id="id30" draw:id="id30">
          <draw:path draw:style-name="gr9" draw:text-style-name="P5" draw:layer="layout" svg:width="0.018cm" svg:height="0.153cm" svg:x="22.936cm" svg:y="11.468cm" svg:viewBox="0 0 19 154" svg:d="M0 18v-18h19v18zM0 154v-112h19v112z">
            <text:p/>
          </draw:path>
          <draw:polygon draw:style-name="gr9" draw:text-style-name="P5" draw:layer="layout" svg:width="0.089cm" svg:height="0.113cm" svg:x="22.983cm" svg:y="11.50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23.104cm" svg:y="11.47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9" draw:text-style-name="P5" draw:layer="layout" svg:width="0.099cm" svg:height="0.115cm" svg:x="24.21cm" svg:y="11.108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24.334cm" svg:y="11.11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24.441cm" svg:y="11.08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frame draw:style-name="gr17" draw:text-style-name="P10" draw:layer="layout" svg:width="1.778cm" svg:height="0.962cm" svg:x="14.09cm" svg:y="1.133cm">
          <draw:text-box>
            <text:p>beq</text:p>
          </draw:text-box>
        </draw:frame>
        <draw:line draw:style-name="gr18" draw:text-style-name="P11" draw:layer="layout" svg:x1="13.455cm" svg:y1="7.356cm" svg:x2="13.455cm" svg:y2="7.355cm">
          <text:p/>
        </draw:line>
        <draw:custom-shape draw:style-name="gr19" draw:text-style-name="P12" draw:layer="layout" svg:width="1.27cm" svg:height="1.397cm" svg:x="9.772cm" svg:y="15.103cm">
          <draw:glue-point draw:id="4" svg:x="-3cm" svg:y="-3.178cm"/>
          <text:p text:style-name="P12">clk</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xml:id="id27" draw:id="id27">
          <draw:path draw:style-name="gr20" draw:text-style-name="P13" draw:layer="layout" svg:width="1.397cm" svg:height="0.762cm" svg:x="15.477cm" svg:y="14.462cm" svg:viewBox="0 0 1398 763" svg:d="M1398 382c0 66-32 132-94 190-61 58-149 106-255 140-107 33-227 51-350 51s-243-18-349-51c-107-34-195-82-256-140-62-58-94-124-94-190 0-67 32-133 94-191 61-58 149-106 256-140 106-33 226-51 349-51s243 18 350 51c106 34 194 82 255 140 62 58 94 124 94 191z">
            <text:p/>
          </draw:path>
          <draw:path draw:style-name="gr21" draw:text-style-name="P6" draw:layer="layout" svg:width="0.098cm" svg:height="0.115cm" svg:x="15.769cm" svg:y="14.801cm" svg:viewBox="0 0 99 116" svg:d="M20 62c0 13 2 23 8 30 5 7 13 10 23 10 8 0 14-2 19-5s8-7 10-12l16 5c-6 17-21 26-45 26-17 0-29-5-38-15s-13-24-13-44c0-18 4-32 13-42s21-15 37-15c33 0 49 20 49 60v2zM80 48c-1-12-4-21-9-26-5-6-12-8-21-8s-16 3-22 9c-5 6-8 14-8 25z">
            <text:p/>
          </draw:path>
          <draw:polygon draw:style-name="gr21" draw:text-style-name="P6" draw:layer="layout" svg:width="0.1cm" svg:height="0.111cm" svg:x="15.881cm" svg:y="14.803cm" svg:viewBox="0 0 101 112" draw:points="81,112 50,66 20,112 0,112 40,54 2,0 22,0 50,44 78,0 99,0 61,54 101,112">
            <text:p/>
          </draw:polygon>
          <draw:path draw:style-name="gr21" draw:text-style-name="P6" draw:layer="layout" svg:width="0.053cm" svg:height="0.138cm" svg:x="15.987cm" svg:y="14.779cm" svg:viewBox="0 0 54 139" svg:d="M54 136c-6 2-12 2-19 3-15-1-22-9-22-26v-74h-13v-14h14l5-25h13v25h20v14h-20v70c0 6 0 9 2 11 2 3 5 4 9 4 3 0 6-1 11-2z">
            <text:p/>
          </draw:path>
          <draw:path draw:style-name="gr21" draw:text-style-name="P6" draw:layer="layout" svg:width="0.098cm" svg:height="0.115cm" svg:x="16.053cm" svg:y="14.801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89cm" svg:height="0.113cm" svg:x="16.176cm" svg:y="14.801cm" svg:viewBox="0 0 90 114" svg:d="M71 114v-71c0-7 0-13-2-17-1-4-4-7-7-9s-8-3-14-3c-9 0-16 3-21 10-5 6-8 14-8 25v65h-18v-88c0-13-1-21-1-24h18c0 0 0 1 0 3 0 1 0 3 0 5s0 6 0 11h1c4-8 9-13 15-16 5-3 12-5 21-5 12 0 21 3 27 9 5 6 8 16 8 30v75z">
            <text:p/>
          </draw:path>
          <draw:path draw:style-name="gr21" draw:text-style-name="P6" draw:layer="layout" svg:width="0.094cm" svg:height="0.154cm" svg:x="16.29cm" svg:y="14.762cm" svg:viewBox="0 0 95 155" svg:d="M76 135c-3 7-8 13-14 16-5 3-12 4-21 4-14 0-24-4-31-14-7-9-10-24-10-43 0-39 14-59 41-59 9 0 16 2 21 5 6 3 11 8 14 15v-13-46h19v130c0 12 0 20 0 23h-17c-1-1-1-3-1-7s0-8 0-11zM20 97c0 16 2 27 6 34s11 10 20 10c11 0 18-4 23-11s7-19 7-34-2-26-7-33-12-10-23-10c-9 0-16 3-20 10s-6 19-6 34z">
            <text:p/>
          </draw:path>
          <draw:path draw:style-name="gr21" draw:text-style-name="P6" draw:layer="layout" svg:width="0.098cm" svg:height="0.115cm" svg:x="16.408cm" svg:y="14.801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52cm" svg:height="0.113cm" svg:x="16.532cm" svg:y="14.801cm" svg:viewBox="0 0 53 114" svg:d="M1 114v-86c0-8-1-16-1-26h18c0 13 0 20 0 23h1c3-10 6-16 10-20 4-3 9-5 16-5 3 0 5 0 8 1v17c-2-1-6-1-10-1-8 0-14 3-18 10s-6 16-6 29v58z">
            <text:p/>
          </draw:path>
        </draw:g>
        <draw:g xml:id="id19" draw:id="id19">
          <draw:polygon draw:style-name="gr9" draw:text-style-name="P5" draw:layer="layout" svg:width="0.086cm" svg:height="0.111cm" svg:x="23.484cm" svg:y="10.491cm" svg:viewBox="0 0 87 112" draw:points="0,112 0,98 63,14 4,14 4,0 85,0 85,14 22,98 87,98 87,112">
            <text:p/>
          </draw:polygon>
          <draw:path draw:style-name="gr9" draw:text-style-name="P5" draw:layer="layout" svg:width="0.098cm" svg:height="0.115cm" svg:x="23.59cm" svg:y="10.489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9" draw:text-style-name="P5" draw:layer="layout" svg:width="0.052cm" svg:height="0.113cm" svg:x="23.713cm" svg:y="10.48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9" draw:text-style-name="P5" draw:layer="layout" svg:width="0.099cm" svg:height="0.115cm" svg:x="23.78cm" svg:y="10.48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22" draw:text-style-name="P14" xml:id="id18" draw:id="id18" draw:layer="layout" svg:width="1.651cm" svg:height="0.635cm" svg:x="11.542cm" svg:y="6.72cm">
          <text:p text:style-name="P14"><text:span text:style-name="T2">contro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24" draw:id="id24">
          <draw:path draw:style-name="gr23" draw:text-style-name="P6" draw:layer="layout" svg:width="0.099cm" svg:height="0.115cm" svg:x="22.773cm" svg:y="10.21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23" draw:text-style-name="P6" draw:layer="layout" svg:width="0.094cm" svg:height="0.157cm" svg:x="22.897cm" svg:y="10.219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3" draw:id="id3">
          <draw:glue-point draw:id="4" svg:x="-1.248cm" svg:y="-5.015cm"/>
          <draw:glue-point draw:id="5" svg:x="1.248cm" svg:y="-5.015cm"/>
          <draw:polygon draw:style-name="gr24" draw:text-style-name="P15" draw:layer="layout" svg:width="1.016cm" svg:height="0.635cm" svg:x="4.81cm" svg:y="9cm" svg:viewBox="0 0 1017 636" draw:points="254,0 254,477 0,477 508,636 1017,477 762,477 762,0">
            <text:p/>
          </draw:polygon>
          <draw:path draw:style-name="gr25" draw:text-style-name="P6" draw:layer="layout" svg:width="0.108cm" svg:height="0.115cm" svg:x="5.149cm" svg:y="9.236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25" draw:text-style-name="P6" draw:layer="layout" svg:width="0.089cm" svg:height="0.113cm" svg:x="5.273cm" svg:y="9.23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25" draw:text-style-name="P6" draw:layer="layout" svg:width="0.094cm" svg:height="0.154cm" svg:x="5.385cm" svg:y="9.197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g xml:id="id9" draw:id="id9">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14.842cm" svg:y="9.001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5.041cm" svg:y="9.581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5.263cm" svg:y="9.583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5.397cm" svg:y="9.583cm" svg:viewBox="0 0 129 143" draw:points="102,143 64,84 25,143 0,143 50,70 2,0 28,0 64,56 99,0 126,0 78,69 129,143">
            <text:p/>
          </draw:polygon>
        </draw:g>
        <draw:polygon draw:style-name="gr28" draw:text-style-name="P6" draw:layer="layout" svg:width="0.068cm" svg:height="0.103cm" svg:x="14.947cm" svg:y="9.845cm" svg:viewBox="0 0 69 104" draw:points="0,104 0,93 28,93 28,13 3,29 3,17 30,0 43,0 43,93 69,93 69,104">
          <text:p/>
        </draw:polygon>
        <draw:path draw:style-name="gr28" draw:text-style-name="P6" draw:layer="layout" svg:width="0.076cm" svg:height="0.106cm" svg:x="14.94cm" svg:y="9.219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21" draw:id="id21">
          <draw:path draw:style-name="gr9" draw:text-style-name="P5" draw:layer="layout" svg:width="0.075cm" svg:height="0.082cm" svg:x="15.515cm" svg:y="9.549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5.609cm" svg:y="9.5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5.691cm" svg:y="9.533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draw:layer="layout" svg:width="0.069cm" svg:height="0.082cm" svg:x="15.222cm" svg:y="9.059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0" draw:text-style-name="P16" draw:layer="layout" draw:line-skew="0cm -4.586cm" svg:x1="8.366cm" svg:y1="6.209cm" svg:x2="1.502cm" svg:y2="11.561cm" draw:start-shape="id1" draw:start-glue-point="1" draw:end-shape="id2" draw:end-glue-point="3" svg:d="M8366 6209h500v-2542h-7865v7894h501" svg:viewBox="0 0 7866 7895">
          <text:p/>
        </draw:connector>
        <draw:connector draw:style-name="gr31" draw:text-style-name="P11" draw:layer="layout" draw:type="line" svg:x1="5.318cm" svg:y1="9.636cm" svg:x2="5.245cm" svg:y2="10.656cm" draw:start-shape="id3" draw:start-glue-point="2" draw:end-shape="id4" draw:end-glue-point="0" svg:d="M5318 9636l-73 1020" svg:viewBox="0 0 74 1021">
          <text:p/>
        </draw:connector>
        <draw:connector draw:style-name="gr31" draw:text-style-name="P11" xml:id="id15" draw:id="id15" draw:layer="layout" draw:type="line" svg:x1="5.681cm" svg:y1="11.289cm" svg:x2="7.478cm" svg:y2="11.289cm" draw:start-shape="id4" draw:end-shape="id5" svg:d="M5681 11289h1797" svg:viewBox="0 0 1798 1">
          <text:p/>
        </draw:connector>
        <draw:g>
          <draw:path draw:style-name="gr9" draw:text-style-name="P5" draw:layer="layout" svg:width="0.075cm" svg:height="0.082cm" svg:x="9.165cm" svg:y="11.303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9.259cm" svg:y="11.304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9.341cm" svg:y="11.287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g xml:id="id2" draw:id="id2">
          <draw:polygon draw:style-name="gr32" draw:text-style-name="P1" draw:layer="layout" svg:width="1.275cm" svg:height="2.666cm" svg:x="1.502cm" svg:y="10.228cm" svg:viewBox="0 0 1276 2667" draw:points="0,2667 0,0 1276,0 1276,2667">
            <text:p/>
          </draw:polygon>
          <draw:path draw:style-name="gr33" draw:text-style-name="P2" draw:layer="layout" svg:width="0.075cm" svg:height="0.262cm" svg:x="2.061cm" svg:y="11.493cm" svg:viewBox="0 0 76 263" svg:d="M76 96v22l-1 11-1 9-1 9-2 8-1 7-2 7-2 5-3 5-3 4-3 4-3 3-3 1-4 2h-4-2l-3-1h-2l-3-1-1-1-2-2-2-1-2-2-2-2-2-3-1-2-1-3-1-3-2-4-1-3-1-4v2 6 21 73h-15v-222-24-8-6h14v1 1l1 3v13 12l2-4 1-4 1-3 1-4 2-3 1-2 1-3 2-2 2-2 2-1 2-2 1-1 3-1h2l3-1h2 4l4 1 2 1 2 1 1 1 1 2 2 1 1 2 2 2 1 2 2 2 1 3 1 2 1 3 1 3 1 3v4l1 3 2 8 1 9 1 9 1 10v12zM60 96v-9-9-8l-1-7-1-7-1-6v-2l-1-3v-2l-1-2v-2l-1-2-1-2v-2l-1-1-1-2-1-1-1-1-1-1-1-1h-2l-1-1h-1l-1-1h-3-2-2l-2 1-1 1-2 1-2 1-1 2-1 1-1 1-1 2-1 2-1 3-1 3-1 3v3l-1 4-1 4-1 4v5l-1 5v5 5l-1 6v13 9l1 8v7l1 7 1 7 1 6v2l1 3v2l1 3 1 2v2l1 2 1 1 1 2 1 1 1 2 1 1 2 1 1 1h1l1 1h2l1 1h3 3l1-1h1l1-1h1l2-1 1-1 1-1 1-2 1-1v-1l1-2 1-2 1-2v-2l1-2v-2l1-3v-3l1-6 1-7 1-7v-8-9z">
            <text:p/>
          </draw:path>
          <draw:polygon draw:style-name="gr33" draw:text-style-name="P2" draw:layer="layout" svg:width="0.072cm" svg:height="0.192cm" svg:x="2.151cm" svg:y="11.492cm" svg:viewBox="0 0 73 193" draw:points="15,96 16,105 16,113 16,121 17,128 18,135 19,141 20,146 21,149 21,151 22,153 22,155 23,157 24,159 25,160 26,162 27,163 28,164 29,165 30,166 32,167 33,168 34,168 35,169 37,169 38,169 40,169 42,168 44,168 45,167 47,165 48,164 50,162 51,160 52,159 53,157 53,156 54,155 54,153 55,152 55,148 56,145 57,141 57,137 58,132 73,134 72,141 71,147 70,153 69,159 68,164 66,169 64,173 62,177 59,181 57,184 54,187 51,189 48,191 45,192 42,193 38,193 34,193 30,192 28,191 26,190 24,189 22,187 20,185 19,184 17,182 15,179 14,177 12,174 11,172 10,169 9,165 8,162 7,159 6,155 5,151 4,147 2,138 1,129 0,119 0,108 0,96 0,85 0,74 1,64 2,55 4,46 5,42 6,38 7,35 8,31 9,28 10,25 11,22 12,19 14,16 15,14 17,12 19,10 20,8 22,6 24,5 26,3 28,2 30,2 34,0 38,0 42,0 45,1 48,2 51,4 54,6 56,8 59,11 61,15 63,19 65,23 67,27 68,32 70,38 71,43 72,49 72,56 57,58 57,54 56,51 55,47 55,44 54,41 53,38 52,36 51,33 51,32 50,31 49,30 49,29 48,29 47,28 45,27 44,26 42,25 40,24 38,24 35,25 33,25 33,25 31,26 30,27 29,27 28,28 27,29 26,31 25,32 24,34 23,35 22,37 22,39 21,41 20,43 20,45 19,48 19,50 18,56 17,63 16,70 16,78 16,86">
            <text:p/>
          </draw:polygon>
        </draw:g>
        <draw:g>
          <draw:path draw:style-name="gr34" draw:text-style-name="P6" draw:layer="layout" svg:width="0.051cm" svg:height="0.115cm" svg:x="1.566cm" svg:y="11.574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4" draw:text-style-name="P6" draw:layer="layout" svg:width="0.044cm" svg:height="0.154cm" svg:x="1.623cm" svg:y="11.535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4" draw:text-style-name="P6" draw:layer="layout" svg:width="0.024cm" svg:height="0.113cm" svg:x="1.681cm" svg:y="11.574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4" draw:text-style-name="P6" draw:layer="layout" svg:width="0.058cm" svg:height="0.012cm" svg:x="1.708cm" svg:y="11.717cm" svg:viewBox="0 0 59 13" draw:points="0,13 0,0 59,0 59,13">
            <text:p/>
          </draw:polygon>
          <draw:path draw:style-name="gr34" draw:text-style-name="P6" draw:layer="layout" svg:width="0.008cm" svg:height="0.153cm" svg:x="1.773cm" svg:y="11.535cm" svg:viewBox="0 0 9 154" svg:d="M0 18v-18h9v18zM0 154v-112h9v112z">
            <text:p/>
          </draw:path>
          <draw:polygon draw:style-name="gr34" draw:text-style-name="P6" draw:layer="layout" svg:width="0.042cm" svg:height="0.113cm" svg:x="1.795cm" svg:y="11.574cm" svg:viewBox="0 0 43 114" draw:points="34,114 34,43 34,38 34,35 34,33 33,31 33,29 33,27 33,26 33,24 33,23 32,22 32,21 31,20 31,19 30,18 30,17 29,16 29,16 28,15 27,15 26,15 25,15 24,14 23,14 22,15 20,15 19,15 19,16 18,16 17,17 17,17 16,18 15,19 15,20 14,20 14,21 13,22 13,24 12,25 12,26 11,27 11,29 11,32 10,35 10,38 10,41 9,45 9,49 9,114 0,114 0,26 0,10 0,5 0,3 0,2 9,2 9,2 9,2 9,3 9,5 9,10 9,21 9,21 10,18 11,16 11,13 12,11 13,9 14,8 15,6 16,5 17,4 18,3 19,2 21,1 22,1 23,0 24,0 26,0 28,0 30,1 32,1 34,2 34,3 35,4 36,4 37,5 37,6 38,7 38,8 39,9 40,10 40,12 40,13 41,14 41,16 42,18 42,21 43,25 43,30 43,34 43,39 43,114">
            <text:p/>
          </draw:polygon>
        </draw:g>
        <draw:g>
          <draw:polygon draw:style-name="gr13" draw:text-style-name="P6" draw:layer="layout" svg:width="0.043cm" svg:height="0.115cm" svg:x="2.059cm" svg:y="12.717cm" svg:viewBox="0 0 44 116" draw:points="9,57 10,63 10,68 10,73 10,77 11,81 11,84 12,88 12,89 13,91 13,92 13,93 14,94 14,95 15,96 16,97 16,98 17,99 18,99 18,100 19,100 20,101 21,101 21,101 22,101 23,101 24,101 25,101 26,101 27,100 28,99 29,98 30,97 31,96 31,95 32,95 32,94 32,93 33,92 33,91 33,90 33,89 34,87 34,85 34,82 35,79 44,81 44,85 43,88 42,92 42,95 41,98 40,101 38,104 37,106 36,109 34,111 33,112 31,114 29,115 27,115 25,116 23,116 21,116 18,115 17,115 15,114 14,113 13,112 12,111 11,110 10,109 9,108 8,106 8,105 7,103 6,101 5,99 4,97 4,95 3,93 3,91 2,88 1,83 1,77 0,71 0,65 0,58 0,51 0,45 1,39 1,33 2,28 3,25 3,23 4,21 5,19 5,17 6,15 7,13 8,11 8,10 9,8 10,7 11,6 12,5 13,4 14,3 15,2 17,1 18,1 20,0 23,0 25,0 27,1 29,1 31,2 32,3 34,5 35,7 37,9 38,11 39,14 40,17 41,19 42,23 43,26 43,30 44,33 34,35 34,33 34,30 33,28 33,27 33,25 32,23 32,22 31,20 31,19 30,19 30,18 29,18 29,17 28,17 27,16 26,15 25,15 24,15 23,15 21,15 20,15 20,15 19,16 18,16 17,16 17,17 16,18 15,18 15,19 14,20 14,21 13,22 13,23 12,24 12,26 12,27 11,29 11,30 11,34 10,38 10,42 10,47 10,52">
            <text:p/>
          </draw:polygon>
          <draw:polygon draw:style-name="gr13" draw:text-style-name="P6" draw:layer="layout" svg:width="0.008cm" svg:height="0.153cm" svg:x="2.112cm" svg:y="12.678cm" svg:viewBox="0 0 9 154" draw:points="0,154 0,0 9,0 9,154">
            <text:p/>
          </draw:polygon>
          <draw:polygon draw:style-name="gr13" draw:text-style-name="P6" draw:layer="layout" svg:width="0.043cm" svg:height="0.153cm" svg:x="2.134cm" svg:y="12.678cm" svg:viewBox="0 0 44 154" draw:points="33,154 15,103 9,114 9,154 0,154 0,0 9,0 9,96 33,42 43,42 21,90 44,154">
            <text:p/>
          </draw:polygon>
        </draw:g>
        <draw:g>
          <draw:path draw:style-name="gr35" draw:text-style-name="P6" draw:layer="layout" svg:width="0.051cm" svg:height="0.115cm" svg:x="2.409cm" svg:y="11.556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5" draw:text-style-name="P6" draw:layer="layout" svg:width="0.044cm" svg:height="0.154cm" svg:x="2.466cm" svg:y="11.517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5" draw:text-style-name="P6" draw:layer="layout" svg:width="0.024cm" svg:height="0.113cm" svg:x="2.525cm" svg:y="11.556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5" draw:text-style-name="P6" draw:layer="layout" svg:width="0.058cm" svg:height="0.012cm" svg:x="2.551cm" svg:y="11.699cm" svg:viewBox="0 0 59 13" draw:points="0,13 0,0 59,0 59,13">
            <text:p/>
          </draw:polygon>
          <draw:path draw:style-name="gr35" draw:text-style-name="P6" draw:layer="layout" svg:width="0.047cm" svg:height="0.115cm" svg:x="2.614cm" svg:y="11.556cm" svg:viewBox="0 0 48 116" svg:d="M48 58v7l-1 7v6l-1 6-1 5v2l-1 3v2l-1 2v2l-1 2-1 1-1 2-1 2-1 1-1 1-1 1-1 1-1 1-1 1-1 1-3 1-2 1h-3-3l-3-1h-1l-1-1-2-1-1-1-1-1-1-1v-1l-1-1-1-2-1-1-1-2-1-2-1-2v-2l-1-2-1-2v-3l-1-2-1-5v-6l-1-6v-6-7-7-7l1-6v-5l1-6 1-4 2-5 1-4 2-3 2-3 1-2 2-2 3-2 2-1 3-1h3 3l3 1 3 1v1l1 1h2l1 2 1 1 1 1 1 1 1 2v1l1 2 1 2 1 2v2 2l1 2v3l1 5 1 6v6l1 7zM39 58l-1-6v-5-5-4l-1-4v-4l-1-1v-2l-1-1v-2-1l-1-1v-1l-1-1v-1l-1-1v-1l-1-1h-1l-1-1-1-1h-2-2-2-1l-1 1h-1l-1 1h-1v1l-1 1-1 1v1l-1 1v1l-1 1v1l-1 2v1l-1 2v2 3l-1 4v5 4 5 6 5 5 5 4l1 4v4l1 3v2l1 1v1l1 2v1l1 1v1l1 1 1 1 1 1 1 1h1v1h1 1 1 2 2l1-1h1l1-1h1v-1l1-1 1-1v-1-1l1-1v-1l1-1v-2l1-1v-2-2l1-3 1-4v-5-4-6z">
            <text:p/>
          </draw:path>
          <draw:polygon draw:style-name="gr35" draw:text-style-name="P6" draw:layer="layout" svg:width="0.042cm" svg:height="0.113cm" svg:x="2.673cm" svg:y="11.558cm" svg:viewBox="0 0 43 114" draw:points="9,0 9,71 9,76 9,79 9,81 10,83 10,85 10,87 10,88 10,90 11,91 11,92 11,93 12,94 12,95 13,96 13,97 14,98 15,98 15,99 16,99 17,99 18,99 19,100 20,100 22,99 23,99 24,99 24,98 25,98 26,97 26,97 27,96 28,95 28,94 29,94 29,93 30,92 30,90 31,89 31,88 32,87 32,85 33,83 33,79 33,76 33,73 34,69 34,65 34,0 43,0 43,88 43,104 43,109 43,111 43,112 34,112 34,112 34,112 34,111 34,109 34,104 34,93 34,93 33,96 33,98 32,101 31,103 30,105 29,106 28,108 27,109 26,110 25,111 24,112 22,113 21,113 20,114 19,114 17,114 15,114 13,113 11,113 10,112 9,111 8,110 7,110 6,109 6,108 5,107 5,106 4,105 3,104 3,102 3,101 2,100 2,98 1,96 1,93 0,89 0,84 0,80 0,75 0,0">
            <text:p/>
          </draw:polygon>
          <draw:polygon draw:style-name="gr35" draw:text-style-name="P6" draw:layer="layout" svg:width="0.025cm" svg:height="0.138cm" svg:x="2.724cm" svg:y="11.534cm" svg:viewBox="0 0 26 139" draw:points="26,136 25,137 24,137 22,138 22,138 20,138 19,138 18,138 17,139 16,138 14,138 13,138 12,137 11,136 11,135 10,134 9,132 8,130 8,129 7,127 7,124 7,122 6,119 6,116 6,113 6,39 0,39 0,25 7,25 9,0 15,0 15,25 25,25 25,39 15,39 15,109 15,111 15,113 15,114 15,116 16,117 16,118 16,119 16,119 16,120 16,120 16,120 17,121 17,121 17,122 17,122 17,122 18,122 18,123 18,123 18,123 19,123 19,124 20,124 21,124 21,124 22,124 23,123 24,123 26,122">
            <text:p/>
          </draw:polygon>
        </draw:g>
        <draw:g xml:id="id4" draw:id="id4">
          <draw:glue-point draw:id="4" svg:x="-5cm" svg:y="2.693cm"/>
          <draw:glue-point draw:id="5" svg:x="-5cm" svg:y="3.462cm"/>
          <draw:glue-point draw:id="6" svg:x="-5cm" svg:y="1.924cm"/>
          <draw:glue-point draw:id="7" svg:x="-2.779cm" svg:y="5cm"/>
          <draw:polygon draw:style-name="gr26" draw:text-style-name="P1" draw:layer="layout" svg:width="0.87cm" svg:height="1.265cm" svg:x="4.81cm" svg:y="10.656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5.009cm" svg:y="11.236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5.231cm" svg:y="11.238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5.365cm" svg:y="11.238cm" svg:viewBox="0 0 129 143" draw:points="102,143 64,84 25,143 0,143 50,70 2,0 28,0 64,56 99,0 126,0 78,69 129,143">
            <text:p/>
          </draw:polygon>
        </draw:g>
        <draw:polygon draw:style-name="gr28" draw:text-style-name="P6" draw:layer="layout" svg:width="0.068cm" svg:height="0.103cm" svg:x="4.915cm" svg:y="11.5cm" svg:viewBox="0 0 69 104" draw:points="0,104 0,93 28,93 28,13 3,29 3,17 30,0 43,0 43,93 69,93 69,104">
          <text:p/>
        </draw:polygon>
        <draw:path draw:style-name="gr28" draw:text-style-name="P6" xml:id="id17" draw:id="id17" draw:layer="layout" svg:width="0.076cm" svg:height="0.106cm" svg:x="4.908cm" svg:y="10.874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draw:path draw:style-name="gr9" draw:text-style-name="P5" draw:layer="layout" svg:width="0.075cm" svg:height="0.082cm" svg:x="5.482cm" svg:y="11.204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5.576cm" svg:y="11.20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5.658cm" svg:y="11.188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draw:layer="layout" svg:width="0.069cm" svg:height="0.082cm" svg:x="5.19cm" svg:y="10.714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1" draw:layer="layout" draw:type="line" svg:x1="2.778cm" svg:y1="11.561cm" svg:x2="4.81cm" svg:y2="11.629cm" draw:start-shape="id2" draw:end-shape="id4" draw:end-glue-point="4" svg:d="M2778 11561l2032 68" svg:viewBox="0 0 2033 69">
          <text:p/>
        </draw:connector>
        <draw:connector draw:style-name="gr36" draw:text-style-name="P18" draw:layer="layout" draw:type="line" svg:x1="5.632cm" svg:y1="6.822cm" svg:x2="6.589cm" svg:y2="6.841cm" draw:end-shape="id6" draw:end-glue-point="6" svg:d="M5632 6822l957 19" svg:viewBox="0 0 958 20">
          <text:p text:style-name="P17"><text:span text:style-name="T2">1</text:span></text:p>
        </draw:connector>
        <draw:connector draw:style-name="gr31" draw:text-style-name="P11" draw:layer="layout" draw:type="line" svg:x1="9.432cm" svg:y1="11.289cm" svg:x2="11.284cm" svg:y2="11.35cm" draw:start-shape="id5" draw:end-shape="id7" draw:end-glue-point="3" svg:d="M9432 11289l1852 61" svg:viewBox="0 0 1853 62">
          <text:p/>
        </draw:connector>
        <draw:connector draw:style-name="gr36" draw:text-style-name="P19" draw:layer="layout" draw:type="line" svg:x1="12.43cm" svg:y1="11.35cm" svg:x2="17.618cm" svg:y2="9.731cm" draw:start-shape="id7" draw:start-glue-point="1" draw:end-shape="id8" draw:end-glue-point="3" svg:d="M12430 11350l5188-1619" svg:viewBox="0 0 5189 1620">
          <text:p text:style-name="P16"><text:span text:style-name="T3">[</text:span><text:span text:style-name="T3">1</text:span><text:span text:style-name="T3">7</text:span><text:span text:style-name="T3">:</text:span><text:span text:style-name="T3">1</text:span><text:span text:style-name="T3">2</text:span><text:span text:style-name="T3">]</text:span></text:p>
        </draw:connector>
        <draw:connector draw:style-name="gr37" draw:text-style-name="P20" draw:layer="layout" draw:type="line" svg:x1="12.43cm" svg:y1="11.35cm" svg:x2="14.844cm" svg:y2="9.256cm" draw:start-shape="id7" draw:start-glue-point="1" draw:end-shape="id9" draw:end-glue-point="8" svg:d="M12430 11350l2414-2094" svg:viewBox="0 0 2415 2095">
          <text:p text:style-name="P16"><text:span text:style-name="T4">[</text:span><text:span text:style-name="T4">2</text:span><text:span text:style-name="T4">3</text:span><text:span text:style-name="T4">:</text:span><text:span text:style-name="T4">1</text:span><text:span text:style-name="T4">8</text:span><text:span text:style-name="T4">]</text:span></text:p>
        </draw:connector>
        <draw:connector draw:style-name="gr38" draw:text-style-name="P21" xml:id="id20" draw:id="id20" draw:layer="layout" draw:type="line" svg:x1="12.43cm" svg:y1="11.35cm" svg:x2="17.6cm" svg:y2="10.461cm" draw:start-shape="id7" draw:end-shape="id10" draw:end-glue-point="3" svg:d="M12430 11350l5170-889" svg:viewBox="0 0 5171 890">
          <text:p text:style-name="P16"><text:span text:style-name="T5">[</text:span><text:span text:style-name="T5">1</text:span><text:span text:style-name="T5">1</text:span><text:span text:style-name="T5">:</text:span><text:span text:style-name="T5">6</text:span><text:span text:style-name="T5">]</text:span></text:p>
        </draw:connector>
        <draw:connector draw:style-name="gr31" draw:text-style-name="P11" draw:layer="layout" draw:type="line" svg:x1="20.272cm" svg:y1="10cm" svg:x2="22.877cm" svg:y2="10.638cm" draw:start-shape="id11" draw:start-glue-point="1" draw:end-shape="id12" draw:end-glue-point="3" svg:d="M20272 10000l2605 638" svg:viewBox="0 0 2606 639">
          <text:p/>
        </draw:connector>
        <draw:connector draw:style-name="gr31" draw:text-style-name="P11" draw:layer="layout" draw:type="line" svg:x1="20.272cm" svg:y1="10.448cm" svg:x2="21.195cm" svg:y2="11.542cm" draw:start-shape="id13" draw:start-glue-point="1" draw:end-shape="id14" draw:end-glue-point="8" svg:d="M20272 10448l923 1094" svg:viewBox="0 0 924 1095">
          <text:p/>
        </draw:connector>
        <draw:connector draw:style-name="gr31" draw:text-style-name="P11" draw:layer="layout" draw:type="lines" draw:line-skew="-1.638cm -1.55cm" svg:x1="6.579cm" svg:y1="11.289cm" svg:x2="6.734cm" svg:y2="5.565cm" draw:start-shape="id15" draw:start-glue-point="0" draw:end-shape="id16" draw:end-glue-point="3" svg:d="M6579 11289v-2288l-1896-3436h2051" svg:viewBox="0 0 2052 5725">
          <text:p/>
        </draw:connector>
        <draw:connector draw:style-name="gr39" draw:text-style-name="P22" draw:layer="layout" draw:line-skew="0cm 4.438cm -0.487cm" svg:x1="12.43cm" svg:y1="11.35cm" svg:x2="4.908cm" svg:y2="10.927cm" draw:start-shape="id7" draw:start-glue-point="1" draw:end-shape="id17" draw:end-glue-point="3" svg:d="M12430 11350h501v2604h-9010v-3027h987" svg:viewBox="0 0 9011 3028">
          <text:p text:style-name="P16"><text:span text:style-name="T6">[</text:span><text:span text:style-name="T6">3</text:span><text:span text:style-name="T6">3</text:span><text:span text:style-name="T6">:</text:span><text:span text:style-name="T6">1</text:span><text:span text:style-name="T6">8</text:span><text:span text:style-name="T6">]</text:span></text:p>
        </draw:connector>
        <draw:connector draw:style-name="gr31" draw:text-style-name="P11" draw:layer="layout" draw:type="lines" draw:line-skew="-2.42cm -0.26cm" svg:x1="11.542cm" svg:y1="7.038cm" svg:x2="5.444cm" svg:y2="9cm" draw:start-shape="id18" draw:start-glue-point="6" draw:end-shape="id3" draw:end-glue-point="5" svg:d="M11542 7038h-2922l-3176 1201v761" svg:viewBox="0 0 6099 1963">
          <text:p/>
        </draw:connector>
        <draw:connector draw:style-name="gr40" draw:text-style-name="P23" draw:layer="layout" draw:type="line" svg:x1="11.857cm" svg:y1="10.017cm" svg:x2="12.368cm" svg:y2="7.355cm" draw:start-shape="id7" draw:start-glue-point="0" draw:end-shape="id18" draw:end-glue-point="8" svg:d="M11857 10017l511-2662" svg:viewBox="0 0 512 2663">
          <text:p text:style-name="P16"><text:span text:style-name="T7">[</text:span><text:span text:style-name="T7">5</text:span><text:span text:style-name="T7">:</text:span><text:span text:style-name="T7">0</text:span><text:span text:style-name="T7">]</text:span></text:p>
        </draw:connector>
        <draw:connector draw:style-name="gr41" draw:text-style-name="P11" draw:layer="layout" svg:x1="5.192cm" svg:y1="9cm" svg:x2="23.88cm" svg:y2="10.547cm" draw:start-shape="id3" draw:start-glue-point="4" draw:end-shape="id19" draw:end-glue-point="1" svg:d="M5192 9000v-501h19188v2048h-500" svg:viewBox="0 0 19189 2049">
          <text:p/>
        </draw:connector>
        <draw:connector draw:style-name="gr42" draw:text-style-name="P11" draw:layer="layout" draw:type="curve" draw:line-skew="2.548cm" svg:x1="15.015cm" svg:y1="10.905cm" svg:x2="14.842cm" svg:y2="9.974cm" draw:start-shape="id20" draw:start-glue-point="0" draw:end-shape="id9" draw:end-glue-point="4" svg:d="M15015 10905c-807 0-720-931-173-931" svg:viewBox="0 0 596 932">
          <text:p/>
        </draw:connector>
        <draw:connector draw:style-name="gr31" draw:text-style-name="P11" draw:layer="layout" draw:type="line" svg:x1="15.732cm" svg:y1="9.582cm" svg:x2="17.61cm" svg:y2="10.09cm" draw:start-shape="id21" draw:start-glue-point="1" draw:end-shape="id22" draw:end-glue-point="3" svg:d="M15732 9582l1878 508" svg:viewBox="0 0 1879 509">
          <text:p/>
        </draw:connector>
        <draw:connector draw:style-name="gr31" draw:text-style-name="P11" draw:layer="layout" svg:x1="13.193cm" svg:y1="7.038cm" svg:x2="18.876cm" svg:y2="9.421cm" draw:start-shape="id18" draw:start-glue-point="10" draw:end-shape="id23" draw:end-glue-point="0" svg:d="M13193 7038h5683v2383" svg:viewBox="0 0 5684 2384">
          <text:p/>
        </draw:connector>
        <draw:connector draw:style-name="gr31" draw:text-style-name="P11" draw:layer="layout" svg:x1="12.952cm" svg:y1="6.813cm" svg:x2="22.882cm" svg:y2="10.219cm" draw:start-shape="id18" draw:start-glue-point="11" draw:end-shape="id24" draw:end-glue-point="0" svg:d="M12952 6813v-595h9930v4001" svg:viewBox="0 0 9931 4002">
          <text:p/>
        </draw:connector>
        <draw:connector draw:style-name="gr31" draw:text-style-name="P11" draw:layer="layout" svg:x1="12.952cm" svg:y1="7.262cm" svg:x2="15.277cm" svg:y2="9.001cm" draw:start-shape="id18" draw:start-glue-point="9" draw:end-shape="id9" draw:end-glue-point="0" svg:d="M12952 7262v916h2325v823" svg:viewBox="0 0 2326 1740">
          <text:p/>
        </draw:connector>
        <draw:connector draw:style-name="gr31" draw:text-style-name="P11" draw:layer="layout" draw:line-skew="0cm 0.385cm -0.098cm" svg:x1="24.622cm" svg:y1="11.096cm" svg:x2="17.6cm" svg:y2="12.252cm" draw:start-shape="id25" draw:start-glue-point="1" draw:end-shape="id26" draw:end-glue-point="3" svg:d="M24622 11096h501v2096h-8121v-940h598" svg:viewBox="0 0 8122 2097">
          <text:p/>
        </draw:connector>
        <draw:connector draw:style-name="gr43" draw:text-style-name="P24" draw:layer="layout" draw:type="line" svg:x1="12.43cm" svg:y1="11.35cm" svg:x2="15.477cm" svg:y2="14.843cm" draw:start-shape="id7" draw:start-glue-point="1" draw:end-shape="id27" draw:end-glue-point="3" svg:d="M12430 11350l3047 3493" svg:viewBox="0 0 3048 3494">
          <text:p text:style-name="P16"><text:span text:style-name="T8">[</text:span><text:span text:style-name="T8">6</text:span><text:span text:style-name="T8">3</text:span><text:span text:style-name="T8">:</text:span><text:span text:style-name="T8">1</text:span><text:span text:style-name="T8">8</text:span><text:span text:style-name="T8">]</text:span></text:p>
        </draw:connector>
        <draw:connector draw:style-name="gr31" draw:text-style-name="P11" draw:layer="layout" draw:type="line" svg:x1="16.875cm" svg:y1="14.843cm" svg:x2="21.298cm" svg:y2="12.183cm" draw:start-shape="id27" draw:start-glue-point="1" draw:end-shape="id28" draw:end-glue-point="3" svg:d="M16875 14843l4423-2660" svg:viewBox="0 0 4424 2661">
          <text:p/>
        </draw:connector>
        <draw:g xml:id="id14" draw:id="id14">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21.193cm" svg:y="11.287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21.392cm" svg:y="11.867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21.614cm" svg:y="11.869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21.748cm" svg:y="11.869cm" svg:viewBox="0 0 129 143" draw:points="102,143 64,84 25,143 0,143 50,70 2,0 28,0 64,56 99,0 126,0 78,69 129,143">
            <text:p/>
          </draw:polygon>
        </draw:g>
        <draw:polygon draw:style-name="gr28" draw:text-style-name="P6" xml:id="id28" draw:id="id28" draw:layer="layout" svg:width="0.068cm" svg:height="0.103cm" svg:x="21.298cm" svg:y="12.131cm" svg:viewBox="0 0 69 104" draw:points="0,104 0,93 28,93 28,13 3,29 3,17 30,0 43,0 43,93 69,93 69,104">
          <text:p/>
        </draw:polygon>
        <draw:path draw:style-name="gr28" draw:text-style-name="P6" draw:layer="layout" svg:width="0.076cm" svg:height="0.106cm" svg:x="21.291cm" svg:y="11.505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29" draw:id="id29">
          <draw:path draw:style-name="gr9" draw:text-style-name="P5" draw:layer="layout" svg:width="0.075cm" svg:height="0.082cm" svg:x="21.866cm" svg:y="11.835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21.96cm" svg:y="11.836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22.042cm" svg:y="11.819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31" draw:id="id31" draw:layer="layout" svg:width="0.069cm" svg:height="0.082cm" svg:x="21.573cm" svg:y="11.345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1" draw:layer="layout" draw:type="line" svg:x1="22.083cm" svg:y1="11.868cm" svg:x2="22.936cm" svg:y2="11.545cm" draw:start-shape="id29" draw:start-glue-point="1" draw:end-shape="id30" draw:end-glue-point="3" svg:d="M22083 11868l853-323" svg:viewBox="0 0 854 324">
          <text:p/>
        </draw:connector>
        <draw:connector draw:style-name="gr31" draw:text-style-name="P11" draw:layer="layout" draw:line-skew="-0.646cm" svg:x1="12.368cm" svg:y1="6.72cm" svg:x2="21.608cm" svg:y2="11.345cm" draw:start-shape="id18" draw:start-glue-point="4" draw:end-shape="id31" draw:end-glue-point="0" svg:d="M12368 6720v-1148h9240v5773" svg:viewBox="0 0 9241 5774">
          <text:p/>
        </draw:connector>
      </draw:page>
      <draw:page draw:name="page2" draw:style-name="dp1" draw:master-page-name="Default">
        <draw:g xml:id="id36" draw:id="id36">
          <draw:glue-point draw:id="4" svg:x="-5.004cm" svg:y="-0.019cm"/>
          <draw:polygon draw:style-name="gr1" draw:text-style-name="P1" draw:layer="layout" svg:width="1.953cm" svg:height="2.036cm" svg:x="6.334cm" svg:y="10.266cm" svg:viewBox="0 0 1954 2037" draw:points="0,2037 0,0 1954,0 1954,2037">
            <text:p/>
          </draw:polygon>
          <draw:g>
            <draw:polygon draw:style-name="gr44" draw:text-style-name="P25" draw:layer="layout" svg:width="0.025cm" svg:height="0.194cm" svg:x="7.117cm" svg:y="10.964cm" svg:viewBox="0 0 26 195" draw:points="0,195 0,0 26,0 26,195">
              <text:p/>
            </draw:polygon>
            <draw:polygon draw:style-name="gr44" draw:text-style-name="P25" draw:layer="layout" svg:width="0.119cm" svg:height="0.151cm" svg:x="7.19cm" svg:y="11.006cm" svg:viewBox="0 0 120 152" draw:points="95,152 95,57 95,50 94,47 94,44 94,42 93,39 93,37 92,34 91,33 90,31 89,29 88,27 87,26 86,25 84,24 83,23 81,22 79,21 77,21 75,20 73,20 70,19 67,19 64,19 60,19 56,20 54,20 52,21 50,22 48,22 46,23 45,24 43,25 42,26 40,27 39,29 37,30 36,31 35,33 34,35 32,36 31,38 30,42 28,46 27,51 26,55 26,60 26,66 26,152 1,152 1,35 1,14 0,7 0,5 0,3 23,3 23,3 23,3 24,4 24,6 24,13 25,28 25,28 27,25 29,21 32,18 34,15 37,12 39,10 42,8 45,6 48,5 51,4 54,3 57,2 61,1 65,0 68,0 73,0 78,0 84,1 89,2 94,3 96,4 98,5 100,6 102,7 104,8 105,9 107,11 108,12 110,14 111,16 112,17 113,19 114,21 115,24 117,28 118,34 119,39 120,46 120,53 120,152">
              <text:p/>
            </draw:polygon>
            <draw:polygon draw:style-name="gr44" draw:text-style-name="P25" draw:layer="layout" svg:width="0.122cm" svg:height="0.153cm" svg:x="7.336cm" svg:y="11.007cm" svg:viewBox="0 0 123 154" draw:points="123,110 123,115 122,118 122,120 121,122 121,125 120,127 119,129 118,131 117,133 115,135 114,136 112,138 111,140 109,141 107,143 105,144 103,145 98,148 93,150 88,151 82,152 76,153 69,154 63,154 56,154 49,153 43,153 38,152 33,150 28,149 24,147 20,145 18,144 16,142 14,141 13,140 11,138 10,137 8,135 7,133 6,131 5,129 3,125 1,121 0,116 22,112 23,115 24,118 25,120 26,121 27,122 28,123 28,124 29,125 30,126 31,127 33,128 35,130 38,131 40,132 43,133 47,134 50,134 54,135 58,135 63,135 67,135 71,135 75,134 79,134 82,133 85,132 86,131 88,131 89,130 90,129 91,129 92,128 93,127 94,126 95,125 95,124 96,123 97,122 97,121 98,120 98,119 98,117 99,116 99,115 99,113 99,112 99,110 98,108 98,107 98,106 98,105 97,104 97,103 97,102 96,101 95,101 95,100 94,99 94,98 93,98 91,96 89,95 87,94 85,93 82,92 80,91 77,90 73,89 56,84 46,81 37,78 34,77 30,76 28,74 25,73 23,72 21,70 19,69 17,67 15,66 14,64 12,62 11,60 10,58 9,56 8,54 7,52 7,49 6,47 6,44 6,42 6,37 6,34 7,32 7,30 8,28 9,26 10,24 11,22 12,20 13,18 14,17 16,15 17,13 19,12 20,11 22,9 24,8 26,7 29,6 33,4 38,3 44,1 50,1 56,0 63,0 69,0 74,1 80,1 85,2 90,3 94,5 98,7 102,9 104,10 105,11 107,12 109,14 110,15 111,17 113,18 114,20 115,22 116,24 117,26 118,28 119,32 120,37 98,39 97,37 97,36 97,35 96,34 96,32 95,31 94,30 94,30 93,29 92,28 91,27 90,26 89,25 87,24 85,23 82,22 79,21 76,20 73,20 70,19 66,19 63,19 59,19 55,19 51,19 48,20 45,21 43,22 40,23 39,23 38,24 37,25 36,25 35,26 35,27 34,28 33,28 33,29 32,30 32,31 31,32 31,33 31,34 30,36 30,37 30,38 30,39 30,41 30,42 30,44 31,45 31,46 32,48 33,49 33,50 34,51 35,52 36,53 37,54 39,54 40,55 42,56 43,57 45,57 47,58 53,60 61,62 70,65 80,67 87,69 94,72 96,73 99,74 101,75 103,76 105,77 106,78 108,79 110,81 111,82 112,83 114,84 115,86 116,87 117,89 118,90 119,92 119,93 120,95 121,97 121,98 122,100 122,102 123,104 123,106 123,108">
              <text:p/>
            </draw:polygon>
            <draw:polygon draw:style-name="gr44" draw:text-style-name="P25" draw:layer="layout" svg:width="0.071cm" svg:height="0.184cm" svg:x="7.476cm" svg:y="10.975cm" svg:viewBox="0 0 72 185" draw:points="72,182 69,182 66,183 63,184 60,184 56,185 53,185 50,185 47,185 43,185 40,184 37,184 34,183 31,182 29,180 27,179 25,177 23,174 21,172 20,169 19,166 18,163 18,159 17,155 17,151 17,52 0,52 0,34 18,34 25,0 42,0 42,34 70,34 70,52 42,52 42,146 42,148 42,151 42,153 43,155 43,157 44,158 44,158 44,159 45,160 45,160 46,161 46,161 46,162 47,162 48,163 48,163 49,164 50,164 50,164 51,164 52,165 54,165 56,165 58,165 59,165 60,165 64,165 68,164 72,163">
              <text:p/>
            </draw:polygon>
            <draw:polygon draw:style-name="gr44" draw:text-style-name="P25" draw:layer="layout" svg:width="0.197cm" svg:height="0.151cm" svg:x="7.11cm" svg:y="11.324cm" svg:viewBox="0 0 198 152" draw:points="87,152 87,57 87,52 87,47 86,43 86,39 85,36 84,32 83,31 82,30 82,29 81,27 80,26 79,26 79,25 78,24 76,23 75,22 74,22 73,21 71,21 70,20 67,20 63,19 60,19 58,19 56,19 54,20 52,20 51,20 49,21 47,21 46,22 44,23 43,24 41,25 40,26 38,27 37,28 36,30 35,31 34,33 33,34 32,36 31,38 29,42 28,46 27,50 26,55 26,60 25,66 25,152 1,152 1,35 1,14 0,7 0,5 0,3 23,3 23,3 23,3 24,4 24,6 24,13 25,28 25,28 27,24 29,21 31,18 33,15 36,12 38,10 41,8 43,6 46,5 49,3 52,2 55,2 58,1 61,0 65,0 68,0 73,0 76,0 80,1 84,2 87,3 90,4 93,5 95,7 96,8 98,9 99,10 100,11 102,13 104,16 105,18 107,21 108,25 109,28 109,28 111,25 113,21 116,18 118,15 120,13 123,10 125,8 128,7 131,5 134,4 137,3 140,2 143,1 147,0 151,0 154,0 160,0 165,1 170,2 172,2 174,3 176,4 178,5 180,6 181,7 183,8 185,9 186,11 187,12 189,14 190,16 191,17 192,19 193,21 194,24 195,28 196,34 197,40 197,46 198,53 198,152 173,152 173,57 173,52 173,47 172,43 172,39 171,36 170,32 169,31 169,30 168,29 167,27 166,26 166,26 165,25 164,24 163,23 161,22 160,22 159,21 157,21 156,20 153,20 150,19 146,19 142,19 140,20 138,20 136,20 135,21 133,21 131,22 130,23 128,24 127,25 126,26 124,27 123,28 122,30 121,31 119,33 118,34 117,36 117,38 115,42 114,46 113,50 112,55 112,60 112,66 112,152">
              <text:p/>
            </draw:polygon>
            <draw:path draw:style-name="gr44" draw:text-style-name="P25" draw:layer="layout" svg:width="0.131cm" svg:height="0.154cm" svg:x="7.34cm" svg:y="11.324cm" svg:viewBox="0 0 132 155" svg:d="M26 83v6l1 6 1 6 1 5 1 4 2 5 1 2 1 2 1 2 2 1 1 2 1 2 2 1 2 2 1 1 2 1 2 1 2 1 2 1h2l2 1 2 1h2 3 5 4 3l4-1h3l3-1 3-1 3-2 2-1 3-2 2-2 2-1 2-2 1-3 1-2 2-2 1-2 21 6-1 4-3 4-2 4-2 3-3 3-3 3-4 3-4 2-3 2-5 2-4 2-5 1-5 1h-5l-6 1h-5-8l-8-1-7-2-3-1-3-1-4-1-3-2-2-1-3-2-3-2-2-2-2-2-3-3-2-2-2-3-2-3-1-3-2-3-1-3-3-7-2-8-1-8-1-9v-9-9l1-9 1-8 2-7 3-7 1-3 2-3 1-3 2-3 2-3 2-2 2-3 3-2 2-2 3-2 3-2 2-1 3-2 3-1 3-1 4-1 7-2 7-1h8 8l7 1 7 2 6 2 6 3 6 3 5 4 4 5 4 5 3 6 3 7 2 7 2 8 1 8 1 9v10 3zM107 64l-1-6-1-5-1-5-1-5-2-4-2-3-1-2-1-2-1-1-1-2-2-1-1-1-1-1-2-2h-1l-2-1-2-1-1-1-2-1h-2l-4-1h-4l-5-1-4 1h-4l-2 1h-2l-2 1h-2l-2 1-1 1-2 1-2 1-1 1-2 2-1 1-1 2-2 1-1 2-2 3-2 4-1 4-2 4-1 5v5l-1 5z">
              <text:p/>
            </draw:path>
            <draw:polygon draw:style-name="gr44" draw:text-style-name="P25" draw:layer="layout" svg:width="0.197cm" svg:height="0.151cm" svg:x="7.504cm" svg:y="11.324cm" svg:viewBox="0 0 198 152" draw:points="87,152 87,57 87,52 87,47 86,43 86,39 85,36 84,32 83,31 82,30 82,29 81,27 80,26 79,26 79,25 78,24 76,23 75,22 74,22 73,21 71,21 70,20 67,20 63,19 60,19 58,19 56,19 54,20 52,20 51,20 49,21 47,21 46,22 44,23 43,24 41,25 40,26 38,27 37,28 36,30 35,31 34,33 33,34 32,36 31,38 29,42 28,46 27,50 26,55 26,60 25,66 25,152 1,152 1,35 1,14 0,7 0,5 0,3 23,3 23,3 23,3 24,4 24,6 24,13 25,28 25,28 27,24 29,21 31,18 33,15 36,12 38,10 41,8 43,6 46,5 49,3 52,2 55,2 58,1 61,0 65,0 68,0 73,0 76,0 80,1 84,2 87,3 90,4 93,5 95,7 96,8 98,9 99,10 100,11 102,13 104,16 105,18 107,21 108,25 109,28 109,28 111,25 113,21 116,18 118,15 120,13 123,10 125,8 128,7 131,5 134,4 137,3 140,2 143,1 147,0 151,0 154,0 160,0 165,1 170,2 172,2 174,3 176,4 178,5 180,6 181,7 183,8 185,9 186,11 187,12 189,14 190,16 191,17 192,19 193,21 194,24 195,28 196,34 197,40 197,46 198,53 198,152 173,152 173,57 173,52 173,47 172,43 172,39 171,36 170,32 169,31 169,30 168,29 167,27 166,26 166,26 165,25 164,24 163,23 161,22 160,22 159,21 157,21 156,20 153,20 150,19 146,19 142,19 140,20 138,20 136,20 135,21 133,21 131,22 130,23 128,24 127,25 126,26 124,27 123,28 122,30 121,31 119,33 118,34 117,36 117,38 115,42 114,46 113,50 112,55 112,60 112,66 112,152">
              <text:p/>
            </draw:polygon>
          </draw:g>
        </draw:g>
        <draw:g>
          <draw:polygon draw:style-name="gr3" draw:text-style-name="P1" draw:layer="layout" svg:width="2.773cm" svg:height="3.313cm" svg:x="13.7cm" svg:y="9.497cm" svg:viewBox="0 0 2774 3314" draw:points="0,3314 0,0 2774,0 2774,3314">
            <text:p/>
          </draw:polygon>
          <draw:path draw:style-name="gr4" draw:text-style-name="P2" draw:layer="layout" svg:width="0.152cm" svg:height="0.17cm" svg:x="14.631cm" svg:y="10.929cm" svg:viewBox="0 0 153 171" svg:d="M125 171l-46-71h-55v71h-24v-171h83 7l8 1 5 1 7 2 5 1 5 2 3 1 2 2 2 1 3 2 1 2 2 1 2 2 1 2 2 2 1 2 2 2v2l2 3v2l1 2 1 3 1 5v6 5l-1 4-1 5-1 3-2 5-2 3-2 4-3 3-3 3-3 3-3 3-5 2-4 2-4 1-5 2h-4l50 74zM122 49v-3l-1-4-1-1v-2l-1-2v-1l-1-1-1-2-1-1v-1l-2-1v-2h-2l-1-1-1-2h-2l-1-1-2-1-3-1-4-2h-3l-5-1h-4l-5-1h-57v64h58 5l4-1 4-1h3l4-2h2l2-1 1-1 1-1 2-1 1-1 1-1 2-1v-1l2-2v-1l1-1 1-2 1-1v-2l1-1v-1l1-3 1-3z">
            <text:p/>
          </draw:path>
          <draw:path draw:style-name="gr4" draw:text-style-name="P2" draw:layer="layout" svg:width="0.12cm" svg:height="0.135cm" svg:x="14.807cm" svg:y="10.967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ath draw:style-name="gr4" draw:text-style-name="P2" draw:layer="layout" svg:width="0.115cm" svg:height="0.184cm" svg:x="14.948cm" svg:y="10.967cm" svg:viewBox="0 0 116 185" svg:d="M58 185h-6-5l-5-1-4-1-5-1-3-1-4-2-3-2-3-2-3-3-3-2-2-4-3-2-1-4-1-3-1-4 22-3 1 2 1 2 1 2 1 2 1 1 2 2 1 2 3 1 1 1 2 1 3 1 2 1h3l2 1h3 3 5 3l4-2 4-1 2-1 3-1 3-2 2-3 2-2 1-3 2-3 1-4 1-4 1-3v-5-5-21l-2 3-1 3-2 3-3 3-2 2-2 2-3 2-3 1-3 2-3 1-2 1-3 1-4 1h-4l-3 1h-3-7l-5-1-3-1h-3l-2-1-2-2h-2l-2-2-3-1-2-1-1-2-2-1-2-2-1-3-2-2-1-2-1-2-1-3-3-5-1-6-2-6v-8l-1-8v-8-8l1-9v-7l2-6 2-6 2-6 1-3 1-2 2-2 1-2 3-2 1-2 1-2 3-2 2-1 2-2 2-1 2-1h3l2-2 3-1h3l5-1h7 4l3 1h3 3l4 2 3 1 3 1 2 1 3 2 2 2 2 2 2 2 2 2 2 3 2 3 1 3 1-13v-4l1-3v-1-1h22l-1 4v6 17 100l-1 7v6l-1 6-2 5-2 5-2 5-3 4-4 3-3 4-5 3-4 2-5 2-6 1-6 2h-6zM92 68v-4-4-4l-1-3-1-4v-2l-1-4-1-3-1-3-2-2-1-3-2-2-1-2-2-2-2-2-2-1-2-2-2-1-3-2h-2l-2-1h-2l-3-1h-2-5l-2 1h-2l-1 1h-2-2l-1 1-2 1-1 1-2 1-1 1-2 1-1 1-1 2-1 1v2l-2 2-1 3-2 4-1 5v5l-1 6-1 6v7 7l1 5v6l1 5 1 5 2 4 1 4 1 1 1 1 1 2 1 1 1 2 1 1 1 1 2 1 1 1 2 1h1l2 1h2l2 1h2 2 4 3 2 3l2-1 2-1 3-1 2-1 2-2 2-1 2-2 2-2 1-2 2-2 1-3 2-2 1-3 1-3 1-3v-3l1-3 1-4v-4-3z">
            <text:p/>
          </draw:path>
          <draw:path draw:style-name="gr4" draw:text-style-name="P2" draw:layer="layout" svg:width="0.022cm" svg:height="0.18cm" svg:x="15.096cm" svg:y="10.92cm" svg:viewBox="0 0 23 181" svg:d="M0 21v-21h23v21zM0 181v-132h23v132z">
            <text:p/>
          </draw:path>
          <draw:polygon draw:style-name="gr4" draw:text-style-name="P2" draw:layer="layout" svg:width="0.111cm" svg:height="0.135cm" svg:x="15.142cm" svg:y="10.967cm" svg:viewBox="0 0 112 136" draw:points="112,97 112,102 111,104 111,106 111,108 110,110 109,112 108,114 108,116 106,117 106,119 104,121 103,122 101,123 99,125 98,126 95,127 94,128 90,130 85,132 80,133 75,135 69,135 63,136 57,136 51,136 45,135 39,135 34,134 30,133 25,132 22,130 18,128 16,127 15,126 13,125 12,123 10,122 9,121 8,119 7,118 6,116 4,114 3,111 1,107 0,103 20,99 21,102 22,104 23,106 23,107 24,108 25,109 26,110 27,111 28,111 28,112 30,114 32,114 34,116 37,116 39,118 43,118 46,118 50,119 53,119 57,119 61,119 65,119 68,118 72,118 75,118 78,116 79,116 80,116 81,115 82,114 83,114 84,113 85,112 86,111 87,111 87,110 87,109 88,108 89,107 89,106 90,105 90,104 90,103 90,102 90,99 90,97 90,95 90,95 90,94 89,93 89,92 88,91 88,90 87,90 87,89 87,88 86,87 85,87 84,86 83,85 82,84 79,83 77,82 75,81 73,80 70,79 67,78 50,74 42,72 34,69 31,68 28,67 25,66 23,65 21,63 19,62 17,61 15,59 14,58 12,56 11,55 10,54 9,51 8,50 7,48 7,46 6,44 6,42 6,39 5,37 6,32 6,30 7,28 7,26 7,25 8,23 9,21 9,19 11,18 12,16 13,15 14,13 15,12 17,11 19,9 20,8 22,7 24,6 26,6 31,4 35,2 40,1 45,1 51,0 58,0 63,0 68,1 73,1 77,2 82,3 86,4 90,6 93,8 95,8 96,10 98,11 99,12 100,13 101,15 103,16 103,18 105,19 106,21 106,23 107,25 108,28 110,32 90,35 89,32 88,32 88,30 87,30 87,29 87,28 86,27 85,26 84,25 84,25 83,24 82,23 82,23 79,21 77,20 75,19 72,18 70,18 67,17 64,17 60,17 58,16 54,17 50,17 47,17 44,18 42,18 39,19 36,20 36,20 35,21 33,22 33,23 32,23 31,23 31,24 30,25 30,26 29,27 28,28 28,28 28,30 28,30 28,32 28,32 28,34 28,35 28,36 28,37 28,39 28,39 28,41 29,42 30,43 31,44 31,45 32,46 33,47 34,47 35,48 36,49 38,49 39,50 41,51 43,51 49,53 55,55 64,57 73,59 79,61 85,63 88,64 90,66 92,66 94,67 95,68 97,69 98,71 100,71 101,73 103,73 103,75 105,75 106,77 106,78 107,80 108,81 109,83 109,84 110,85 111,87 111,89 111,90 111,92 112,94 112,95">
            <text:p/>
          </draw:polygon>
          <draw:polygon draw:style-name="gr4" draw:text-style-name="P2" draw:layer="layout" svg:width="0.065cm" svg:height="0.162cm" svg:x="15.268cm" svg:y="10.94cm" svg:viewBox="0 0 66 163" draw:points="66,160 63,161 60,162 58,162 55,162 52,162 49,163 46,163 43,163 39,163 36,162 33,162 31,161 28,160 26,159 24,157 23,155 21,154 20,151 18,149 17,146 17,143 16,140 16,137 16,133 16,45 0,45 0,29 17,29 23,0 39,0 39,29 63,29 63,45 39,45 39,128 39,130 39,133 39,135 39,136 39,138 40,139 40,140 40,140 41,140 41,141 42,142 42,142 42,142 43,143 44,143 44,144 44,144 45,145 46,145 47,145 47,145 49,145 51,145 52,145 54,145 55,145 58,145 62,145 66,144">
            <text:p/>
          </draw:polygon>
          <draw:path draw:style-name="gr4" draw:text-style-name="P2" draw:layer="layout" svg:width="0.12cm" svg:height="0.135cm" svg:x="15.346cm" svg:y="10.967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olygon draw:style-name="gr4" draw:text-style-name="P2" draw:layer="layout" svg:width="0.063cm" svg:height="0.133cm" svg:x="15.494cm" svg:y="10.967cm" svg:viewBox="0 0 64 134" draw:points="1,134 1,33 0,2 21,2 23,30 23,30 24,25 25,22 27,18 28,15 31,13 32,10 33,8 34,7 35,6 36,6 37,5 38,4 39,4 40,3 42,2 44,1 47,1 49,1 52,0 55,0 56,0 58,0 58,0 60,0 60,1 62,1 64,1 64,21 63,21 62,20 60,20 59,20 56,20 52,20 50,20 49,20 47,20 46,20 44,21 43,22 42,23 40,23 39,24 37,25 36,25 35,27 33,28 33,29 32,30 31,32 29,35 28,38 26,42 25,46 24,51 24,55 23,60 23,66 23,134">
            <text:p/>
          </draw:polygon>
          <draw:polygon draw:style-name="gr4" draw:text-style-name="P2" draw:layer="layout" svg:width="0.067cm" svg:height="0.179cm" svg:x="14.929cm" svg:y="11.198cm" svg:viewBox="0 0 68 180" draw:points="42,65 42,180 19,180 19,65 0,65 0,49 19,49 19,34 19,30 20,25 20,22 21,18 22,17 23,16 23,14 24,13 25,11 25,10 26,9 27,8 28,7 29,6 31,5 32,4 33,4 34,3 36,3 38,2 41,1 44,1 48,0 52,0 57,0 61,1 65,1 66,1 68,1 68,18 66,18 63,18 60,17 58,17 56,17 54,18 52,18 52,18 51,18 50,18 49,19 49,19 48,20 47,20 47,20 46,21 46,21 45,22 44,23 44,23 44,24 44,25 43,25 43,28 42,30 42,32 42,34 42,37 42,49 68,49 68,65">
            <text:p/>
          </draw:polygon>
          <draw:path draw:style-name="gr4" draw:text-style-name="P2" draw:layer="layout" svg:width="0.022cm" svg:height="0.18cm" svg:x="15.013cm" svg:y="11.198cm" svg:viewBox="0 0 23 181" svg:d="M0 21v-21h23v21zM0 181v-132h23v132z">
            <text:p/>
          </draw:path>
          <draw:polygon draw:style-name="gr4" draw:text-style-name="P2" draw:layer="layout" svg:width="0.022cm" svg:height="0.18cm" svg:x="15.069cm" svg:y="11.198cm" svg:viewBox="0 0 23 181" draw:points="0,181 0,0 23,0 23,181">
            <text:p/>
          </draw:polygon>
          <draw:path draw:style-name="gr4" draw:text-style-name="P2" draw:layer="layout" svg:width="0.12cm" svg:height="0.135cm" svg:x="15.118cm" svg:y="11.245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g>
        <draw:g xml:id="id47" draw:id="id47">
          <draw:glue-point draw:id="4" svg:x="-2.365cm" svg:y="2.334cm"/>
          <draw:polygon draw:style-name="gr5" draw:text-style-name="P3" draw:layer="layout" svg:width="2.413cm" svg:height="1.905cm" svg:x="19.395cm" svg:y="10.397cm" svg:viewBox="0 0 2414 1906" draw:points="0,0 1214,0 2414,953 1214,1906 0,1906 1199,953">
            <text:p/>
          </draw:polygon>
          <draw:path draw:style-name="gr6" draw:text-style-name="P4" draw:layer="layout" svg:width="0.303cm" svg:height="0.315cm" svg:x="20.475cm" svg:y="11.194cm" svg:viewBox="0 0 304 316" svg:d="M261 316l-36-92h-144l-37 92h-44l129-316h49l126 316zM153 32l-2 7-4 10-3 11-10 26-40 104h118l-41-104-3-8-3-9-6-18z">
            <text:p/>
          </draw:path>
          <draw:polygon draw:style-name="gr6" draw:text-style-name="P4" draw:layer="layout" svg:width="0.201cm" svg:height="0.315cm" svg:x="20.817cm" svg:y="11.193cm" svg:viewBox="0 0 202 316" draw:points="0,316 0,0 43,0 43,281 202,281 202,316">
            <text:p/>
          </draw:polygon>
          <draw:polygon draw:style-name="gr6" draw:text-style-name="P4" draw:layer="layout" svg:width="0.26cm" svg:height="0.32cm" svg:x="21.069cm" svg:y="11.193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draw:glue-point draw:id="4" svg:x="2.454cm" svg:y="-2.533cm"/>
          <draw:glue-point draw:id="5" svg:x="-3.167cm" svg:y="3.089cm"/>
          <draw:glue-point draw:id="6" svg:x="-3.792cm" svg:y="3.089cm"/>
          <draw:polygon draw:style-name="gr7" draw:text-style-name="P3" draw:layer="layout" svg:width="2.032cm" svg:height="2.032cm" svg:x="6.343cm" svg:y="5.199cm" svg:viewBox="0 0 2033 2033" draw:points="0,0 1375,0 2033,1016 1375,2033 0,2033 658,1016">
            <text:p/>
          </draw:polygon>
          <draw:path draw:style-name="gr8" draw:text-style-name="P4" draw:layer="layout" svg:width="0.18cm" svg:height="0.193cm" svg:x="7.117cm" svg:y="6.184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8" draw:text-style-name="P4" draw:layer="layout" svg:width="0.158cm" svg:height="0.258cm" svg:x="7.311cm" svg:y="6.119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58cm" svg:height="0.258cm" svg:x="7.505cm" svg:y="6.119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65cm" svg:height="0.192cm" svg:x="7.701cm" svg:y="6.185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8" draw:text-style-name="P4" draw:layer="layout" svg:width="0.087cm" svg:height="0.189cm" svg:x="7.904cm" svg:y="6.185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g xml:id="id33" draw:id="id33">
          <draw:path draw:style-name="gr9" draw:text-style-name="P5" draw:layer="layout" svg:width="0.075cm" svg:height="0.092cm" svg:x="6.376cm" svg:y="11.243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6.459cm" svg:y="11.212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6.546cm" svg:y="11.243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xml:id="id66" draw:id="id66">
          <draw:path draw:style-name="gr9" draw:text-style-name="P5" draw:layer="layout" svg:width="0.018cm" svg:height="0.153cm" svg:x="6.734cm" svg:y="5.489cm" svg:viewBox="0 0 19 154" svg:d="M0 18v-18h19v18zM0 154v-112h19v112z">
            <text:p/>
          </draw:path>
          <draw:polygon draw:style-name="gr9" draw:text-style-name="P5" draw:layer="layout" svg:width="0.089cm" svg:height="0.113cm" svg:x="6.781cm" svg:y="5.528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4cm" svg:height="0.145cm" svg:x="6.885cm" svg:y="5.496cm" svg:viewBox="0 0 141 146" svg:d="M120 146l-16-43h-67l-17 43h-20l60-146h22l59 146zM70 15v3l-2 4-2 5-4 13-19 48h55l-19-49-6-16z">
            <text:p/>
          </draw:path>
        </draw:g>
        <draw:g xml:id="id64" draw:id="id64">
          <draw:path draw:style-name="gr9" draw:text-style-name="P5" draw:layer="layout" svg:width="0.018cm" svg:height="0.153cm" svg:x="6.734cm" svg:y="6.759cm" svg:viewBox="0 0 19 154" svg:d="M0 18v-18h19v18zM0 154v-112h19v112z">
            <text:p/>
          </draw:path>
          <draw:polygon draw:style-name="gr9" draw:text-style-name="P5" draw:layer="layout" svg:width="0.089cm" svg:height="0.113cm" svg:x="6.781cm" svg:y="6.798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6.902cm" svg:y="6.766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73" draw:id="id73">
          <draw:path draw:style-name="gr9" draw:text-style-name="P5" draw:layer="layout" svg:width="0.099cm" svg:height="0.115cm" svg:x="8.081cm" svg:y="6.16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8.205cm" svg:y="6.165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8.312cm" svg:y="6.141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35" draw:id="id35">
          <draw:polygon draw:style-name="gr9" draw:text-style-name="P5" draw:layer="layout" svg:width="0.112cm" svg:height="0.078cm" svg:x="13.79cm" svg:y="10.55cm" svg:viewBox="0 0 113 79" draw:points="89,79 73,79 59,23 56,11 54,20 39,79 23,79 0,0 13,0 27,54 28,55 29,58 31,68 32,63 49,0 64,0 78,54 81,68 83,58 100,0 113,0">
            <text:p/>
          </draw:polygon>
          <draw:polygon draw:style-name="gr9" draw:text-style-name="P5" draw:layer="layout" svg:width="0.038cm" svg:height="0.079cm" svg:x="13.912cm" svg:y="10.54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3.964cm" svg:y="10.521cm" svg:viewBox="0 0 14 109" svg:d="M0 13v-13h14v13zM0 109v-79h14v79z">
            <text:p/>
          </draw:path>
          <draw:polygon draw:style-name="gr9" draw:text-style-name="P5" draw:layer="layout" svg:width="0.039cm" svg:height="0.097cm" svg:x="13.991cm" svg:y="10.533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4.038cm" svg:y="10.549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102cm" svg:height="0.102cm" svg:x="14.119cm" svg:y="10.526cm" svg:viewBox="0 0 103 103" svg:d="M88 103l-12-30h-49l-12 30h-15l44-103h16l43 103zM51 11v2l-1 3-2 3-3 9-14 34h41l-14-34-5-12z">
            <text:p/>
          </draw:path>
          <draw:path draw:style-name="gr9" draw:text-style-name="P5" draw:layer="layout" svg:width="0.069cm" svg:height="0.108cm" svg:x="14.227cm" svg:y="10.521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9" draw:text-style-name="P5" draw:layer="layout" svg:width="0.038cm" svg:height="0.079cm" svg:x="14.318cm" svg:y="10.54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g>
        <draw:g xml:id="id56" draw:id="id56">
          <draw:polygon draw:style-name="gr12" draw:text-style-name="P5" draw:layer="layout" svg:width="0.038cm" svg:height="0.079cm" svg:x="13.8cm" svg:y="10.17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3.849cm" svg:y="10.17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3.936cm" svg:y="10.17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4.023cm" svg:y="10.1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4.103cm" svg:y="10.155cm" svg:viewBox="0 0 103 103" svg:d="M88 103l-12-30h-49l-12 30h-15l44-103h16l43 103zM51 11v2l-1 3-2 3-3 9-14 34h41l-14-34-5-12z">
            <text:p/>
          </draw:path>
          <draw:path draw:style-name="gr12" draw:text-style-name="P5" draw:layer="layout" svg:width="0.069cm" svg:height="0.108cm" svg:x="14.212cm" svg:y="10.1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4.302cm" svg:y="10.17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7cm" svg:height="0.103cm" svg:x="14.353cm" svg:y="10.154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52" draw:id="id52">
          <draw:polygon draw:style-name="gr13" draw:text-style-name="P5" draw:layer="layout" svg:width="0.038cm" svg:height="0.079cm" svg:x="15.752cm" svg:y="10.08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3" draw:text-style-name="P5" draw:layer="layout" svg:width="0.071cm" svg:height="0.081cm" svg:x="15.801cm" svg:y="10.08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3" draw:text-style-name="P5" draw:layer="layout" svg:width="0.079cm" svg:height="0.081cm" svg:x="15.888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3" draw:text-style-name="P5" draw:layer="layout" svg:width="0.069cm" svg:height="0.108cm" svg:x="15.975cm" svg:y="10.06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3" draw:text-style-name="P5" draw:layer="layout" svg:width="0.091cm" svg:height="0.102cm" svg:x="16.068cm" svg:y="10.065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13" draw:text-style-name="P5" draw:layer="layout" svg:width="0.079cm" svg:height="0.081cm" svg:x="16.173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39cm" svg:height="0.097cm" svg:x="16.256cm" svg:y="10.072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13" draw:text-style-name="P5" draw:layer="layout" svg:width="0.079cm" svg:height="0.081cm" svg:x="16.303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66cm" svg:height="0.102cm" svg:x="16.395cm" svg:y="10.065cm" svg:viewBox="0 0 67 103" draw:points="0,103 0,92 27,92 27,13 3,29 3,17 29,0 41,0 41,92 67,92 67,103">
            <text:p/>
          </draw:polygon>
        </draw:g>
        <draw:g xml:id="id38" draw:id="id38">
          <draw:polygon draw:style-name="gr12" draw:text-style-name="P5" draw:layer="layout" svg:width="0.038cm" svg:height="0.079cm" svg:x="13.808cm" svg:y="9.81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3.857cm" svg:y="9.819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3.944cm" svg:y="9.819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4.031cm" svg:y="9.792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4.111cm" svg:y="9.797cm" svg:viewBox="0 0 103 103" svg:d="M88 103l-12-30h-49l-12 30h-15l44-103h16l43 103zM51 11v2l-1 3-2 3-3 9-14 34h41l-14-34-5-12z">
            <text:p/>
          </draw:path>
          <draw:path draw:style-name="gr12" draw:text-style-name="P5" draw:layer="layout" svg:width="0.069cm" svg:height="0.108cm" svg:x="14.22cm" svg:y="9.792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4.31cm" svg:y="9.81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66cm" svg:height="0.102cm" svg:x="14.365cm" svg:y="9.797cm" svg:viewBox="0 0 67 103" draw:points="0,103 0,92 27,92 27,13 3,29 3,17 29,0 41,0 41,92 67,92 67,103">
            <text:p/>
          </draw:polygon>
        </draw:g>
        <draw:g xml:id="id42" draw:id="id42">
          <draw:polygon draw:style-name="gr9" draw:text-style-name="P5" draw:layer="layout" svg:width="0.038cm" svg:height="0.079cm" svg:x="15.752cm" svg:y="10.536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71cm" svg:height="0.081cm" svg:x="15.801cm" svg:y="10.536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79cm" svg:height="0.081cm" svg:x="15.888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9" draw:text-style-name="P5" draw:layer="layout" svg:width="0.069cm" svg:height="0.108cm" svg:x="15.975cm" svg:y="10.508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9" draw:text-style-name="P5" draw:layer="layout" svg:width="0.091cm" svg:height="0.102cm" svg:x="16.068cm" svg:y="10.513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6.173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6.256cm" svg:y="10.52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6.303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7cm" svg:height="0.103cm" svg:x="16.391cm" svg:y="10.512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71" draw:id="id71">
          <draw:polygon draw:style-name="gr9" draw:text-style-name="P5" draw:layer="layout" svg:width="0.112cm" svg:height="0.078cm" svg:x="13.79cm" svg:y="12.341cm" svg:viewBox="0 0 113 79" draw:points="89,79 73,79 59,23 56,11 54,20 39,79 23,79 0,0 13,0 27,54 28,55 29,58 31,68 32,63 49,0 64,0 78,54 81,68 83,58 100,0 113,0">
            <text:p/>
          </draw:polygon>
          <draw:polygon draw:style-name="gr9" draw:text-style-name="P5" draw:layer="layout" svg:width="0.038cm" svg:height="0.079cm" svg:x="13.912cm" svg:y="12.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3.964cm" svg:y="12.312cm" svg:viewBox="0 0 14 109" svg:d="M0 13v-13h14v13zM0 109v-79h14v79z">
            <text:p/>
          </draw:path>
          <draw:polygon draw:style-name="gr9" draw:text-style-name="P5" draw:layer="layout" svg:width="0.039cm" svg:height="0.097cm" svg:x="13.991cm" svg:y="12.324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4.038cm" svg:y="12.3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91cm" svg:height="0.102cm" svg:x="14.131cm" svg:y="12.317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4.237cm" svg:y="12.3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4.319cm" svg:y="12.324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4.367cm" svg:y="12.3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g>
        <draw:g xml:id="id62" draw:id="id62">
          <draw:polygon draw:style-name="gr9" draw:text-style-name="P5" draw:layer="layout" svg:width="0.112cm" svg:height="0.078cm" svg:x="14.813cm" svg:y="9.565cm" svg:viewBox="0 0 113 79" draw:points="89,79 73,79 59,23 56,11 54,20 39,79 23,79 0,0 13,0 27,54 28,55 29,58 31,68 32,63 49,0 64,0 78,54 81,68 83,58 100,0 113,0">
            <text:p/>
          </draw:polygon>
          <draw:polygon draw:style-name="gr9" draw:text-style-name="P5" draw:layer="layout" svg:width="0.038cm" svg:height="0.079cm" svg:x="14.934cm" svg:y="9.5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4.987cm" svg:y="9.536cm" svg:viewBox="0 0 14 109" svg:d="M0 13v-13h14v13zM0 109v-79h14v79z">
            <text:p/>
          </draw:path>
          <draw:polygon draw:style-name="gr9" draw:text-style-name="P5" draw:layer="layout" svg:width="0.039cm" svg:height="0.097cm" svg:x="15.013cm" svg:y="9.548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5.061cm" svg:y="9.56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olygon draw:style-name="gr9" draw:text-style-name="P5" draw:layer="layout" svg:width="0.083cm" svg:height="0.102cm" svg:x="15.154cm" svg:y="9.541cm" svg:viewBox="0 0 84 103" draw:points="0,103 0,0 81,0 81,11 15,11 15,44 76,44 76,56 15,56 15,92 84,92 84,103">
            <text:p/>
          </draw:polygon>
          <draw:polygon draw:style-name="gr9" draw:text-style-name="P5" draw:layer="layout" svg:width="0.065cm" svg:height="0.079cm" svg:x="15.253cm" svg:y="9.563cm" svg:viewBox="0 0 66 80" draw:points="52,80 52,30 52,27 52,25 52,23 51,22 51,20 51,19 51,18 51,17 50,16 49,16 48,15 48,14 47,13 46,13 45,12 45,11 44,11 42,11 41,11 40,11 39,11 37,10 35,10 33,11 31,11 29,11 29,11 28,11 26,12 26,12 25,13 23,13 23,14 22,14 21,15 20,16 20,17 19,18 18,18 18,19 18,20 16,23 15,25 15,27 15,29 14,32 14,35 14,80 1,80 1,18 0,7 0,4 0,2 0,1 13,1 13,1 13,1 13,2 13,4 13,7 13,15 14,15 15,13 16,11 18,9 19,8 20,6 22,6 23,4 25,4 26,3 28,2 29,1 31,1 34,1 36,0 37,0 40,0 43,0 46,1 49,1 52,1 53,2 54,3 55,3 56,4 57,4 58,5 59,6 60,6 61,7 61,8 61,9 62,10 63,11 64,13 64,15 65,18 66,21 66,24 66,28 66,80">
            <text:p/>
          </draw:polygon>
        </draw:g>
        <draw:g>
          <draw:polygon draw:style-name="gr9" draw:text-style-name="P5" draw:layer="layout" svg:width="0.066cm" svg:height="0.081cm" svg:x="14.997cm" svg:y="12.697cm" svg:viewBox="0 0 67 82" draw:points="14,40 15,44 15,48 15,51 15,54 16,57 17,59 18,62 19,63 20,64 20,65 20,66 21,66 22,67 23,68 24,68 25,69 26,70 27,70 28,71 29,71 30,71 31,71 32,71 34,71 35,71 37,71 38,71 40,71 42,71 43,70 45,69 46,68 47,68 48,67 48,67 49,66 49,66 50,65 51,64 51,63 51,63 52,61 52,60 53,58 53,56 67,57 67,60 66,62 64,65 64,67 62,69 61,71 59,73 57,75 55,77 52,78 50,79 47,80 45,81 42,81 39,82 35,82 31,82 27,81 26,81 23,80 22,80 20,79 18,78 17,78 15,77 14,76 12,75 12,74 10,73 9,71 8,70 7,68 6,67 5,66 4,64 4,62 2,59 1,54 1,50 0,46 0,41 0,36 1,32 1,28 2,23 4,20 4,18 5,16 6,15 7,13 8,12 9,11 10,9 12,8 12,7 14,6 15,5 17,4 18,4 20,3 22,2 23,1 26,1 27,1 31,0 35,0 38,0 41,1 44,1 47,1 49,2 52,4 54,5 56,6 58,8 60,10 61,12 63,13 64,16 65,18 66,21 67,23 53,25 52,23 52,21 51,20 51,19 50,18 49,16 48,16 47,14 47,13 46,13 45,13 45,13 44,12 43,12 42,11 40,11 39,11 37,11 35,11 32,11 31,11 30,11 29,11 28,11 26,11 26,12 24,13 23,13 23,13 22,14 21,15 20,16 20,16 19,17 18,18 18,19 18,20 17,21 16,24 15,27 15,30 15,33 15,37">
            <text:p/>
          </draw:polygon>
          <draw:polygon draw:style-name="gr9" draw:text-style-name="P5" draw:layer="layout" svg:width="0.013cm" svg:height="0.108cm" svg:x="15.078cm" svg:y="12.67cm" svg:viewBox="0 0 14 109" draw:points="0,109 0,0 14,0 14,109">
            <text:p/>
          </draw:polygon>
          <draw:polygon draw:style-name="gr9" draw:text-style-name="P5" draw:layer="layout" svg:width="0.066cm" svg:height="0.108cm" svg:x="15.112cm" svg:y="12.67cm" svg:viewBox="0 0 67 109" draw:points="51,109 23,73 14,80 14,109 0,109 0,0 14,0 14,68 50,30 66,30 32,63 67,109">
            <text:p/>
          </draw:polygon>
        </draw:g>
        <draw:g xml:id="id53" draw:id="id53">
          <draw:path draw:style-name="gr16" draw:text-style-name="P5" draw:layer="layout" svg:width="0.018cm" svg:height="0.153cm" svg:x="20.064cm" svg:y="10.815cm" svg:viewBox="0 0 19 154" svg:d="M0 18v-18h19v18zM0 154v-112h19v112z">
            <text:p/>
          </draw:path>
          <draw:polygon draw:style-name="gr16" draw:text-style-name="P5" draw:layer="layout" svg:width="0.089cm" svg:height="0.113cm" svg:x="20.111cm" svg:y="10.854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16" draw:text-style-name="P5" draw:layer="layout" svg:width="0.14cm" svg:height="0.145cm" svg:x="20.215cm" svg:y="10.822cm" svg:viewBox="0 0 141 146" svg:d="M120 146l-16-43h-67l-17 43h-20l60-146h22l59 146zM70 15v3l-2 4-2 5-4 13-19 48h55l-19-49-6-16z">
            <text:p/>
          </draw:path>
        </draw:g>
        <draw:g xml:id="id40" draw:id="id40">
          <draw:path draw:style-name="gr9" draw:text-style-name="P5" draw:layer="layout" svg:width="0.018cm" svg:height="0.153cm" svg:x="20.123cm" svg:y="11.722cm" svg:viewBox="0 0 19 154" svg:d="M0 18v-18h19v18zM0 154v-112h19v112z">
            <text:p/>
          </draw:path>
          <draw:polygon draw:style-name="gr9" draw:text-style-name="P5" draw:layer="layout" svg:width="0.089cm" svg:height="0.113cm" svg:x="20.17cm" svg:y="11.761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20.291cm" svg:y="11.729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9" draw:text-style-name="P5" draw:layer="layout" svg:width="0.099cm" svg:height="0.115cm" svg:x="21.397cm" svg:y="11.3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21.521cm" svg:y="11.36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21.628cm" svg:y="11.34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18" draw:text-style-name="P11" draw:layer="layout" svg:x1="13.455cm" svg:y1="7.357cm" svg:x2="13.455cm" svg:y2="7.356cm">
          <text:p/>
        </draw:line>
        <draw:custom-shape draw:style-name="gr19" draw:text-style-name="P12" draw:layer="layout" svg:width="1.27cm" svg:height="1.397cm" svg:x="9.772cm" svg:y="15.104cm">
          <draw:glue-point draw:id="4" svg:x="-3cm" svg:y="-3.178cm"/>
          <text:p text:style-name="P12">clk</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xml:id="id45" draw:id="id45">
          <draw:path draw:style-name="gr20" draw:text-style-name="P13" draw:layer="layout" svg:width="1.397cm" svg:height="0.762cm" svg:x="11.667cm" svg:y="13.953cm" svg:viewBox="0 0 1398 763" svg:d="M1398 382c0 66-32 132-94 190-61 58-149 106-255 140-107 33-227 51-350 51s-243-18-349-51c-107-34-195-82-256-140-62-58-94-124-94-190 0-67 32-133 94-191 61-58 149-106 256-140 106-33 226-51 349-51s243 18 350 51c106 34 194 82 255 140 62 58 94 124 94 191z">
            <text:p/>
          </draw:path>
          <draw:path draw:style-name="gr21" draw:text-style-name="P6" draw:layer="layout" svg:width="0.098cm" svg:height="0.115cm" svg:x="11.959cm" svg:y="14.292cm" svg:viewBox="0 0 99 116" svg:d="M20 62c0 13 2 23 8 30 5 7 13 10 23 10 8 0 14-2 19-5s8-7 10-12l16 5c-6 17-21 26-45 26-17 0-29-5-38-15s-13-24-13-44c0-18 4-32 13-42s21-15 37-15c33 0 49 20 49 60v2zM80 48c-1-12-4-21-9-26-5-6-12-8-21-8s-16 3-22 9c-5 6-8 14-8 25z">
            <text:p/>
          </draw:path>
          <draw:polygon draw:style-name="gr21" draw:text-style-name="P6" draw:layer="layout" svg:width="0.1cm" svg:height="0.111cm" svg:x="12.071cm" svg:y="14.294cm" svg:viewBox="0 0 101 112" draw:points="81,112 50,66 20,112 0,112 40,54 2,0 22,0 50,44 78,0 99,0 61,54 101,112">
            <text:p/>
          </draw:polygon>
          <draw:path draw:style-name="gr21" draw:text-style-name="P6" draw:layer="layout" svg:width="0.053cm" svg:height="0.138cm" svg:x="12.177cm" svg:y="14.27cm" svg:viewBox="0 0 54 139" svg:d="M54 136c-6 2-12 2-19 3-15-1-22-9-22-26v-74h-13v-14h14l5-25h13v25h20v14h-20v70c0 6 0 9 2 11 2 3 5 4 9 4 3 0 6-1 11-2z">
            <text:p/>
          </draw:path>
          <draw:path draw:style-name="gr21" draw:text-style-name="P6" draw:layer="layout" svg:width="0.098cm" svg:height="0.115cm" svg:x="12.243cm" svg:y="14.292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89cm" svg:height="0.113cm" svg:x="12.366cm" svg:y="14.292cm" svg:viewBox="0 0 90 114" svg:d="M71 114v-71c0-7 0-13-2-17-1-4-4-7-7-9s-8-3-14-3c-9 0-16 3-21 10-5 6-8 14-8 25v65h-18v-88c0-13-1-21-1-24h18c0 0 0 1 0 3 0 1 0 3 0 5s0 6 0 11h1c4-8 9-13 15-16 5-3 12-5 21-5 12 0 21 3 27 9 5 6 8 16 8 30v75z">
            <text:p/>
          </draw:path>
          <draw:path draw:style-name="gr21" draw:text-style-name="P6" draw:layer="layout" svg:width="0.094cm" svg:height="0.154cm" svg:x="12.48cm" svg:y="14.253cm" svg:viewBox="0 0 95 155" svg:d="M76 135c-3 7-8 13-14 16-5 3-12 4-21 4-14 0-24-4-31-14-7-9-10-24-10-43 0-39 14-59 41-59 9 0 16 2 21 5 6 3 11 8 14 15v-13-46h19v130c0 12 0 20 0 23h-17c-1-1-1-3-1-7s0-8 0-11zM20 97c0 16 2 27 6 34s11 10 20 10c11 0 18-4 23-11s7-19 7-34-2-26-7-33-12-10-23-10c-9 0-16 3-20 10s-6 19-6 34z">
            <text:p/>
          </draw:path>
          <draw:path draw:style-name="gr21" draw:text-style-name="P6" draw:layer="layout" svg:width="0.098cm" svg:height="0.115cm" svg:x="12.598cm" svg:y="14.292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52cm" svg:height="0.113cm" svg:x="12.722cm" svg:y="14.292cm" svg:viewBox="0 0 53 114" svg:d="M1 114v-86c0-8-1-16-1-26h18c0 13 0 20 0 23h1c3-10 6-16 10-20 4-3 9-5 16-5 3 0 5 0 8 1v17c-2-1-6-1-10-1-8 0-14 3-18 10s-6 16-6 29v58z">
            <text:p/>
          </draw:path>
        </draw:g>
        <draw:g xml:id="id78" draw:id="id78">
          <draw:polygon draw:style-name="gr9" draw:text-style-name="P5" draw:layer="layout" svg:width="0.086cm" svg:height="0.111cm" svg:x="20.671cm" svg:y="10.745cm" svg:viewBox="0 0 87 112" draw:points="0,112 0,98 63,14 4,14 4,0 85,0 85,14 22,98 87,98 87,112">
            <text:p/>
          </draw:polygon>
          <draw:path draw:style-name="gr9" draw:text-style-name="P5" draw:layer="layout" svg:width="0.098cm" svg:height="0.115cm" svg:x="20.777cm" svg:y="10.743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9" draw:text-style-name="P5" draw:layer="layout" svg:width="0.052cm" svg:height="0.113cm" svg:x="20.9cm" svg:y="10.743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9" draw:text-style-name="P5" draw:layer="layout" svg:width="0.099cm" svg:height="0.115cm" svg:x="20.967cm" svg:y="10.74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45" draw:text-style-name="P14" xml:id="id37" draw:id="id37" draw:layer="layout" svg:width="1.651cm" svg:height="1.403cm" svg:x="11.541cm" svg:y="5.953cm">
          <draw:glue-point draw:id="12" svg:x="1.92cm" svg:y="4.96cm"/>
          <draw:glue-point draw:id="13" svg:x="4.233cm" svg:y="-2.28cm"/>
          <draw:glue-point draw:id="14" svg:x="4.233cm" svg:y="2.245cm"/>
          <text:p text:style-name="P14"><text:span text:style-name="T2">contro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44" draw:id="id44">
          <draw:path draw:style-name="gr23" draw:text-style-name="P6" draw:layer="layout" svg:width="0.099cm" svg:height="0.115cm" svg:x="19.96cm" svg:y="10.47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23" draw:text-style-name="P6" draw:layer="layout" svg:width="0.094cm" svg:height="0.157cm" svg:x="20.084cm" svg:y="10.473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76" draw:id="id76">
          <draw:glue-point draw:id="4" svg:x="-1.238cm" svg:y="5cm"/>
          <draw:glue-point draw:id="5" svg:x="1.238cm" svg:y="5cm"/>
          <draw:glue-point draw:id="6" svg:x="0.009cm" svg:y="3.003cm"/>
          <draw:glue-point draw:id="7" svg:x="1.248cm" svg:y="-4.984cm"/>
          <draw:glue-point draw:id="8" svg:x="-1.248cm" svg:y="-4.984cm"/>
          <draw:polygon draw:style-name="gr24" draw:text-style-name="P15" draw:layer="layout" svg:width="1.016cm" svg:height="0.635cm" svg:x="10.398cm" svg:y="2.777cm" svg:viewBox="0 0 1017 636" draw:points="254,0 254,477 0,477 508,636 1017,477 762,477 762,0">
            <text:p/>
          </draw:polygon>
          <draw:path draw:style-name="gr25" draw:text-style-name="P6" draw:layer="layout" svg:width="0.108cm" svg:height="0.115cm" svg:x="10.737cm" svg:y="3.01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25" draw:text-style-name="P6" draw:layer="layout" svg:width="0.089cm" svg:height="0.113cm" svg:x="10.861cm" svg:y="3.013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25" draw:text-style-name="P6" draw:layer="layout" svg:width="0.094cm" svg:height="0.154cm" svg:x="10.973cm" svg:y="2.974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g xml:id="id34" draw:id="id34">
          <draw:path draw:style-name="gr9" draw:text-style-name="P5" draw:layer="layout" svg:width="0.075cm" svg:height="0.082cm" svg:x="8.021cm" svg:y="11.298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8.115cm" svg:y="11.299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8.197cm" svg:y="11.282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g>
          <draw:polygon draw:style-name="gr32" draw:text-style-name="P1" draw:layer="layout" svg:width="1.275cm" svg:height="2.666cm" svg:x="2.137cm" svg:y="9.89cm" svg:viewBox="0 0 1276 2667" draw:points="0,2667 0,0 1276,0 1276,2667">
            <text:p/>
          </draw:polygon>
          <draw:path draw:style-name="gr33" draw:text-style-name="P2" draw:layer="layout" svg:width="0.075cm" svg:height="0.262cm" svg:x="2.696cm" svg:y="11.155cm" svg:viewBox="0 0 76 263" svg:d="M76 96v22l-1 11-1 9-1 9-2 8-1 7-2 7-2 5-3 5-3 4-3 4-3 3-3 1-4 2h-4-2l-3-1h-2l-3-1-1-1-2-2-2-1-2-2-2-2-2-3-1-2-1-3-1-3-2-4-1-3-1-4v2 6 21 73h-15v-222-24-8-6h14v1 1l1 3v13 12l2-4 1-4 1-3 1-4 2-3 1-2 1-3 2-2 2-2 2-1 2-2 1-1 3-1h2l3-1h2 4l4 1 2 1 2 1 1 1 1 2 2 1 1 2 2 2 1 2 2 2 1 3 1 2 1 3 1 3 1 3v4l1 3 2 8 1 9 1 9 1 10v12zM60 96v-9-9-8l-1-7-1-7-1-6v-2l-1-3v-2l-1-2v-2l-1-2-1-2v-2l-1-1-1-2-1-1-1-1-1-1-1-1h-2l-1-1h-1l-1-1h-3-2-2l-2 1-1 1-2 1-2 1-1 2-1 1-1 1-1 2-1 2-1 3-1 3-1 3v3l-1 4-1 4-1 4v5l-1 5v5 5l-1 6v13 9l1 8v7l1 7 1 7 1 6v2l1 3v2l1 3 1 2v2l1 2 1 1 1 2 1 1 1 2 1 1 2 1 1 1h1l1 1h2l1 1h3 3l1-1h1l1-1h1l2-1 1-1 1-1 1-2 1-1v-1l1-2 1-2 1-2v-2l1-2v-2l1-3v-3l1-6 1-7 1-7v-8-9z">
            <text:p/>
          </draw:path>
          <draw:polygon draw:style-name="gr33" draw:text-style-name="P2" draw:layer="layout" svg:width="0.072cm" svg:height="0.192cm" svg:x="2.786cm" svg:y="11.154cm" svg:viewBox="0 0 73 193" draw:points="15,96 16,105 16,113 16,121 17,128 18,135 19,141 20,146 21,149 21,151 22,153 22,155 23,157 24,159 25,160 26,162 27,163 28,164 29,165 30,166 32,167 33,168 34,168 35,169 37,169 38,169 40,169 42,168 44,168 45,167 47,165 48,164 50,162 51,160 52,159 53,157 53,156 54,155 54,153 55,152 55,148 56,145 57,141 57,137 58,132 73,134 72,141 71,147 70,153 69,159 68,164 66,169 64,173 62,177 59,181 57,184 54,187 51,189 48,191 45,192 42,193 38,193 34,193 30,192 28,191 26,190 24,189 22,187 20,185 19,184 17,182 15,179 14,177 12,174 11,172 10,169 9,165 8,162 7,159 6,155 5,151 4,147 2,138 1,129 0,119 0,108 0,96 0,85 0,74 1,64 2,55 4,46 5,42 6,38 7,35 8,31 9,28 10,25 11,22 12,19 14,16 15,14 17,12 19,10 20,8 22,6 24,5 26,3 28,2 30,2 34,0 38,0 42,0 45,1 48,2 51,4 54,6 56,8 59,11 61,15 63,19 65,23 67,27 68,32 70,38 71,43 72,49 72,56 57,58 57,54 56,51 55,47 55,44 54,41 53,38 52,36 51,33 51,32 50,31 49,30 49,29 48,29 47,28 45,27 44,26 42,25 40,24 38,24 35,25 33,25 33,25 31,26 30,27 29,27 28,28 27,29 26,31 25,32 24,34 23,35 22,37 22,39 21,41 20,43 20,45 19,48 19,50 18,56 17,63 16,70 16,78 16,86">
            <text:p/>
          </draw:polygon>
        </draw:g>
        <draw:g xml:id="id80" draw:id="id80">
          <draw:path draw:style-name="gr34" draw:text-style-name="P6" draw:layer="layout" svg:width="0.051cm" svg:height="0.115cm" svg:x="2.201cm" svg:y="11.236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4" draw:text-style-name="P6" draw:layer="layout" svg:width="0.044cm" svg:height="0.154cm" svg:x="2.258cm" svg:y="11.197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4" draw:text-style-name="P6" draw:layer="layout" svg:width="0.024cm" svg:height="0.113cm" svg:x="2.316cm" svg:y="11.236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4" draw:text-style-name="P6" draw:layer="layout" svg:width="0.058cm" svg:height="0.012cm" svg:x="2.343cm" svg:y="11.379cm" svg:viewBox="0 0 59 13" draw:points="0,13 0,0 59,0 59,13">
            <text:p/>
          </draw:polygon>
          <draw:path draw:style-name="gr34" draw:text-style-name="P6" draw:layer="layout" svg:width="0.008cm" svg:height="0.153cm" svg:x="2.408cm" svg:y="11.197cm" svg:viewBox="0 0 9 154" svg:d="M0 18v-18h9v18zM0 154v-112h9v112z">
            <text:p/>
          </draw:path>
          <draw:polygon draw:style-name="gr34" draw:text-style-name="P6" draw:layer="layout" svg:width="0.042cm" svg:height="0.113cm" svg:x="2.43cm" svg:y="11.236cm" svg:viewBox="0 0 43 114" draw:points="34,114 34,43 34,38 34,35 34,33 33,31 33,29 33,27 33,26 33,24 33,23 32,22 32,21 31,20 31,19 30,18 30,17 29,16 29,16 28,15 27,15 26,15 25,15 24,14 23,14 22,15 20,15 19,15 19,16 18,16 17,17 17,17 16,18 15,19 15,20 14,20 14,21 13,22 13,24 12,25 12,26 11,27 11,29 11,32 10,35 10,38 10,41 9,45 9,49 9,114 0,114 0,26 0,10 0,5 0,3 0,2 9,2 9,2 9,2 9,3 9,5 9,10 9,21 9,21 10,18 11,16 11,13 12,11 13,9 14,8 15,6 16,5 17,4 18,3 19,2 21,1 22,1 23,0 24,0 26,0 28,0 30,1 32,1 34,2 34,3 35,4 36,4 37,5 37,6 38,7 38,8 39,9 40,10 40,12 40,13 41,14 41,16 42,18 42,21 43,25 43,30 43,34 43,39 43,114">
            <text:p/>
          </draw:polygon>
        </draw:g>
        <draw:g>
          <draw:polygon draw:style-name="gr13" draw:text-style-name="P6" draw:layer="layout" svg:width="0.043cm" svg:height="0.115cm" svg:x="2.694cm" svg:y="12.379cm" svg:viewBox="0 0 44 116" draw:points="9,57 10,63 10,68 10,73 10,77 11,81 11,84 12,88 12,89 13,91 13,92 13,93 14,94 14,95 15,96 16,97 16,98 17,99 18,99 18,100 19,100 20,101 21,101 21,101 22,101 23,101 24,101 25,101 26,101 27,100 28,99 29,98 30,97 31,96 31,95 32,95 32,94 32,93 33,92 33,91 33,90 33,89 34,87 34,85 34,82 35,79 44,81 44,85 43,88 42,92 42,95 41,98 40,101 38,104 37,106 36,109 34,111 33,112 31,114 29,115 27,115 25,116 23,116 21,116 18,115 17,115 15,114 14,113 13,112 12,111 11,110 10,109 9,108 8,106 8,105 7,103 6,101 5,99 4,97 4,95 3,93 3,91 2,88 1,83 1,77 0,71 0,65 0,58 0,51 0,45 1,39 1,33 2,28 3,25 3,23 4,21 5,19 5,17 6,15 7,13 8,11 8,10 9,8 10,7 11,6 12,5 13,4 14,3 15,2 17,1 18,1 20,0 23,0 25,0 27,1 29,1 31,2 32,3 34,5 35,7 37,9 38,11 39,14 40,17 41,19 42,23 43,26 43,30 44,33 34,35 34,33 34,30 33,28 33,27 33,25 32,23 32,22 31,20 31,19 30,19 30,18 29,18 29,17 28,17 27,16 26,15 25,15 24,15 23,15 21,15 20,15 20,15 19,16 18,16 17,16 17,17 16,18 15,18 15,19 14,20 14,21 13,22 13,23 12,24 12,26 12,27 11,29 11,30 11,34 10,38 10,42 10,47 10,52">
            <text:p/>
          </draw:polygon>
          <draw:polygon draw:style-name="gr13" draw:text-style-name="P6" draw:layer="layout" svg:width="0.008cm" svg:height="0.153cm" svg:x="2.747cm" svg:y="12.34cm" svg:viewBox="0 0 9 154" draw:points="0,154 0,0 9,0 9,154">
            <text:p/>
          </draw:polygon>
          <draw:polygon draw:style-name="gr13" draw:text-style-name="P6" draw:layer="layout" svg:width="0.043cm" svg:height="0.153cm" svg:x="2.769cm" svg:y="12.34cm" svg:viewBox="0 0 44 154" draw:points="33,154 15,103 9,114 9,154 0,154 0,0 9,0 9,96 33,42 43,42 21,90 44,154">
            <text:p/>
          </draw:polygon>
        </draw:g>
        <draw:g xml:id="id32" draw:id="id32">
          <draw:path draw:style-name="gr35" draw:text-style-name="P6" draw:layer="layout" svg:width="0.051cm" svg:height="0.115cm" svg:x="3.044cm" svg:y="11.218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5" draw:text-style-name="P6" draw:layer="layout" svg:width="0.044cm" svg:height="0.154cm" svg:x="3.101cm" svg:y="11.179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5" draw:text-style-name="P6" draw:layer="layout" svg:width="0.024cm" svg:height="0.113cm" svg:x="3.16cm" svg:y="11.218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5" draw:text-style-name="P6" draw:layer="layout" svg:width="0.058cm" svg:height="0.012cm" svg:x="3.186cm" svg:y="11.361cm" svg:viewBox="0 0 59 13" draw:points="0,13 0,0 59,0 59,13">
            <text:p/>
          </draw:polygon>
          <draw:path draw:style-name="gr35" draw:text-style-name="P6" draw:layer="layout" svg:width="0.047cm" svg:height="0.115cm" svg:x="3.249cm" svg:y="11.218cm" svg:viewBox="0 0 48 116" svg:d="M48 58v7l-1 7v6l-1 6-1 5v2l-1 3v2l-1 2v2l-1 2-1 1-1 2-1 2-1 1-1 1-1 1-1 1-1 1-1 1-1 1-3 1-2 1h-3-3l-3-1h-1l-1-1-2-1-1-1-1-1-1-1v-1l-1-1-1-2-1-1-1-2-1-2-1-2v-2l-1-2-1-2v-3l-1-2-1-5v-6l-1-6v-6-7-7-7l1-6v-5l1-6 1-4 2-5 1-4 2-3 2-3 1-2 2-2 3-2 2-1 3-1h3 3l3 1 3 1v1l1 1h2l1 2 1 1 1 1 1 1 1 2v1l1 2 1 2 1 2v2 2l1 2v3l1 5 1 6v6l1 7zM39 58l-1-6v-5-5-4l-1-4v-4l-1-1v-2l-1-1v-2-1l-1-1v-1l-1-1v-1l-1-1v-1l-1-1h-1l-1-1-1-1h-2-2-2-1l-1 1h-1l-1 1h-1v1l-1 1-1 1v1l-1 1v1l-1 1v1l-1 2v1l-1 2v2 3l-1 4v5 4 5 6 5 5 5 4l1 4v4l1 3v2l1 1v1l1 2v1l1 1v1l1 1 1 1 1 1 1 1h1v1h1 1 1 2 2l1-1h1l1-1h1v-1l1-1 1-1v-1-1l1-1v-1l1-1v-2l1-1v-2-2l1-3 1-4v-5-4-6z">
            <text:p/>
          </draw:path>
          <draw:polygon draw:style-name="gr35" draw:text-style-name="P6" draw:layer="layout" svg:width="0.042cm" svg:height="0.113cm" svg:x="3.308cm" svg:y="11.22cm" svg:viewBox="0 0 43 114" draw:points="9,0 9,71 9,76 9,79 9,81 10,83 10,85 10,87 10,88 10,90 11,91 11,92 11,93 12,94 12,95 13,96 13,97 14,98 15,98 15,99 16,99 17,99 18,99 19,100 20,100 22,99 23,99 24,99 24,98 25,98 26,97 26,97 27,96 28,95 28,94 29,94 29,93 30,92 30,90 31,89 31,88 32,87 32,85 33,83 33,79 33,76 33,73 34,69 34,65 34,0 43,0 43,88 43,104 43,109 43,111 43,112 34,112 34,112 34,112 34,111 34,109 34,104 34,93 34,93 33,96 33,98 32,101 31,103 30,105 29,106 28,108 27,109 26,110 25,111 24,112 22,113 21,113 20,114 19,114 17,114 15,114 13,113 11,113 10,112 9,111 8,110 7,110 6,109 6,108 5,107 5,106 4,105 3,104 3,102 3,101 2,100 2,98 1,96 1,93 0,89 0,84 0,80 0,75 0,0">
            <text:p/>
          </draw:polygon>
          <draw:polygon draw:style-name="gr35" draw:text-style-name="P6" draw:layer="layout" svg:width="0.025cm" svg:height="0.138cm" svg:x="3.359cm" svg:y="11.196cm" svg:viewBox="0 0 26 139" draw:points="26,136 25,137 24,137 22,138 22,138 20,138 19,138 18,138 17,139 16,138 14,138 13,138 12,137 11,136 11,135 10,134 9,132 8,130 8,129 7,127 7,124 7,122 6,119 6,116 6,113 6,39 0,39 0,25 7,25 9,0 15,0 15,25 25,25 25,39 15,39 15,109 15,111 15,113 15,114 15,116 16,117 16,118 16,119 16,119 16,120 16,120 16,120 17,121 17,121 17,122 17,122 17,122 18,122 18,123 18,123 18,123 19,123 19,124 20,124 21,124 21,124 22,124 23,123 24,123 26,122">
            <text:p/>
          </draw:polygon>
        </draw:g>
        <draw:g xml:id="id39" draw:id="id39">
          <draw:glue-point draw:id="4" svg:x="-5cm" svg:y="2.693cm"/>
          <draw:glue-point draw:id="5" svg:x="-5cm" svg:y="3.462cm"/>
          <draw:glue-point draw:id="6" svg:x="-5cm" svg:y="1.924cm"/>
          <draw:glue-point draw:id="7" svg:x="-2.779cm" svg:y="5cm"/>
          <draw:polygon draw:style-name="gr26" draw:text-style-name="P1" draw:layer="layout" svg:width="0.87cm" svg:height="1.265cm" svg:x="17.764cm" svg:y="11.668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7.963cm" svg:y="12.248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8.185cm" svg:y="12.25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8.319cm" svg:y="12.25cm" svg:viewBox="0 0 129 143" draw:points="102,143 64,84 25,143 0,143 50,70 2,0 28,0 64,56 99,0 126,0 78,69 129,143">
            <text:p/>
          </draw:polygon>
        </draw:g>
        <draw:polygon draw:style-name="gr28" draw:text-style-name="P6" xml:id="id46" draw:id="id46" draw:layer="layout" svg:width="0.068cm" svg:height="0.103cm" svg:x="17.869cm" svg:y="12.512cm" svg:viewBox="0 0 69 104" draw:points="0,104 0,93 28,93 28,13 3,29 3,17 30,0 43,0 43,93 69,93 69,104">
          <text:p/>
        </draw:polygon>
        <draw:path draw:style-name="gr28" draw:text-style-name="P6" xml:id="id43" draw:id="id43" draw:layer="layout" svg:width="0.076cm" svg:height="0.106cm" svg:x="17.862cm" svg:y="11.886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draw:path draw:style-name="gr9" draw:text-style-name="P5" draw:layer="layout" svg:width="0.075cm" svg:height="0.082cm" svg:x="18.436cm" svg:y="12.216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8.53cm" svg:y="12.217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8.612cm" svg:y="12.2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51" draw:id="id51" draw:layer="layout" svg:width="0.069cm" svg:height="0.082cm" svg:x="18.144cm" svg:y="11.726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g xml:id="id58" draw:id="id58">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11.795cm" svg:y="11.541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1.994cm" svg:y="12.121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2.216cm" svg:y="12.123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2.35cm" svg:y="12.123cm" svg:viewBox="0 0 129 143" draw:points="102,143 64,84 25,143 0,143 50,70 2,0 28,0 64,56 99,0 126,0 78,69 129,143">
            <text:p/>
          </draw:polygon>
        </draw:g>
        <draw:polygon draw:style-name="gr28" draw:text-style-name="P6" draw:layer="layout" svg:width="0.068cm" svg:height="0.103cm" svg:x="11.9cm" svg:y="12.385cm" svg:viewBox="0 0 69 104" draw:points="0,104 0,93 28,93 28,13 3,29 3,17 30,0 43,0 43,93 69,93 69,104">
          <text:p/>
        </draw:polygon>
        <draw:path draw:style-name="gr28" draw:text-style-name="P6" xml:id="id41" draw:id="id41" draw:layer="layout" svg:width="0.076cm" svg:height="0.106cm" svg:x="11.893cm" svg:y="11.759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54" draw:id="id54">
          <draw:path draw:style-name="gr9" draw:text-style-name="P5" draw:layer="layout" svg:width="0.075cm" svg:height="0.082cm" svg:x="12.468cm" svg:y="12.089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2.562cm" svg:y="12.09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2.644cm" svg:y="12.073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63" draw:id="id63" draw:layer="layout" svg:width="0.069cm" svg:height="0.082cm" svg:x="12.175cm" svg:y="11.599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g>
          <draw:glue-point draw:id="4" svg:x="-5.004cm" svg:y="-0.019cm"/>
          <draw:glue-point draw:id="5" svg:x="-5.005cm" svg:y="4.354cm"/>
          <draw:polygon draw:style-name="gr1" draw:text-style-name="P1" draw:layer="layout" svg:width="1.953cm" svg:height="2.036cm" svg:x="23.861cm" svg:y="10.398cm" svg:viewBox="0 0 1954 2037" draw:points="0,2037 0,0 1954,0 1954,2037">
            <text:p/>
          </draw:polygon>
          <draw:g>
            <draw:polygon draw:style-name="gr46" draw:text-style-name="P2" draw:layer="layout" svg:width="0.235cm" svg:height="0.242cm" svg:x="24.647cm" svg:y="11.35cm" svg:viewBox="0 0 236 243" draw:points="207,243 207,81 208,29 200,57 196,68 193,77 130,243 107,243 43,77 34,48 28,29 29,48 29,81 29,243 0,243 0,0 43,0 108,168 115,190 117,200 118,204 119,207 120,203 121,198 125,186 128,175 130,171 130,168 194,0 236,0 236,243">
              <text:p/>
            </draw:polygon>
            <draw:path draw:style-name="gr46" draw:text-style-name="P2" draw:layer="layout" svg:width="0.165cm" svg:height="0.192cm" svg:x="24.925cm" svg:y="11.403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46" draw:text-style-name="P2" draw:layer="layout" svg:width="0.246cm" svg:height="0.189cm" svg:x="25.128cm" svg:y="11.403cm" svg:viewBox="0 0 247 190" draw:points="109,190 109,72 109,65 108,59 108,54 107,49 106,44 105,41 104,39 103,37 102,36 102,34 101,33 99,32 98,31 97,30 96,29 94,28 93,27 91,27 89,26 88,25 84,25 79,24 75,24 72,24 70,24 68,24 65,25 63,25 61,26 59,27 57,28 55,29 53,30 51,31 50,32 48,34 46,36 45,37 43,39 42,41 41,43 40,45 38,47 36,52 35,57 34,63 33,69 32,75 32,82 32,190 1,190 1,43 1,17 0,9 0,6 0,3 29,3 29,4 29,4 29,5 30,8 30,17 31,35 31,35 34,31 36,26 39,22 42,19 45,15 48,12 51,10 54,8 57,6 61,4 65,3 68,2 73,1 77,0 81,0 86,0 91,0 96,1 100,1 105,2 109,3 112,5 116,6 119,8 121,10 122,11 124,12 125,13 127,16 130,19 132,23 133,27 135,31 136,35 137,35 139,31 142,27 145,23 148,19 151,16 154,13 157,11 160,8 164,6 167,5 171,3 175,2 180,1 184,1 189,0 193,0 200,0 207,1 212,2 215,3 218,4 220,5 223,6 225,7 227,9 229,10 231,12 233,13 235,15 236,17 238,19 239,22 240,24 241,27 242,30 244,36 246,42 247,49 247,57 247,66 247,190 217,190 217,72 217,65 216,59 216,54 215,49 214,44 212,41 212,39 211,37 210,36 209,34 208,33 207,32 206,31 205,30 203,29 202,28 200,27 199,27 197,26 195,25 191,25 187,24 183,24 178,24 175,24 173,25 171,25 169,26 166,27 164,28 163,29 161,30 159,31 157,32 155,34 154,36 152,37 151,39 150,41 148,43 146,47 144,52 142,57 141,63 140,69 140,75 140,82 140,190">
              <text:p/>
            </draw:polygon>
          </draw:g>
        </draw:g>
        <draw:g xml:id="id48" draw:id="id48">
          <draw:path draw:style-name="gr9" draw:text-style-name="P5" draw:layer="layout" svg:width="0.075cm" svg:height="0.092cm" svg:x="23.903cm" svg:y="11.375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23.986cm" svg:y="11.344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24.073cm" svg:y="11.375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xml:id="id61" draw:id="id61">
          <draw:polygon draw:style-name="gr10" draw:text-style-name="P6" draw:layer="layout" svg:width="0.107cm" svg:height="0.089cm" svg:x="23.945cm" svg:y="12.217cm" svg:viewBox="0 0 108 90" draw:points="85,90 70,90 56,26 54,12 52,23 37,90 22,90 0,0 13,0 26,61 27,63 27,66 29,78 31,71 47,0 61,0 74,62 78,78 80,66 94,0 108,0">
            <text:p/>
          </draw:polygon>
          <draw:polygon draw:style-name="gr10" draw:text-style-name="P6" draw:layer="layout" svg:width="0.036cm" svg:height="0.09cm" svg:x="24.06cm" svg:y="12.216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path draw:style-name="gr10" draw:text-style-name="P6" draw:layer="layout" svg:width="0.012cm" svg:height="0.123cm" svg:x="24.111cm" svg:y="12.184cm" svg:viewBox="0 0 13 124" svg:d="M0 14v-14h13v14zM0 124v-90h13v90z">
            <text:p/>
          </draw:path>
          <draw:polygon draw:style-name="gr10" draw:text-style-name="P6" draw:layer="layout" svg:width="0.037cm" svg:height="0.11cm" svg:x="24.136cm" svg:y="12.198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68cm" svg:height="0.092cm" svg:x="24.181cm" svg:y="12.216cm" svg:viewBox="0 0 69 93" svg:d="M13 50v4l1 3v3l1 3v4l1 2 1 1 1 1v1l1 2 1 1h1v1l1 1 1 1 1 1h1 1l1 1 1 1h1 2l1 1h1 3 2 1l2-1h2l1-1 2-1h2l1-1 1-1 1-1 1-1 1-1 1-2 1-1 1-1v-2l11 4-1 3-1 2-1 2-1 2-1 2-2 2-2 2h-2l-2 2-2 1-3 1h-2l-3 1-3 1h-3-2-5l-4-1-3-1h-2l-2-1-2-1-1-1-2-1h-1l-1-2-1-1-1-1-2-2-1-2-1-1-1-2-1-1-1-2v-2l-2-4-1-5v-5l-1-6v-5-5l1-6v-5l1-4 2-4v-2l1-2 1-1 1-2 1-1 1-2 2-2 1-1 1-1 1-2h1l2-1 1-1 2-1 2-1h1l4-1 4-1h4 4l4 1 4 1 3 1 3 2 3 1 3 3 2 3 2 3 1 3 2 4 1 4 1 5 1 6v5 6 2zM56 39v-5l-1-3v-2l-1-3-1-3-1-1v-2l-1-1-1-1-1-1-1-1-1-1v-1h-1-1l-1-1h-1l-1-1h-1l-2-1h-1-3-2-3l-1 1h-1-1l-1 1-1 1h-1l-1 1-1 1-1 1-1 1-1 1-1 1-1 2-1 3-1 2-1 3v2 3l-1 4z">
            <text:p/>
          </draw:path>
          <draw:path draw:style-name="gr10" draw:text-style-name="P6" draw:layer="layout" svg:width="0.087cm" svg:height="0.116cm" svg:x="24.27cm" svg:y="12.19cm" svg:viewBox="0 0 88 117" svg:d="M88 57v5 4l-1 5-1 4v3l-2 4-1 4-1 3-2 3-2 3-2 3-2 3-2 2-3 3-3 1-2 3-2 1-3 2-4 1-3 2h-3-4l-4 1h-3-38v-117h34 6l6 1 5 1 6 2 5 2 1 1 2 1 3 2 2 1 2 2 1 2 2 2 2 1 1 3 2 2 1 3 1 2 1 2 1 3 1 2 1 4 1 5 1 7zM74 57l-1-5v-5l-1-4-1-4-1-3-1-2v-2l-1-2-1-1-2-2-1-1-1-2-1-2h-1l-2-2-1-1-2-1-2-1-1-1-2-1-4-1h-5l-4-1h-4-21v91h24 2 3l2-1h3l2-1 3-1 2-1 2-1 3-2 2-2 1-1 1-3 2-1 1-3 2-2 1-2 1-4 1-2 1-3v-3l1-4v-3l1-3z">
            <text:p/>
          </draw:path>
          <draw:path draw:style-name="gr10" draw:text-style-name="P6" draw:layer="layout" svg:width="0.075cm" svg:height="0.092cm" svg:x="24.37cm" svg:y="12.216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olygon draw:style-name="gr10" draw:text-style-name="P6" draw:layer="layout" svg:width="0.037cm" svg:height="0.11cm" svg:x="24.449cm" svg:y="12.198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75cm" svg:height="0.092cm" svg:x="24.494cm" svg:y="12.216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g>
        <draw:frame draw:style-name="gr11" draw:text-style-name="P7" xml:id="id67" draw:id="id67" draw:layer="layout" svg:width="1.427cm" svg:height="0.489cm" svg:x="24.861cm" svg:y="11.971cm">
          <draw:text-box>
            <text:p><text:span text:style-name="T1">w</text:span><text:span text:style-name="T1">r</text:span><text:span text:style-name="T1">i</text:span><text:span text:style-name="T1">t</text:span><text:span text:style-name="T1">e</text:span><text:span text:style-name="T1">E</text:span><text:span text:style-name="T1">n</text:span></text:p>
          </draw:text-box>
        </draw:frame>
        <draw:g>
          <draw:polygon draw:style-name="gr9" draw:text-style-name="P5" draw:layer="layout" svg:width="0.062cm" svg:height="0.092cm" svg:x="24.845cm" svg:y="12.292cm" svg:viewBox="0 0 63 93" draw:points="13,46 13,51 13,55 14,59 14,62 15,65 16,67 17,71 18,71 18,73 19,74 20,75 20,75 21,76 22,77 23,78 24,79 25,79 26,79 27,80 28,80 29,81 30,81 31,81 32,81 34,81 35,81 37,81 38,81 39,80 41,79 42,79 43,78 45,77 45,76 46,76 46,75 47,75 47,74 48,73 48,72 49,71 49,70 50,68 50,66 51,63 63,65 63,68 63,71 62,74 61,76 60,79 58,81 56,83 54,85 52,87 50,89 47,90 45,91 42,92 39,92 37,93 34,93 30,93 26,92 24,92 22,91 21,91 19,90 17,89 16,88 14,87 13,87 13,85 11,84 10,83 9,81 8,79 7,78 6,76 5,75 4,73 4,71 2,67 1,62 1,57 0,52 0,47 0,41 1,36 1,31 2,26 4,22 4,20 5,18 6,17 7,15 8,14 9,12 10,10 11,9 13,8 13,6 14,6 16,5 17,4 19,3 21,2 22,2 24,1 26,1 30,0 34,0 37,0 39,1 42,1 44,2 47,2 49,4 51,6 54,7 55,9 57,11 59,14 60,15 61,18 62,21 63,24 63,26 50,28 50,26 49,24 49,22 48,22 47,20 47,18 46,18 45,16 44,15 43,15 43,14 42,14 42,14 41,14 39,13 38,12 37,12 35,12 33,12 31,12 30,12 28,12 27,13 26,13 25,13 24,14 23,14 22,14 22,15 21,16 20,17 19,18 19,18 18,19 17,21 17,22 16,23 16,24 15,27 14,30 14,34 13,38 13,42">
            <text:p/>
          </draw:polygon>
          <draw:polygon draw:style-name="gr9" draw:text-style-name="P5" draw:layer="layout" svg:width="0.012cm" svg:height="0.123cm" svg:x="24.922cm" svg:y="12.261cm" svg:viewBox="0 0 13 124" draw:points="0,124 0,0 13,0 13,124">
            <text:p/>
          </draw:polygon>
          <draw:polygon draw:style-name="gr9" draw:text-style-name="P5" draw:layer="layout" svg:width="0.063cm" svg:height="0.123cm" svg:x="24.954cm" svg:y="12.261cm" svg:viewBox="0 0 64 124" draw:points="49,124 22,83 13,91 13,124 0,124 0,0 13,0 13,77 47,34 63,34 31,72 64,124">
            <text:p/>
          </draw:polygon>
        </draw:g>
        <draw:g xml:id="id49" draw:id="id49">
          <draw:path draw:style-name="gr9" draw:text-style-name="P5" draw:layer="layout" svg:width="0.075cm" svg:height="0.082cm" svg:x="25.548cm" svg:y="11.43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25.642cm" svg:y="11.431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25.724cm" svg:y="11.414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connector draw:style-name="gr31" draw:text-style-name="P11" xml:id="id65" draw:id="id65" draw:layer="layout" draw:type="line" svg:x1="3.385cm" svg:y1="11.276cm" svg:x2="6.376cm" svg:y2="11.274cm" draw:start-shape="id32" draw:start-glue-point="1" draw:end-shape="id33" draw:end-glue-point="3" svg:d="M3385 11276l2991-2" svg:viewBox="0 0 2992 3">
          <text:p/>
        </draw:connector>
        <draw:connector draw:style-name="gr47" draw:text-style-name="P26" xml:id="id57" draw:id="id57" draw:layer="layout" draw:type="line" svg:x1="8.238cm" svg:y1="11.331cm" svg:x2="13.79cm" svg:y2="10.576cm" draw:start-shape="id34" draw:start-glue-point="1" draw:end-shape="id35" draw:end-glue-point="3" svg:d="M8238 11331l5552-755" svg:viewBox="0 0 5553 756">
          <text:p text:style-name="P16"><text:span text:style-name="T9">[11:6]</text:span></text:p>
        </draw:connector>
        <draw:connector draw:style-name="gr40" draw:text-style-name="P27" draw:layer="layout" draw:type="line" svg:x1="8.288cm" svg:y1="11.284cm" svg:x2="12.367cm" svg:y2="7.356cm" draw:start-shape="id36" draw:start-glue-point="1" draw:end-shape="id37" draw:end-glue-point="8" svg:d="M8288 11284l4079-3928" svg:viewBox="0 0 4080 3929">
          <text:p text:style-name="P16"><text:span text:style-name="T10">[5:0]</text:span></text:p>
        </draw:connector>
        <draw:connector draw:style-name="gr43" draw:text-style-name="P28" draw:layer="layout" draw:type="line" svg:x1="8.238cm" svg:y1="11.331cm" svg:x2="13.808cm" svg:y2="9.846cm" draw:start-shape="id34" draw:start-glue-point="1" draw:end-shape="id38" draw:end-glue-point="3" svg:d="M8238 11331l5570-1485" svg:viewBox="0 0 5571 1486">
          <text:p text:style-name="P16"><text:span text:style-name="T11">[17:12]</text:span></text:p>
        </draw:connector>
        <draw:connector draw:style-name="gr31" draw:text-style-name="P11" draw:layer="layout" draw:type="line" svg:x1="18.635cm" svg:y1="12.301cm" svg:x2="20.123cm" svg:y2="11.799cm" draw:start-shape="id39" draw:start-glue-point="1" draw:end-shape="id40" draw:end-glue-point="3" svg:d="M18635 12301l1488-502" svg:viewBox="0 0 1489 503">
          <text:p/>
        </draw:connector>
        <draw:connector draw:style-name="gr48" draw:text-style-name="P29" draw:layer="layout" draw:type="line" svg:x1="8.238cm" svg:y1="11.331cm" svg:x2="11.893cm" svg:y2="11.812cm" draw:start-shape="id34" draw:start-glue-point="1" draw:end-shape="id41" draw:end-glue-point="3" svg:d="M8238 11331l3655 481" svg:viewBox="0 0 3656 482">
          <text:p text:style-name="P16"><text:span text:style-name="T12">[23:18]</text:span></text:p>
        </draw:connector>
        <draw:connector draw:style-name="gr49" draw:text-style-name="P11" xml:id="id59" draw:id="id59" draw:layer="layout" draw:type="line" svg:x1="16.462cm" svg:y1="10.563cm" svg:x2="17.862cm" svg:y2="11.939cm" draw:start-shape="id42" draw:start-glue-point="1" draw:end-shape="id43" draw:end-glue-point="3" svg:d="M16462 10563l1400 1376" svg:viewBox="0 0 1401 1377">
          <text:p/>
        </draw:connector>
        <draw:connector draw:style-name="gr50" draw:text-style-name="P30" draw:layer="layout" svg:x1="13.064cm" svg:y1="6.335cm" svg:x2="20.069cm" svg:y2="10.473cm" draw:start-shape="id37" draw:start-glue-point="13" draw:end-shape="id44" draw:end-glue-point="0" svg:d="M13064 6335h7005v4138" svg:viewBox="0 0 7006 4139">
          <text:p text:style-name="P16"><text:span text:style-name="T13">ALUOp</text:span></text:p>
        </draw:connector>
        <draw:connector draw:style-name="gr51" draw:text-style-name="P31" draw:layer="layout" draw:type="line" svg:x1="8.238cm" svg:y1="11.331cm" svg:x2="11.667cm" svg:y2="14.334cm" draw:start-shape="id34" draw:start-glue-point="1" draw:end-shape="id45" draw:end-glue-point="3" svg:d="M8238 11331l3429 3003" svg:viewBox="0 0 3430 3004">
          <text:p text:style-name="P16"><text:span text:style-name="T14">63:18</text:span></text:p>
        </draw:connector>
        <draw:connector draw:style-name="gr52" draw:text-style-name="P11" draw:layer="layout" draw:type="line" svg:x1="13.065cm" svg:y1="14.334cm" svg:x2="17.869cm" svg:y2="12.564cm" draw:start-shape="id45" draw:start-glue-point="1" draw:end-shape="id46" draw:end-glue-point="3" svg:d="M13065 14334l4804-1770" svg:viewBox="0 0 4805 1771">
          <text:p/>
        </draw:connector>
        <draw:connector draw:style-name="gr31" draw:text-style-name="P11" xml:id="id68" draw:id="id68" draw:layer="layout" draw:type="line" svg:x1="21.809cm" svg:y1="11.35cm" svg:x2="23.903cm" svg:y2="11.406cm" draw:start-shape="id47" draw:start-glue-point="1" draw:end-shape="id48" draw:end-glue-point="3" svg:d="M21809 11350l2094 56" svg:viewBox="0 0 2095 57">
          <text:p/>
        </draw:connector>
        <draw:connector draw:style-name="gr31" draw:text-style-name="P11" draw:layer="layout" svg:x1="25.765cm" svg:y1="11.463cm" svg:x2="22.232cm" svg:y2="15.108cm" draw:start-shape="id49" draw:start-glue-point="1" draw:end-shape="id50" draw:end-glue-point="1" svg:d="M25765 11463h501v3645h-4034" svg:viewBox="0 0 4035 3646">
          <text:p/>
        </draw:connector>
        <draw:connector draw:style-name="gr50" draw:text-style-name="P30" draw:layer="layout" svg:x1="12.951cm" svg:y1="6.158cm" svg:x2="18.179cm" svg:y2="11.726cm" draw:start-shape="id37" draw:start-glue-point="11" draw:end-shape="id51" draw:end-glue-point="0" svg:d="M12951 6158v-707h5228v6275" svg:viewBox="0 0 5229 6276">
          <text:p text:style-name="P16"><text:span text:style-name="T13">Immediate</text:span></text:p>
        </draw:connector>
        <draw:connector draw:style-name="gr31" draw:text-style-name="P11" draw:layer="layout" draw:type="line" svg:x1="16.462cm" svg:y1="10.115cm" svg:x2="20.064cm" svg:y2="10.892cm" draw:start-shape="id52" draw:start-glue-point="1" draw:end-shape="id53" draw:end-glue-point="3" svg:d="M16462 10115l3602 777" svg:viewBox="0 0 3603 778">
          <text:p/>
        </draw:connector>
        <draw:connector draw:style-name="gr53" draw:text-style-name="P11" xml:id="id55" draw:id="id55" draw:layer="layout" draw:type="line" svg:x1="12.685cm" svg:y1="12.122cm" svg:x2="12.832cm" svg:y2="10.451cm" draw:start-shape="id54" draw:start-glue-point="1" svg:d="M12685 12122l147-1671" svg:viewBox="0 0 148 1672">
          <text:p/>
        </draw:connector>
        <draw:connector draw:style-name="gr31" draw:text-style-name="P11" draw:layer="layout" draw:type="line" svg:x1="12.832cm" svg:y1="10.451cm" svg:x2="13.8cm" svg:y2="10.205cm" draw:start-shape="id55" draw:start-glue-point="3" draw:end-shape="id56" draw:end-glue-point="3" svg:d="M12832 10451l968-246" svg:viewBox="0 0 969 247">
          <text:p/>
        </draw:connector>
        <draw:connector draw:style-name="gr54" draw:text-style-name="P11" draw:layer="layout" draw:type="curve" svg:x1="11.014cm" svg:y1="10.953cm" svg:x2="11.795cm" svg:y2="12.417cm" draw:start-shape="id57" draw:start-glue-point="0" draw:end-shape="id58" draw:end-glue-point="6" svg:d="M11014 10953c0 976 260 1464 781 1464" svg:viewBox="0 0 782 1465">
          <text:p/>
        </draw:connector>
        <draw:connector draw:style-name="gr55" draw:text-style-name="P11" xml:id="id60" draw:id="id60" draw:layer="layout" draw:type="line" svg:x1="17.162cm" svg:y1="11.251cm" svg:x2="17.198cm" svg:y2="13.435cm" draw:start-shape="id59" draw:start-glue-point="0" svg:d="M17162 11251l36 2184" svg:viewBox="0 0 37 2185">
          <text:p/>
        </draw:connector>
        <draw:connector draw:style-name="gr49" draw:text-style-name="P11" draw:layer="layout" draw:type="line" svg:x1="17.198cm" svg:y1="13.435cm" svg:x2="23.945cm" svg:y2="12.246cm" draw:start-shape="id60" draw:start-glue-point="3" draw:end-shape="id61" draw:end-glue-point="3" svg:d="M17198 13435l6747-1189" svg:viewBox="0 0 6748 1190">
          <text:p/>
        </draw:connector>
        <draw:connector draw:style-name="gr36" draw:text-style-name="P30" draw:layer="layout" draw:type="line" svg:x1="12.951cm" svg:y1="7.151cm" svg:x2="15.066cm" svg:y2="9.536cm" draw:start-shape="id37" draw:start-glue-point="9" draw:end-shape="id62" draw:end-glue-point="0" svg:d="M12951 7151l2115 2385" svg:viewBox="0 0 2116 2386">
          <text:p text:style-name="P16"><text:span text:style-name="T13">regWrite</text:span></text:p>
        </draw:connector>
        <draw:connector draw:style-name="gr36" draw:text-style-name="P30" draw:layer="layout" draw:type="line" svg:x1="12.682cm" svg:y1="7.349cm" svg:x2="12.21cm" svg:y2="11.599cm" draw:start-shape="id37" draw:start-glue-point="12" draw:end-shape="id63" draw:end-glue-point="0" svg:d="M12682 7349l-472 4250" svg:viewBox="0 0 473 4251">
          <text:p text:style-name="P16"><text:span text:style-name="T13">SwapRW</text:span></text:p>
        </draw:connector>
        <draw:connector draw:style-name="gr36" draw:text-style-name="P32" draw:layer="layout" draw:type="line" svg:x1="5.747cm" svg:y1="6.835cm" svg:x2="6.734cm" svg:y2="6.836cm" draw:end-shape="id64" draw:end-glue-point="3" svg:d="M5747 6835l987 1" svg:viewBox="0 0 988 2">
          <text:p text:style-name="P17"><text:span text:style-name="T13">1</text:span></text:p>
        </draw:connector>
        <draw:connector draw:style-name="gr31" draw:text-style-name="P11" draw:layer="layout" svg:x1="4.88cm" svg:y1="11.275cm" svg:x2="6.734cm" svg:y2="5.566cm" draw:start-shape="id65" draw:start-glue-point="0" draw:end-shape="id66" draw:end-glue-point="3" svg:d="M4880 11275v-5709h1854" svg:viewBox="0 0 1855 5710">
          <text:p/>
        </draw:connector>
        <draw:frame draw:style-name="gr56" draw:text-style-name="P33" draw:layer="layout" svg:width="2.794cm" svg:height="1.778cm" svg:x="24.146cm" svg:y="1cm">
          <draw:text-box>
            <text:p><text:span text:style-name="T1">L</text:span><text:span text:style-name="T1">w</text:span><text:span text:style-name="T1"> </text:span><text:span text:style-name="T1">$</text:span><text:span text:style-name="T1">1</text:span><text:span text:style-name="T1">,</text:span><text:span text:style-name="T1"> </text:span><text:span text:style-name="T1">5</text:span><text:span text:style-name="T1">(</text:span><text:span text:style-name="T1">$</text:span><text:span text:style-name="T1">2</text:span><text:span text:style-name="T1">)</text:span><text:span text:style-name="T1">;</text:span></text:p>
            <text:p><text:span text:style-name="T1">$</text:span><text:span text:style-name="T1">1</text:span><text:span text:style-name="T1"> </text:span><text:span text:style-name="T1">=</text:span><text:span text:style-name="T1"> </text:span><text:span text:style-name="T1">m</text:span><text:span text:style-name="T1">e</text:span><text:span text:style-name="T1">m</text:span><text:span text:style-name="T1">[</text:span><text:span text:style-name="T1">$</text:span><text:span text:style-name="T1">2</text:span><text:span text:style-name="T1"> </text:span><text:span text:style-name="T1">+</text:span><text:span text:style-name="T1"> </text:span><text:span text:style-name="T1">5</text:span><text:span text:style-name="T1">]</text:span><text:span text:style-name="T1">;</text:span></text:p>
            <text:p><text:span text:style-name="T1"/></text:p>
            <text:p><text:span text:style-name="T1">$</text:span><text:span text:style-name="T1">1</text:span><text:span text:style-name="T1"> </text:span><text:span text:style-name="T1">=</text:span><text:span text:style-name="T1"> </text:span><text:span text:style-name="T1">[</text:span><text:span text:style-name="T1">1</text:span><text:span text:style-name="T1">1</text:span><text:span text:style-name="T1">:</text:span><text:span text:style-name="T1">6</text:span><text:span text:style-name="T1">]</text:span><text:span text:style-name="T1"> </text:span><text:span text:style-name="T1">:</text:span><text:span text:style-name="T1"> </text:span><text:span text:style-name="T1">w</text:span><text:span text:style-name="T1">r</text:span><text:span text:style-name="T1">i</text:span><text:span text:style-name="T1">t</text:span><text:span text:style-name="T1">e</text:span><text:span text:style-name="T1">A</text:span><text:span text:style-name="T1">d</text:span><text:span text:style-name="T1">r</text:span></text:p>
            <text:p><text:span text:style-name="T1">$</text:span><text:span text:style-name="T1">2</text:span><text:span text:style-name="T1"> </text:span><text:span text:style-name="T1">=</text:span><text:span text:style-name="T1"> </text:span><text:span text:style-name="T1">[</text:span><text:span text:style-name="T1">1</text:span><text:span text:style-name="T1">7</text:span><text:span text:style-name="T1">:</text:span><text:span text:style-name="T1">1</text:span><text:span text:style-name="T1">2</text:span><text:span text:style-name="T1">]</text:span><text:span text:style-name="T1"> </text:span><text:span text:style-name="T1">:</text:span><text:span text:style-name="T1"> </text:span><text:span text:style-name="T1">b</text:span><text:span text:style-name="T1">a</text:span><text:span text:style-name="T1">s</text:span><text:span text:style-name="T1">e</text:span></text:p>
            <text:p><text:span text:style-name="T1">5</text:span><text:span text:style-name="T1"> </text:span><text:span text:style-name="T1">=</text:span><text:span text:style-name="T1"> </text:span><text:span text:style-name="T1">[</text:span><text:span text:style-name="T1">6</text:span><text:span text:style-name="T1">3</text:span><text:span text:style-name="T1">:</text:span><text:span text:style-name="T1">1</text:span><text:span text:style-name="T1">8</text:span><text:span text:style-name="T1">]</text:span><text:span text:style-name="T1"> </text:span><text:span text:style-name="T1">:</text:span><text:span text:style-name="T1"> </text:span><text:span text:style-name="T1">o</text:span><text:span text:style-name="T1">f</text:span><text:span text:style-name="T1">f</text:span><text:span text:style-name="T1">s</text:span><text:span text:style-name="T1">e</text:span><text:span text:style-name="T1">t</text:span></text:p>
          </draw:text-box>
        </draw:frame>
        <draw:frame draw:style-name="gr57" draw:text-style-name="P33" draw:layer="layout" svg:width="2.794cm" svg:height="2.155cm" svg:x="24.114cm" svg:y="2.905cm">
          <draw:text-box>
            <text:p><text:span text:style-name="T1">S</text:span><text:span text:style-name="T1">w</text:span><text:span text:style-name="T1"> </text:span><text:span text:style-name="T1">$</text:span><text:span text:style-name="T1">1</text:span><text:span text:style-name="T1">,</text:span><text:span text:style-name="T1"> </text:span><text:span text:style-name="T1">5</text:span><text:span text:style-name="T1">(</text:span><text:span text:style-name="T1">$</text:span><text:span text:style-name="T1">2</text:span><text:span text:style-name="T1">)</text:span><text:span text:style-name="T1">;</text:span></text:p>
            <text:p><text:span text:style-name="T1">M</text:span><text:span text:style-name="T1">e</text:span><text:span text:style-name="T1">m</text:span><text:span text:style-name="T1">[</text:span><text:span text:style-name="T1">$</text:span><text:span text:style-name="T1">2</text:span><text:span text:style-name="T1"> </text:span><text:span text:style-name="T1">+</text:span><text:span text:style-name="T1"> </text:span><text:span text:style-name="T1">5</text:span><text:span text:style-name="T1">]</text:span><text:span text:style-name="T1"> </text:span><text:span text:style-name="T1">=</text:span><text:span text:style-name="T1"> </text:span><text:span text:style-name="T1">$</text:span><text:span text:style-name="T1">1</text:span></text:p>
            <text:p><text:span text:style-name="T1">;</text:span></text:p>
            <text:p><text:span text:style-name="T1">$</text:span><text:span text:style-name="T1">2</text:span><text:span text:style-name="T1"> </text:span><text:span text:style-name="T1">=</text:span><text:span text:style-name="T1"> </text:span><text:span text:style-name="T1">b</text:span><text:span text:style-name="T1">a</text:span><text:span text:style-name="T1">s</text:span><text:span text:style-name="T1">e</text:span><text:span text:style-name="T1">;</text:span></text:p>
            <text:p><text:span text:style-name="T1">$</text:span><text:span text:style-name="T1">1</text:span><text:span text:style-name="T1"> </text:span><text:span text:style-name="T1">=</text:span><text:span text:style-name="T1"> </text:span><text:span text:style-name="T1">[</text:span><text:span text:style-name="T1">1</text:span><text:span text:style-name="T1">1</text:span><text:span text:style-name="T1">:</text:span><text:span text:style-name="T1">6</text:span><text:span text:style-name="T1">]</text:span><text:span text:style-name="T1"> </text:span><text:span text:style-name="T1">:</text:span><text:span text:style-name="T1"> </text:span><text:span text:style-name="T1">r</text:span><text:span text:style-name="T1">e</text:span><text:span text:style-name="T1">g</text:span><text:span text:style-name="T1">[</text:span><text:span text:style-name="T1">$</text:span><text:span text:style-name="T1">1</text:span><text:span text:style-name="T1">]</text:span><text:span text:style-name="T1">.</text:span><text:span text:style-name="T1">d</text:span><text:span text:style-name="T1">a</text:span><text:span text:style-name="T1">t</text:span></text:p>
            <text:p><text:span text:style-name="T1">5</text:span><text:span text:style-name="T1">:</text:span><text:span text:style-name="T1"> </text:span><text:span text:style-name="T1">[</text:span><text:span text:style-name="T1">6</text:span><text:span text:style-name="T1">3</text:span><text:span text:style-name="T1">:</text:span><text:span text:style-name="T1">1</text:span><text:span text:style-name="T1">8</text:span><text:span text:style-name="T1">]</text:span><text:span text:style-name="T1"> </text:span><text:span text:style-name="T1">:</text:span><text:span text:style-name="T1"> </text:span><text:span text:style-name="T1">o</text:span><text:span text:style-name="T1">f</text:span><text:span text:style-name="T1">f</text:span><text:span text:style-name="T1">s</text:span><text:span text:style-name="T1">e</text:span><text:span text:style-name="T1">t</text:span></text:p>
            <text:p><text:span text:style-name="T1"/></text:p>
            <text:p><text:span text:style-name="T1"/></text:p>
          </draw:text-box>
        </draw:frame>
        <draw:connector draw:style-name="gr50" draw:text-style-name="P30" draw:layer="layout" draw:line-skew="-0.52cm 7.507cm 2.445cm" svg:x1="12.367cm" svg:y1="5.953cm" svg:x2="25.574cm" svg:y2="12.46cm" draw:start-shape="id37" draw:start-glue-point="4" draw:end-shape="id67" draw:end-glue-point="2" svg:d="M12367 5953v-1022h14167v10474h-960v-2945" svg:viewBox="0 0 14168 10475">
          <text:p text:style-name="P16"><text:span text:style-name="T13">memWrite</text:span></text:p>
        </draw:connector>
        <draw:g>
          <draw:glue-point draw:id="4" svg:x="-4.959cm" svg:y="2.661cm"/>
          <draw:glue-point draw:id="5" svg:x="-4.959cm" svg:y="3.436cm"/>
          <draw:glue-point draw:id="6" svg:x="-4.959cm" svg:y="1.895cm"/>
          <draw:glue-point draw:id="7" svg:x="-2.743cm" svg:y="5cm"/>
          <draw:glue-point draw:id="8" svg:x="-4.936cm" svg:y="-2.962cm"/>
          <draw:polygon draw:style-name="gr26" draw:text-style-name="P1" draw:layer="layout" svg:width="0.87cm" svg:height="1.265cm" svg:x="21.466cm" svg:y="14.212cm" svg:viewBox="0 0 871 1266" draw:points="726,0 726,0 735,0 745,1 755,3 764,5 773,8 781,11 790,15 799,20 806,25 814,30 822,36 828,43 835,50 841,57 847,65 851,73 856,82 860,90 863,99 866,108 868,117 869,127 871,137 871,146 871,1119 871,1120 871,1129 869,1139 868,1149 866,1158 863,1167 860,1176 856,1184 851,1193 847,1201 841,1209 835,1216 828,1223 822,1230 814,1236 806,1241 799,1246 790,1251 781,1255 773,1258 764,1261 755,1263 745,1265 735,1266 726,1266 145,1266 145,1266 136,1266 126,1265 117,1263 107,1261 98,1258 90,1255 81,1251 72,1246 65,1241 57,1236 50,1230 43,1223 36,1216 30,1209 24,1201 20,1193 15,1184 11,1176 8,1167 5,1158 3,1149 2,1139 0,1129 0,1120 0,146 0,146 0,146 0,137 2,127 3,117 5,108 8,99 11,90 15,82 20,73 24,65 30,57 36,50 43,43 50,36 57,30 65,25 72,20 81,15 90,11 98,8 107,5 117,3 126,1 136,0 145,0">
            <text:p/>
          </draw:polygon>
          <draw:polygon draw:style-name="gr27" draw:text-style-name="P2" draw:layer="layout" svg:width="0.187cm" svg:height="0.145cm" svg:x="21.95cm" svg:y="14.792cm" svg:viewBox="0 0 188 146" draw:points="105,146 105,55 105,50 106,46 106,41 107,38 107,34 108,31 109,30 110,28 110,27 110,26 111,26 113,24 113,23 114,23 115,22 116,21 117,21 119,21 120,20 121,19 124,19 128,19 131,19 133,19 135,19 136,19 139,19 140,19 142,20 143,21 145,21 146,22 148,23 149,24 150,25 151,26 153,27 154,28 155,30 156,31 157,33 158,35 159,36 161,40 161,44 162,48 163,53 164,58 164,63 164,146 187,146 187,33 187,13 188,6 188,4 188,3 166,3 166,3 166,3 166,4 165,6 165,13 164,27 164,27 162,23 161,20 158,17 156,14 154,11 151,9 149,8 147,6 145,4 142,4 139,2 136,1 132,1 129,1 126,0 123,0 119,0 115,1 112,1 108,1 105,3 103,4 100,5 97,6 96,7 95,9 94,9 93,10 91,12 89,15 88,18 87,21 85,23 84,27 84,27 82,23 80,21 78,17 75,15 73,12 71,10 68,8 66,6 63,5 61,4 58,2 55,1 51,1 48,1 44,0 41,0 36,0 30,1 27,1 24,2 22,3 21,4 18,4 17,6 15,6 14,8 12,9 11,11 10,12 8,14 7,15 6,16 5,19 5,21 4,23 2,27 1,32 0,38 0,44 0,51 0,146 23,146 23,55 23,50 24,46 24,41 24,38 25,34 27,31 27,30 27,28 28,27 29,26 30,26 30,24 31,23 32,23 33,22 34,21 36,21 36,21 38,20 40,19 43,19 46,19 49,19 52,19 55,19 56,19 58,19 59,20 62,21 63,21 64,22 65,23 67,23 68,25 70,26 71,27 72,28 73,30 74,31 75,33 77,36 78,40 80,44 81,48 81,53 81,58 81,63 81,146">
            <text:p/>
          </draw:polygon>
          <draw:polygon draw:style-name="gr27" draw:text-style-name="P2" draw:layer="layout" svg:width="0.113cm" svg:height="0.145cm" svg:x="21.802cm" svg:y="14.794cm" svg:viewBox="0 0 114 146" draw:points="90,0 90,90 90,97 90,100 90,103 89,106 89,108 88,110 87,112 87,115 86,116 85,118 84,120 83,120 81,122 81,123 79,124 77,125 75,125 74,126 71,127 69,127 67,127 64,127 61,127 57,127 53,127 51,126 49,125 48,125 45,125 44,124 42,122 41,122 39,121 38,120 36,118 36,117 34,115 33,114 32,112 31,111 29,109 28,105 26,102 26,97 25,93 24,88 24,83 24,0 1,0 1,112 1,132 0,139 0,142 0,143 22,143 22,143 22,142 23,142 23,139 23,133 23,119 23,119 26,122 28,125 30,128 33,131 35,134 37,136 40,138 42,139 45,141 48,142 51,143 55,144 58,144 61,145 65,145 69,146 74,145 80,145 85,144 89,142 91,142 93,141 95,140 97,139 99,138 100,137 102,135 103,134 105,132 106,131 107,129 108,127 109,125 109,123 111,118 112,113 113,107 114,102 114,95 114,0">
            <text:p/>
          </draw:polygon>
          <draw:polygon draw:style-name="gr27" draw:text-style-name="P2" draw:layer="layout" svg:width="0.128cm" svg:height="0.142cm" svg:x="21.653cm" svg:y="14.794cm" svg:viewBox="0 0 129 143" draw:points="27,143 65,84 104,143 129,143 79,70 127,0 101,0 65,56 30,0 3,0 51,69 0,143">
            <text:p/>
          </draw:polygon>
        </draw:g>
        <draw:polygon draw:style-name="gr28" draw:text-style-name="P6" xml:id="id50" draw:id="id50" draw:layer="layout" svg:width="0.068cm" svg:height="0.103cm" svg:x="22.163cm" svg:y="15.056cm" svg:viewBox="0 0 69 104" draw:points="69,104 69,93 41,93 41,13 66,29 66,17 39,0 26,0 26,93 0,93 0,104">
          <text:p/>
        </draw:polygon>
        <draw:path draw:style-name="gr28" draw:text-style-name="P6" xml:id="id69" draw:id="id69" draw:layer="layout" svg:width="0.076cm" svg:height="0.106cm" svg:x="22.162cm" svg:y="14.43cm" svg:viewBox="0 0 77 107" svg:d="M0 53v7 5l1 6 1 5 2 5 1 4 3 5v1l2 2 1 2 1 1 2 1 1 2 2 1 1 1 2 1 1 1 3 1 1 1h3l2 1h2l2 1h2 3 2 3l2-1h1l3-1h2l1-1 3-1 1-1h2l1-2 2-1 1-2 2-1 1-1 1-2 2-2v-1l3-5 1-4 2-5v-5l1-6 1-5v-7-6l-1-6-1-6v-5l-2-5-1-4-2-4-1-2-1-1-2-3-1-1-1-1-1-1-2-2-2-1-2-1h-1l-3-1-1-1-2-1h-3-2l-2-1h-5-4l-3 1h-2-2l-2 1-2 1-2 1h-2l-1 1-2 1-1 2-2 1-1 1-1 2-2 2-1 1-1 2-2 4-2 5-1 4-1 6-1 5v6zM15 53v-5-5-5-4l1-4 2-4v-3l1-1 1-1 1-1v-1l1-2 1-1h1l1-1 1-1h2v-1l2-1 1-1h1 2 1 2 1 2 1 2 1 2l1 1 1 1 2 1 2 1 1 1 2 1 1 2 1 2 1 1v1l1 3 1 4 1 4 1 4 1 5v5 5 6 4l-1 5-1 5-1 3-1 4-1 3-1 2-1 2-1 1-1 1-1 1v1l-1 1-2 1-2 1-1 1h-1-2-1l-2 1h-1-2-1-2l-1-1h-1-2-1l-1-1-1-1h-1l-2-1-1-1v-1l-2-1-1-1v-1l-1-2-2-2v-3l-1-4-1-4-1-4v-5-5z">
          <text:p/>
        </draw:path>
        <draw:g xml:id="id70" draw:id="id70">
          <draw:path draw:style-name="gr9" draw:text-style-name="P5" draw:layer="layout" svg:width="0.075cm" svg:height="0.082cm" svg:x="21.588cm" svg:y="14.76cm" svg:viewBox="0 0 76 83" svg:d="M0 41v5l1 5v5l1 4 2 3v2l1 2 1 1 1 2 1 1 2 2h1l1 2 2 1 1 1 2 1h1l2 1 2 1h1l3 1 4 1 3 1h5 5l4-1h2l2-1 2-1h2l1-1 2-1h1l2-1 1-2h2l1-2 1-1 2-2v-1l2-1 1-2v-2l1-1 2-4v-4l1-4 1-5v-5-5l-1-5-1-4v-4l-2-4-1-3-3-3-2-3-2-2-3-2-3-2-3-1-4-2h-4l-4-1h-5-5l-4 1h-5l-1 1-2 1h-2l-2 1-1 1-2 1h-1l-2 2v1l-2 1-1 1-1 2-1 1-1 2-1 1v2l-2 4-1 4v4l-1 5zM14 41l1-4v-4-3l1-3 1-3v-3h1l1-2h1v-2-1h1l1-1 1-1h1l1-1 1-1 1-1h1 2l2-1h3 2 3 3l2 1h1 1 2v1l1 1 2 1 1 1 1 1h1v1l1 2h1l1 2v1l1 2 1 3v4l1 2v4 4 4 3l-1 4v3l-1 3-1 2-1 3-1 1-1 1-1 2-1 1h-1v1l-1 1h-2l-1 1-2 1h-1l-1 1h-1-2-2-3-3l-2-1h-1l-1-1h-2v-1h-2l-1-1-1-1-1-1-1-1-1-1v-1l-1-1-1-1v-2l-1-2-1-2-1-4v-3-4z">
            <text:p/>
          </draw:path>
          <draw:polygon draw:style-name="gr9" draw:text-style-name="P5" draw:layer="layout" svg:width="0.068cm" svg:height="0.08cm" svg:x="21.501cm" svg:y="14.761cm" svg:viewBox="0 0 69 81" draw:points="55,0 55,51 55,54 55,56 55,58 54,59 54,60 54,62 53,63 52,64 52,65 51,65 51,66 50,67 49,68 48,68 48,69 47,70 45,70 45,70 43,70 42,70 40,70 39,71 37,71 35,70 32,70 31,70 30,70 29,70 28,69 27,69 26,68 25,68 24,67 23,67 23,66 22,65 21,64 20,63 20,63 19,62 19,60 17,59 16,56 16,54 16,52 15,49 15,46 15,0 1,0 1,63 0,74 0,78 0,79 0,80 14,80 14,80 14,80 14,79 14,78 14,74 14,66 15,66 16,68 17,70 19,72 20,73 21,75 23,75 24,77 26,78 28,78 29,79 31,80 33,80 36,80 37,81 39,81 42,81 45,81 48,80 51,80 54,80 55,79 57,78 58,78 59,78 60,77 61,76 61,75 62,75 63,74 64,73 64,72 65,71 66,70 67,68 67,66 68,63 68,60 69,57 69,53 69,0">
            <text:p/>
          </draw:polygon>
          <draw:polygon draw:style-name="gr9" draw:text-style-name="P5" draw:layer="layout" svg:width="0.04cm" svg:height="0.097cm" svg:x="21.447cm" svg:y="14.744cm" svg:viewBox="0 0 41 98" draw:points="0,97 1,97 3,97 5,98 7,98 9,98 11,98 12,98 14,98 16,98 18,98 20,98 21,97 23,97 24,96 26,95 27,94 28,93 29,92 30,90 30,88 30,87 31,85 31,83 31,80 31,28 41,28 41,18 30,18 27,0 17,0 17,18 1,18 1,27 17,27 17,78 17,79 17,80 17,81 17,83 16,83 16,84 16,85 16,85 15,85 15,85 15,85 14,86 14,86 14,87 14,87 14,87 13,87 13,88 12,88 12,88 11,88 11,88 9,88 8,88 8,88 7,88 4,88 2,88 0,87">
            <text:p/>
          </draw:polygon>
        </draw:g>
        <draw:polygon draw:style-name="gr29" draw:text-style-name="P6" xml:id="id72" draw:id="id72" draw:layer="layout" svg:width="0.069cm" svg:height="0.082cm" svg:x="21.887cm" svg:y="14.27cm" svg:viewBox="0 0 70 83" draw:points="0,59 0,62 0,63 0,64 1,65 1,67 1,68 2,69 2,70 3,71 4,72 5,73 5,74 7,75 8,75 9,76 10,77 11,78 14,79 17,80 20,81 23,82 27,82 30,83 34,83 38,83 42,83 45,82 49,81 51,80 54,80 56,79 59,78 60,77 61,76 62,75 62,75 64,74 65,73 65,73 66,71 67,70 67,69 68,67 69,65 70,63 58,60 57,62 56,63 56,65 55,65 55,65 54,66 54,67 53,68 52,68 52,68 52,69 51,69 50,70 49,70 47,70 45,71 43,72 41,72 39,73 37,73 34,73 32,73 29,73 27,72 25,72 23,71 21,70 21,70 20,70 19,70 18,69 17,69 17,68 17,68 16,68 16,67 15,67 15,66 14,65 14,65 14,64 14,63 14,63 14,63 14,62 14,60 14,59 14,58 14,57 14,57 14,56 14,56 14,56 14,55 15,54 15,54 16,53 16,53 17,53 17,53 17,52 19,51 20,51 21,50 23,49 24,48 26,48 28,48 38,45 44,43 49,42 51,41 52,41 54,40 56,39 57,38 58,38 59,37 60,36 61,35 62,34 63,33 64,32 65,31 65,30 65,29 66,28 66,26 66,25 66,23 67,22 66,20 66,19 66,17 65,16 65,15 65,14 65,13 64,11 63,11 62,10 62,9 61,8 60,7 59,6 59,6 57,5 56,4 55,4 54,4 51,2 48,1 45,1 42,1 38,0 34,0 30,0 27,0 24,1 21,1 19,2 16,3 14,4 11,5 11,5 10,6 9,6 8,7 7,8 6,9 5,10 5,11 5,11 4,13 3,14 2,15 1,17 1,19 14,21 14,20 14,19 14,19 15,18 15,17 16,17 16,16 17,16 17,16 17,15 18,14 19,14 21,13 21,12 23,11 24,11 27,11 28,11 30,10 32,10 34,10 37,10 39,10 40,11 43,11 44,11 46,11 47,12 48,12 48,13 49,13 49,14 49,14 50,14 51,15 51,15 52,16 52,16 52,16 52,17 52,18 52,19 52,19 52,20 52,21 52,21 52,22 52,23 52,23 52,24 52,25 52,26 52,26 51,26 50,27 50,28 49,28 49,28 48,29 47,30 46,30 46,31 44,31 43,31 40,32 35,33 30,35 24,36 20,37 17,38 15,39 14,40 12,40 11,41 10,41 9,42 8,43 8,43 6,44 5,45 5,46 5,46 4,47 3,48 2,48 2,49 1,50 1,51 1,52 1,53 0,53 0,55 0,56 0,57 0,58">
          <text:p/>
        </draw:polygon>
        <draw:connector draw:style-name="gr31" draw:text-style-name="P11" draw:layer="layout" svg:x1="22.856cm" svg:y1="11.378cm" svg:x2="22.239cm" svg:y2="14.483cm" draw:start-shape="id68" draw:start-glue-point="0" draw:end-shape="id69" draw:end-glue-point="1" svg:d="M22856 11378v3105h-617" svg:viewBox="0 0 618 3106">
          <text:p/>
        </draw:connector>
        <draw:connector draw:style-name="gr31" draw:text-style-name="P11" draw:layer="layout" draw:line-skew="-0.098cm" svg:x1="21.447cm" svg:y1="14.793cm" svg:x2="13.79cm" svg:y2="12.367cm" draw:start-shape="id70" draw:start-glue-point="3" draw:end-shape="id71" draw:end-glue-point="3" svg:d="M21447 14793h-8255v-2426h598" svg:viewBox="0 0 8256 2427">
          <text:p/>
        </draw:connector>
        <draw:connector draw:style-name="gr50" draw:text-style-name="P30" draw:layer="layout" svg:x1="13.064cm" svg:y1="6.968cm" svg:x2="21.922cm" svg:y2="14.27cm" draw:start-shape="id37" draw:start-glue-point="14" draw:end-shape="id72" draw:end-glue-point="0" svg:d="M13064 6968h8858v7302" svg:viewBox="0 0 8859 7303">
          <text:p text:style-name="P16"><text:span text:style-name="T13">memToReg</text:span></text:p>
        </draw:connector>
        <draw:g xml:id="id75" draw:id="id75">
          <draw:glue-point draw:id="4" svg:x="-5cm" svg:y="2.693cm"/>
          <draw:glue-point draw:id="5" svg:x="-5cm" svg:y="3.462cm"/>
          <draw:glue-point draw:id="6" svg:x="-5cm" svg:y="1.924cm"/>
          <draw:glue-point draw:id="7" svg:x="-2.779cm" svg:y="5cm"/>
          <draw:polygon draw:style-name="gr26" draw:text-style-name="P1" draw:layer="layout" svg:width="0.87cm" svg:height="1.265cm" svg:x="10.525cm" svg:y="4.302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0.724cm" svg:y="4.882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0.946cm" svg:y="4.884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1.08cm" svg:y="4.884cm" svg:viewBox="0 0 129 143" draw:points="102,143 64,84 25,143 0,143 50,70 2,0 28,0 64,56 99,0 126,0 78,69 129,143">
            <text:p/>
          </draw:polygon>
        </draw:g>
        <draw:polygon draw:style-name="gr28" draw:text-style-name="P6" draw:layer="layout" svg:width="0.068cm" svg:height="0.103cm" svg:x="10.63cm" svg:y="5.146cm" svg:viewBox="0 0 69 104" draw:points="0,104 0,93 28,93 28,13 3,29 3,17 30,0 43,0 43,93 69,93 69,104">
          <text:p/>
        </draw:polygon>
        <draw:path draw:style-name="gr28" draw:text-style-name="P6" xml:id="id74" draw:id="id74" draw:layer="layout" svg:width="0.076cm" svg:height="0.106cm" svg:x="10.623cm" svg:y="4.52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79" draw:id="id79">
          <draw:path draw:style-name="gr9" draw:text-style-name="P5" draw:layer="layout" svg:width="0.075cm" svg:height="0.082cm" svg:x="11.197cm" svg:y="4.85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1.291cm" svg:y="4.851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1.373cm" svg:y="4.834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77" draw:id="id77" draw:layer="layout" svg:width="0.069cm" svg:height="0.082cm" svg:x="10.905cm" svg:y="4.36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58" draw:text-style-name="P16" draw:layer="layout" svg:x1="8.366cm" svg:y1="6.21cm" svg:x2="10.623cm" svg:y2="4.573cm" draw:start-shape="id73" draw:start-glue-point="1" draw:end-shape="id74" draw:end-glue-point="3" svg:d="M8366 6210h1129v-1637h1128" svg:viewBox="0 0 2258 1638">
          <text:p/>
        </draw:connector>
        <draw:connector draw:style-name="gr59" draw:text-style-name="P34" draw:layer="layout" draw:type="line" svg:x1="8.238cm" svg:y1="11.331cm" svg:x2="10.525cm" svg:y2="5.275cm" draw:start-shape="id34" draw:start-glue-point="1" draw:end-shape="id75" draw:end-glue-point="4" svg:d="M8238 11331l2287-6056" svg:viewBox="0 0 2288 6057">
          <text:p text:style-name="P16"><text:span text:style-name="T15">[33:18]</text:span></text:p>
        </draw:connector>
        <draw:connector draw:style-name="gr31" draw:text-style-name="P11" draw:layer="layout" draw:type="line" svg:x1="10.906cm" svg:y1="3.285cm" svg:x2="10.94cm" svg:y2="4.36cm" draw:start-shape="id76" draw:start-glue-point="6" draw:end-shape="id77" draw:end-glue-point="0" svg:d="M10906 3285l34 1075" svg:viewBox="0 0 35 1076">
          <text:p/>
        </draw:connector>
        <draw:connector draw:style-name="gr31" draw:text-style-name="P11" draw:layer="layout" draw:line-skew="0cm -0.26cm" svg:x1="21.067cm" svg:y1="10.801cm" svg:x2="11.032cm" svg:y2="2.779cm" draw:start-shape="id78" draw:start-glue-point="1" draw:end-shape="id76" draw:end-glue-point="7" svg:d="M21067 10801h501v-8785h-10536v763" svg:viewBox="0 0 10537 8786">
          <text:p/>
        </draw:connector>
        <draw:connector draw:style-name="gr60" draw:text-style-name="P35" draw:layer="layout" draw:line-skew="0cm 0cm -0.768cm" svg:x1="11.782cm" svg:y1="6.158cm" svg:x2="10.78cm" svg:y2="2.779cm" draw:start-shape="id37" draw:start-glue-point="5" draw:end-shape="id76" draw:end-glue-point="8" svg:d="M11782 6158v-1475h134v-3175h-1136v1271" svg:viewBox="0 0 1137 4651">
          <text:p text:style-name="P17"><text:span text:style-name="T13">bra</text:span><text:span text:style-name="T13">nc</text:span><text:span text:style-name="T13">h</text:span></text:p>
        </draw:connector>
        <draw:connector draw:style-name="gr61" draw:text-style-name="P11" draw:layer="layout" draw:line-skew="0.262cm -7.192cm -0.066cm" svg:x1="11.414cm" svg:y1="4.883cm" svg:x2="2.201cm" svg:y2="11.294cm" draw:start-shape="id79" draw:start-glue-point="1" draw:end-shape="id80" draw:end-glue-point="3" svg:d="M11414 4883h762v-4010h-10541v10421h566" svg:viewBox="0 0 10542 10422">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9T16:50:43.139882575</meta:creation-date>
    <dc:date>2020-02-14T11:26:21.358544532</dc:date>
    <meta:editing-duration>P1DT12H9M15S</meta:editing-duration>
    <meta:editing-cycles>91</meta:editing-cycles>
    <meta:generator>LibreOffice/6.4.0.3$Linux_X86_64 LibreOffice_project/40$Build-3</meta:generator>
    <meta:document-statistic meta:object-count="582"/>
  </office:meta>
</office:document-meta>
</file>